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91in"/>
    </style:style>
    <style:style style:name="co3" style:family="table-column">
      <style:table-column-properties fo:break-before="auto" style:column-width="0.5075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1.5634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1.389in"/>
    </style:style>
    <style:style style:name="co8" style:family="table-column">
      <style:table-column-properties fo:break-before="auto" style:column-width="0.5992in"/>
    </style:style>
    <style:style style:name="co9" style:family="table-column">
      <style:table-column-properties fo:break-before="auto" style:column-width="1.0165in"/>
    </style:style>
    <style:style style:name="co10" style:family="table-column">
      <style:table-column-properties fo:break-before="auto" style:column-width="1.3882in"/>
    </style:style>
    <style:style style:name="co11" style:family="table-column">
      <style:table-column-properties fo:break-before="auto" style:column-width="0.6362in"/>
    </style:style>
    <style:style style:name="co12" style:family="table-column">
      <style:table-column-properties fo:break-before="auto" style:column-width="1.0492in"/>
    </style:style>
    <style:style style:name="co13" style:family="table-column">
      <style:table-column-properties fo:break-before="auto" style:column-width="1.0453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3654in" fo:break-before="auto" style:use-optimal-row-height="fals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534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168253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d1d75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3465a4"/>
    </style:style>
    <style:style style:name="ce15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6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 style:data-style-name="N2">
      <style:text-properties style:font-name="Liberation Serif" style:font-name-asian="DejaVu Sans" style:font-name-complex="DejaVu Sans"/>
    </style:style>
    <style:style style:name="ce13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DejaVu Serif" fo:font-size="18pt" style:font-size-asian="18pt" style:font-size-complex="18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DejaVu Serif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fo:color="#168253"/>
    </style:style>
    <style:style style:name="T3" style:family="text">
      <style:text-properties fo:color="#8d1d75"/>
    </style:style>
    <style:style style:name="T4" style:family="tex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interfa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differential" form:control-implementation="ooo:com.sun.star.form.component.CheckBox" xml:id="control1" form:id="control1" form:visual-effect="flat" form:value="yes" form:input-required="false" form:linked-cell="interface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home/yassen/Downloads/engine%20calc.ods/content.xml"/>
                <form:property form:property-name="SecondaryRefValue" office:value-type="string" office:string-value="no"/>
              </form:properties>
            </form:checkbox>
            <form:checkbox form:name="TQ-HP" form:control-implementation="ooo:com.sun.star.form.component.CheckBox" xml:id="control2" form:id="control2" form:visual-effect="flat" form:value="yes" form:input-required="false" form:linked-cell="interface.F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home/yassen/Downloads/engine%20calc.ods/content.xml"/>
                <form:property form:property-name="SecondaryRefValue" office:value-type="string" office:string-value="no"/>
              </form:properties>
            </form:checkbox>
          </form:form>
        </office:forms>
        <table:shapes>
          <draw:control draw:z-index="0" draw:name="Control 1" draw:style-name="gr1" draw:text-style-name="P1" svg:width="0.265in" svg:height="0.2283in" svg:x="3.852in" svg:y="0.3953in" draw:control="control1"/>
        </table:shapes>
        <table:table-column table:style-name="co1" table:default-cell-style-name="ce18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nter the number of gears your transmission has:</text:p>
            <text:p>(ignore reverse) not applicable to CVT</text:p>
          </table:table-cell>
          <table:covered-table-cell table:style-name="ce18"/>
          <table:covered-table-cell table:style-name="ce18" office:value-type="string" calcext:value-type="string">
            <text:p>RPM</text:p>
          </table:covered-table-cell>
          <table:covered-table-cell table:style-name="ce18"/>
          <table:table-cell table:style-name="ce15" office:value-type="float" office:value="10" calcext:value-type="float">
            <text:p>10</text:p>
          </table:table-cell>
          <table:table-cell table:style-name="ce1" table:formula="of:=IF([.E1]&lt;3;&quot;warning: value too low&quot;;IF([.E1]&gt;10;&quot;warning: value too high&quot;;&quot;ok: number of gears is valid&quot;))" office:value-type="string" office:string-value="ok: number of gears is valid" calcext:value-type="string" table:number-columns-spanned="2" table:number-rows-spanned="1">
            <text:p>ok: number of gears is valid</text:p>
          </table:table-cell>
          <table:covered-table-cell table:style-name="ce18"/>
        </table:table-row>
        <table:table-row table:style-name="ro2">
          <table:table-cell table:style-name="ce4" office:value-type="string" calcext:value-type="string" table:number-columns-spanned="4" table:number-rows-spanned="1">
            <text:p>Do you have Transmission and differential gear ratio?</text:p>
          </table:table-cell>
          <table:covered-table-cell table:number-columns-repeated="3" table:style-name="ce18"/>
          <table:table-cell/>
          <table:table-cell table:style-name="ce2" office:value-type="string" calcext:value-type="string">
            <text:p>no</text:p>
          </table:table-cell>
          <table:table-cell table:style-name="ce18"/>
        </table:table-row>
        <table:table-row table:style-name="ro3">
          <table:table-cell table:style-name="ce4" table:formula="of:=IF([.F2]=&quot;yes&quot;;&quot;Enter differential gear ratio&quot;;&quot;&quot;)" table:number-columns-spanned="4" table:number-rows-spanned="1">
            <text:p/>
          </table:table-cell>
          <table:covered-table-cell table:number-columns-repeated="3" table:style-name="ce18"/>
          <table:table-cell table:style-name="ce18" table:number-columns-repeated="3"/>
        </table:table-row>
        <table:table-row table:style-name="ro3">
          <table:table-cell table:style-name="ce4" office:value-type="string" calcext:value-type="string" table:number-columns-spanned="4" table:number-rows-spanned="1">
            <text:p>what is the redline of your car?</text:p>
          </table:table-cell>
          <table:covered-table-cell table:number-columns-repeated="3" table:style-name="ce18"/>
          <table:table-cell office:value-type="float" office:value="8500" calcext:value-type="float">
            <text:p>8500</text:p>
          </table:table-cell>
          <table:table-cell table:style-name="ce18" table:number-columns-repeated="2"/>
        </table:table-row>
        <table:table-row table:style-name="ro3">
          <table:table-cell table:style-name="ce4" office:value-type="string" calcext:value-type="string" table:number-columns-spanned="4" table:number-rows-spanned="1">
            <text:p>do you have torque/horse power data of your car?</text:p>
          </table:table-cell>
          <table:covered-table-cell table:number-columns-repeated="3" table:style-name="ce18"/>
          <table:table-cell>
            <draw:control draw:z-index="1" draw:name="Control 3" draw:style-name="gr1" draw:text-style-name="P1" svg:width="0.265in" svg:height="0.2283in" svg:x="0.3043in" svg:y="0.0736in" draw:control="control2"/>
          </table:table-cell>
          <table:table-cell table:style-name="ce2" office:value-type="string" calcext:value-type="string">
            <text:p>yes</text:p>
          </table:table-cell>
          <table:table-cell table:style-name="ce18"/>
        </table:table-row>
        <table:table-row table:style-name="ro4">
          <table:table-cell table:style-name="ce4" office:value-type="string" calcext:value-type="string" table:number-columns-spanned="4" table:number-rows-spanned="1">
            <text:p><text:span text:style-name="T1">Use this as reference on your tyre</text:span></text:p>
            <text:p><text:span text:style-name="T2">Tyre width</text:span> / <text:span text:style-name="T3">Tyre ratio</text:span> R <text:span text:style-name="T4">Rim size</text:span></text:p>
          </table:table-cell>
          <table:covered-table-cell table:number-columns-repeated="3" table:style-name="ce18"/>
          <table:table-cell table:style-name="ce19" table:formula="of:=CONCATENATE([$interface.A8];&quot; / &quot;;[$interface.B8];&quot; R&quot;;[$interface.C8])" office:value-type="string" office:string-value="215 / 50 R17" calcext:value-type="string" table:number-columns-spanned="3" table:number-rows-spanned="1">
            <text:p>215 / 50 R17</text:p>
          </table:table-cell>
          <table:covered-table-cell table:style-name="ce1"/>
          <table:covered-table-cell table:style-name="ce18"/>
        </table:table-row>
        <table:table-row table:style-name="ro5">
          <table:table-cell table:style-name="ce6" office:value-type="string" calcext:value-type="string">
            <text:p>Tyre width</text:p>
          </table:table-cell>
          <table:table-cell table:style-name="ce10" office:value-type="string" calcext:value-type="string">
            <text:p>Tyre ratio</text:p>
          </table:table-cell>
          <table:table-cell table:style-name="ce11" office:value-type="string" calcext:value-type="string">
            <text:p>Rim size</text:p>
          </table:table-cell>
          <table:table-cell table:style-name="ce18"/>
          <table:table-cell table:style-name="ce1" office:value-type="string" calcext:value-type="string" table:number-columns-spanned="3" table:number-rows-spanned="1">
            <text:p>^ this is what you should see on your tyre ^</text:p>
          </table:table-cell>
          <table:covered-table-cell table:number-columns-repeated="2" table:style-name="ce18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18"/>
          <table:table-cell table:style-name="ce20" table:number-columns-spanned="3" table:number-rows-spanned="1"/>
          <table:covered-table-cell table:number-columns-repeated="2" table:style-name="ce18"/>
        </table:table-row>
        <table:table-row table:style-name="ro5">
          <table:table-cell office:value-type="string" calcext:value-type="string">
            <text:p>Shifts</text:p>
          </table:table-cell>
          <table:table-cell table:style-name="ce2" table:formula="of:=IF([.F2]=&quot;no&quot;;&quot;RPM&quot;;&quot;&quot;)" office:value-type="string" office:string-value="RPM" calcext:value-type="string">
            <text:p>RPM</text:p>
          </table:table-cell>
          <table:table-cell table:style-name="ce2" table:formula="of:=IF([.F2]=&quot;no&quot;;&quot;Speed&quot;;&quot;&quot;)" office:value-type="string" office:string-value="Speed" calcext:value-type="string">
            <text:p>Speed</text:p>
          </table:table-cell>
          <table:table-cell table:style-name="ce2" table:formula="of:=IF([.F2]=&quot;yes&quot;;&quot;Gear ratio&quot;;&quot;&quot;)">
            <text:p/>
          </table:table-cell>
          <table:table-cell table:style-name="ce21" table:formula="of:=IF([.F5]= &quot;yes&quot;;&quot;RPM&quot;;&quot;&quot;)" office:value-type="string" office:string-value="RPM" calcext:value-type="string">
            <text:p>RPM</text:p>
          </table:table-cell>
          <table:table-cell table:style-name="ce21" table:formula="of:=IF([.F5]=&quot;yes&quot;;&quot;Torque&quot;;&quot;&quot;)" office:value-type="string" office:string-value="Torque" calcext:value-type="string">
            <text:p>Torque</text:p>
          </table:table-cell>
          <table:table-cell table:style-name="ce21" table:formula="of:=IF([.F5]= &quot;yes&quot;; &quot;Horse Power&quot;;&quot;&quot;)" office:value-type="string" office:string-value="Horse Power" calcext:value-type="string">
            <text:p>Horse Power</text:p>
          </table:table-cell>
        </table:table-row>
        <table:table-row table:style-name="ro5">
          <table:table-cell table:formula="of:=IF([.E1]&gt;=1;&quot;1st&quot;;&quot;&quot;)" office:value-type="string" office:string-value="1st" calcext:value-type="string">
            <text:p>1st</text:p>
          </table:table-cell>
          <table:table-cell table:style-name="ce2" office:value-type="float" office:value="2050" calcext:value-type="float">
            <text:p>2050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office:value-type="float" office:value="500" calcext:value-type="float">
            <text:p>500</text:p>
          </table:table-cell>
          <table:table-cell table:style-name="ce22" office:value-type="float" office:value="70" calcext:value-type="float">
            <text:p>70.00</text:p>
          </table:table-cell>
          <table:table-cell table:style-name="ce22" office:value-type="float" office:value="5" calcext:value-type="float">
            <text:p>5.00</text:p>
          </table:table-cell>
        </table:table-row>
        <table:table-row table:style-name="ro5">
          <table:table-cell table:formula="of:=IF([.E1]&gt;=2;&quot;2nd&quot;;&quot;&quot;)" office:value-type="string" office:string-value="2nd" calcext:value-type="string">
            <text:p>2nd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formula="of:=IF([$interface.$E$4]&gt;=[.E10]+500 AND(NOT([.E10]=0));[.E10]+500;)" office:value-type="float" office:value="1000" calcext:value-type="float">
            <text:p>1000</text:p>
          </table:table-cell>
          <table:table-cell table:style-name="ce22" office:value-type="float" office:value="80" calcext:value-type="float">
            <text:p>80.00</text:p>
          </table:table-cell>
          <table:table-cell table:style-name="ce22" office:value-type="float" office:value="10" calcext:value-type="float">
            <text:p>10.00</text:p>
          </table:table-cell>
        </table:table-row>
        <table:table-row table:style-name="ro5">
          <table:table-cell table:formula="of:=IF([.E1]&gt;=3;&quot;3rd&quot;;&quot;&quot;)" office:value-type="string" office:string-value="3rd" calcext:value-type="string">
            <text:p>3rd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formula="of:=IF([$interface.$E$4]&gt;=[.E11]+500 AND(NOT([.E11]=0));[.E11]+500;)" office:value-type="float" office:value="1500" calcext:value-type="float">
            <text:p>1500</text:p>
          </table:table-cell>
          <table:table-cell table:style-name="ce22" office:value-type="float" office:value="85" calcext:value-type="float">
            <text:p>85.00</text:p>
          </table:table-cell>
          <table:table-cell table:style-name="ce22" office:value-type="float" office:value="20" calcext:value-type="float">
            <text:p>20.00</text:p>
          </table:table-cell>
        </table:table-row>
        <table:table-row table:style-name="ro5">
          <table:table-cell table:formula="of:=IF([.E1]&gt;=4;&quot;4th&quot;;&quot;&quot;)" office:value-type="string" office:string-value="4th" calcext:value-type="string">
            <text:p>4th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formula="of:=IF([$interface.$E$4]&gt;=[.E12]+500 AND(NOT([.E12]=0));[.E12]+500;)" office:value-type="float" office:value="2000" calcext:value-type="float">
            <text:p>2000</text:p>
          </table:table-cell>
          <table:table-cell table:style-name="ce22" office:value-type="float" office:value="90" calcext:value-type="float">
            <text:p>90.00</text:p>
          </table:table-cell>
          <table:table-cell table:style-name="ce22" office:value-type="float" office:value="40" calcext:value-type="float">
            <text:p>40.00</text:p>
          </table:table-cell>
        </table:table-row>
        <table:table-row table:style-name="ro5">
          <table:table-cell table:formula="of:=IF([.E1]&gt;=5;&quot;5th&quot;;&quot;&quot;)" office:value-type="string" office:string-value="5th" calcext:value-type="string">
            <text:p>5th</text:p>
          </table:table-cell>
          <table:table-cell table:style-name="ce2" office:value-type="float" office:value="1760" calcext:value-type="float">
            <text:p>1760</text:p>
          </table:table-cell>
          <table:table-cell table:style-name="ce2" office:value-type="float" office:value="48" calcext:value-type="float">
            <text:p>48</text:p>
          </table:table-cell>
          <table:table-cell table:style-name="ce2"/>
          <table:table-cell table:formula="of:=IF([$interface.$E$4]&gt;=[.E13]+500 AND(NOT([.E13]=0));[.E13]+500;)" office:value-type="float" office:value="2500" calcext:value-type="float">
            <text:p>2500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50" calcext:value-type="float">
            <text:p>50.00</text:p>
          </table:table-cell>
        </table:table-row>
        <table:table-row table:style-name="ro5">
          <table:table-cell table:formula="of:=IF([.E1]&gt;=6;&quot;6th&quot;;&quot;&quot;)" office:value-type="string" office:string-value="6th" calcext:value-type="string">
            <text:p>6th</text:p>
          </table:table-cell>
          <table:table-cell table:style-name="ce2" office:value-type="float" office:value="1715" calcext:value-type="float">
            <text:p>1715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formula="of:=IF([$interface.$E$4]&gt;=[.E14]+500 AND(NOT([.E14]=0));[.E14]+500;)" office:value-type="float" office:value="3000" calcext:value-type="float">
            <text:p>3000</text:p>
          </table:table-cell>
          <table:table-cell table:style-name="ce22" office:value-type="float" office:value="110" calcext:value-type="float">
            <text:p>110.00</text:p>
          </table:table-cell>
          <table:table-cell table:style-name="ce22" office:value-type="float" office:value="60" calcext:value-type="float">
            <text:p>60.00</text:p>
          </table:table-cell>
        </table:table-row>
        <table:table-row table:style-name="ro5">
          <table:table-cell table:formula="of:=IF([.E1]&gt;=7;&quot;7th&quot;;&quot;&quot;)" office:value-type="string" office:string-value="7th" calcext:value-type="string">
            <text:p>7th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55" calcext:value-type="float">
            <text:p>55</text:p>
          </table:table-cell>
          <table:table-cell table:style-name="ce18"/>
          <table:table-cell table:formula="of:=IF([$interface.$E$4]&gt;=[.E15]+500 AND(NOT([.E15]=0));[.E15]+500;)" office:value-type="float" office:value="3500" calcext:value-type="float">
            <text:p>3500</text:p>
          </table:table-cell>
          <table:table-cell table:style-name="ce22" office:value-type="float" office:value="120" calcext:value-type="float">
            <text:p>120.00</text:p>
          </table:table-cell>
          <table:table-cell table:style-name="ce22" office:value-type="float" office:value="70" calcext:value-type="float">
            <text:p>70.00</text:p>
          </table:table-cell>
        </table:table-row>
        <table:table-row table:style-name="ro5">
          <table:table-cell table:formula="of:=IF([.E1]&gt;=8;&quot;8th&quot;;&quot;&quot;)" office:value-type="string" office:string-value="8th" calcext:value-type="string">
            <text:p>8th</text:p>
          </table:table-cell>
          <table:table-cell table:style-name="ce2" office:value-type="float" office:value="1661" calcext:value-type="float">
            <text:p>1661</text:p>
          </table:table-cell>
          <table:table-cell table:style-name="ce2" office:value-type="float" office:value="65" calcext:value-type="float">
            <text:p>65</text:p>
          </table:table-cell>
          <table:table-cell table:style-name="ce18"/>
          <table:table-cell table:formula="of:=IF([$interface.$E$4]&gt;=[.E16]+500 AND(NOT([.E16]=0));[.E16]+500;)" office:value-type="float" office:value="4000" calcext:value-type="float">
            <text:p>4000</text:p>
          </table:table-cell>
          <table:table-cell table:style-name="ce22" office:value-type="float" office:value="130" calcext:value-type="float">
            <text:p>130.00</text:p>
          </table:table-cell>
          <table:table-cell table:style-name="ce22" office:value-type="float" office:value="80" calcext:value-type="float">
            <text:p>80.00</text:p>
          </table:table-cell>
        </table:table-row>
        <table:table-row table:style-name="ro5">
          <table:table-cell table:formula="of:=IF([.E1]&gt;=9;&quot;9th&quot;;&quot;&quot;)" office:value-type="string" office:string-value="9th" calcext:value-type="string">
            <text:p>9th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75" calcext:value-type="float">
            <text:p>75</text:p>
          </table:table-cell>
          <table:table-cell table:style-name="ce18"/>
          <table:table-cell table:formula="of:=IF([$interface.$E$4]&gt;=[.E17]+500 AND(NOT([.E17]=0));[.E17]+500;)" office:value-type="float" office:value="4500" calcext:value-type="float">
            <text:p>4500</text:p>
          </table:table-cell>
          <table:table-cell table:style-name="ce22" office:value-type="float" office:value="140" calcext:value-type="float">
            <text:p>140.00</text:p>
          </table:table-cell>
          <table:table-cell table:style-name="ce22" office:value-type="float" office:value="90" calcext:value-type="float">
            <text:p>90.00</text:p>
          </table:table-cell>
        </table:table-row>
        <table:table-row table:style-name="ro5">
          <table:table-cell table:formula="of:=IF([.E1]&gt;=10;&quot;10th&quot;;&quot;&quot;)" office:value-type="string" office:string-value="10th" calcext:value-type="string">
            <text:p>10th</text:p>
          </table:table-cell>
          <table:table-cell table:style-name="ce2" office:value-type="float" office:value="1725" calcext:value-type="float">
            <text:p>1725</text:p>
          </table:table-cell>
          <table:table-cell table:style-name="ce2" office:value-type="float" office:value="79" calcext:value-type="float">
            <text:p>79</text:p>
          </table:table-cell>
          <table:table-cell table:style-name="ce18"/>
          <table:table-cell table:formula="of:=IF([$interface.$E$4]&gt;=[.E18]+500 AND(NOT([.E18]=0));[.E18]+500;)" office:value-type="float" office:value="5000" calcext:value-type="float">
            <text:p>5000</text:p>
          </table:table-cell>
          <table:table-cell table:style-name="ce22" office:value-type="float" office:value="150" calcext:value-type="float">
            <text:p>150.00</text:p>
          </table:table-cell>
          <table:table-cell table:style-name="ce22" office:value-type="float" office:value="100" calcext:value-type="float">
            <text:p>100.00</text:p>
          </table:table-cell>
        </table:table-row>
        <table:table-row table:style-name="ro5">
          <table:table-cell/>
          <table:table-cell table:style-name="ce18" table:number-columns-repeated="3"/>
          <table:table-cell table:formula="of:=IF([$interface.$E$4]&gt;=[.E19]+500 AND(NOT([.E19]=0));[.E19]+500;)" office:value-type="float" office:value="5500" calcext:value-type="float">
            <text:p>5500</text:p>
          </table:table-cell>
          <table:table-cell table:style-name="ce22" office:value-type="float" office:value="160" calcext:value-type="float">
            <text:p>160.00</text:p>
          </table:table-cell>
          <table:table-cell table:style-name="ce22" office:value-type="float" office:value="110" calcext:value-type="float">
            <text:p>110.00</text:p>
          </table:table-cell>
        </table:table-row>
        <table:table-row table:style-name="ro5">
          <table:table-cell/>
          <table:table-cell table:style-name="ce18" table:number-columns-repeated="3"/>
          <table:table-cell table:formula="of:=IF([$interface.$E$4]&gt;=[.E20]+500 AND(NOT([.E20]=0));[.E20]+500;)" office:value-type="float" office:value="6000" calcext:value-type="float">
            <text:p>6000</text:p>
          </table:table-cell>
          <table:table-cell table:style-name="ce22" office:value-type="float" office:value="150" calcext:value-type="float">
            <text:p>150.00</text:p>
          </table:table-cell>
          <table:table-cell table:style-name="ce22" office:value-type="float" office:value="120" calcext:value-type="float">
            <text:p>120.00</text:p>
          </table:table-cell>
        </table:table-row>
        <table:table-row table:style-name="ro5">
          <table:table-cell/>
          <table:table-cell table:style-name="ce18" table:number-columns-repeated="3"/>
          <table:table-cell table:formula="of:=IF([$interface.$E$4]&gt;=[.E21]+500 AND(NOT([.E21]=0));[.E21]+500;)" office:value-type="float" office:value="6500" calcext:value-type="float">
            <text:p>6500</text:p>
          </table:table-cell>
          <table:table-cell table:style-name="ce22" office:value-type="float" office:value="140" calcext:value-type="float">
            <text:p>140.00</text:p>
          </table:table-cell>
          <table:table-cell table:style-name="ce22" office:value-type="float" office:value="110" calcext:value-type="float">
            <text:p>110.00</text:p>
          </table:table-cell>
        </table:table-row>
        <table:table-row table:style-name="ro5">
          <table:table-cell/>
          <table:table-cell table:style-name="ce18" table:number-columns-repeated="3"/>
          <table:table-cell table:formula="of:=IF([$interface.$E$4]&gt;=[.E22]+500 AND(NOT([.E22]=0));[.E22]+500;)" office:value-type="float" office:value="7000" calcext:value-type="float">
            <text:p>7000</text:p>
          </table:table-cell>
          <table:table-cell table:style-name="ce22" office:value-type="float" office:value="130" calcext:value-type="float">
            <text:p>130.00</text:p>
          </table:table-cell>
          <table:table-cell table:style-name="ce22" office:value-type="float" office:value="100" calcext:value-type="float">
            <text:p>100.00</text:p>
          </table:table-cell>
        </table:table-row>
        <table:table-row table:style-name="ro5">
          <table:table-cell/>
          <table:table-cell table:style-name="ce18" table:number-columns-repeated="3"/>
          <table:table-cell table:formula="of:=IF([$interface.$E$4]&gt;=[.E23]+500 AND(NOT([.E23]=0));[.E23]+500;)" office:value-type="float" office:value="7500" calcext:value-type="float">
            <text:p>7500</text:p>
          </table:table-cell>
          <table:table-cell table:style-name="ce22" office:value-type="float" office:value="120" calcext:value-type="float">
            <text:p>120.00</text:p>
          </table:table-cell>
          <table:table-cell table:style-name="ce22" office:value-type="float" office:value="101" calcext:value-type="float">
            <text:p>101.00</text:p>
          </table:table-cell>
        </table:table-row>
        <table:table-row table:style-name="ro5">
          <table:table-cell/>
          <table:table-cell table:style-name="ce18" table:number-columns-repeated="3"/>
          <table:table-cell table:formula="of:=IF([$interface.$E$4]&gt;=[.E24]+500 AND(NOT([.E24]=0));[.E24]+500;)" office:value-type="float" office:value="8000" calcext:value-type="float">
            <text:p>8000</text:p>
          </table:table-cell>
          <table:table-cell table:style-name="ce22" office:value-type="float" office:value="110" calcext:value-type="float">
            <text:p>110.00</text:p>
          </table:table-cell>
          <table:table-cell table:style-name="ce22" office:value-type="float" office:value="95" calcext:value-type="float">
            <text:p>95.00</text:p>
          </table:table-cell>
        </table:table-row>
        <table:table-row table:style-name="ro5">
          <table:table-cell/>
          <table:table-cell table:style-name="ce18" table:number-columns-repeated="3"/>
          <table:table-cell table:formula="of:=IF([$interface.$E$4]&gt;=[.E25]+500 AND(NOT([.E25]=0));[.E25]+500;)" office:value-type="float" office:value="8500" calcext:value-type="float">
            <text:p>8500</text:p>
          </table:table-cell>
          <table:table-cell table:style-name="ce22" office:value-type="float" office:value="110" calcext:value-type="float">
            <text:p>110.00</text:p>
          </table:table-cell>
          <table:table-cell table:style-name="ce22" office:value-type="float" office:value="90" calcext:value-type="float">
            <text:p>90.00</text:p>
          </table:table-cell>
        </table:table-row>
        <table:table-row table:style-name="ro5" table:number-rows-repeated="2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5" table:number-rows-repeated="17">
          <table:table-cell table:style-name="ce9"/>
          <table:table-cell table:number-columns-repeated="3"/>
          <table:table-cell table:style-name="Default"/>
          <table:table-cell table:number-columns-repeated="2"/>
        </table:table-row>
        <table:table-row table:style-name="ro5">
          <table:table-cell table:style-name="ce9"/>
          <table:table-cell table:number-columns-repeated="3"/>
          <table:table-cell table:style-name="Default"/>
          <table:table-cell table:number-columns-repeated="2"/>
        </table:table-row>
      </table:table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7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17" table:default-cell-style-name="Default"/>
        <table:table-row table:style-name="ro5">
          <table:table-cell table:style-name="ce9" office:value-type="string" calcext:value-type="string">
            <text:p>Shift\RPM</text:p>
          </table:table-cell>
          <table:table-cell table:style-name="ce9" office:value-type="float" office:value="500" calcext:value-type="float">
            <text:p>500</text:p>
          </table:table-cell>
          <table:table-cell table:style-name="ce17" table:formula="of:=IF([$interface.$E$4]&gt;=[.B1]+500 AND(NOT([.B1]=0));[.B1]+500;)" office:value-type="float" office:value="1000" calcext:value-type="float">
            <text:p>1000</text:p>
          </table:table-cell>
          <table:table-cell table:style-name="ce17" table:formula="of:=IF([$interface.$E$4]&gt;=[.C1]+500 AND(NOT([.C1]=0));[.C1]+500;)" office:value-type="float" office:value="1500" calcext:value-type="float">
            <text:p>1500</text:p>
          </table:table-cell>
          <table:table-cell table:style-name="ce17" table:formula="of:=IF([$interface.$E$4]&gt;=[.D1]+500 AND(NOT([.D1]=0));[.D1]+500;)" office:value-type="float" office:value="2000" calcext:value-type="float">
            <text:p>2000</text:p>
          </table:table-cell>
          <table:table-cell table:style-name="ce17" table:formula="of:=IF([$interface.$E$4]&gt;=[.E1]+500 AND(NOT([.E1]=0));[.E1]+500;)" office:value-type="float" office:value="2500" calcext:value-type="float">
            <text:p>2500</text:p>
          </table:table-cell>
          <table:table-cell table:style-name="ce17" table:formula="of:=IF([$interface.$E$4]&gt;=[.F1]+500 AND(NOT([.F1]=0));[.F1]+500;)" office:value-type="float" office:value="3000" calcext:value-type="float">
            <text:p>3000</text:p>
          </table:table-cell>
          <table:table-cell table:style-name="ce17" table:formula="of:=IF([$interface.$E$4]&gt;=[.G1]+500 AND(NOT([.G1]=0));[.G1]+500;)" office:value-type="float" office:value="3500" calcext:value-type="float">
            <text:p>3500</text:p>
          </table:table-cell>
          <table:table-cell table:style-name="ce17" table:formula="of:=IF([$interface.$E$4]&gt;=[.H1]+500 AND(NOT([.H1]=0));[.H1]+500;)" office:value-type="float" office:value="4000" calcext:value-type="float">
            <text:p>4000</text:p>
          </table:table-cell>
          <table:table-cell table:style-name="ce17" table:formula="of:=IF([$interface.$E$4]&gt;=[.I1]+500 AND(NOT([.I1]=0));[.I1]+500;)" office:value-type="float" office:value="4500" calcext:value-type="float">
            <text:p>4500</text:p>
          </table:table-cell>
          <table:table-cell table:style-name="ce17" table:formula="of:=IF([$interface.$E$4]&gt;=[.J1]+500 AND(NOT([.J1]=0));[.J1]+500;)" office:value-type="float" office:value="5000" calcext:value-type="float">
            <text:p>5000</text:p>
          </table:table-cell>
          <table:table-cell table:style-name="ce17" table:formula="of:=IF([$interface.$E$4]&gt;=[.K1]+500 AND(NOT([.K1]=0));[.K1]+500;)" office:value-type="float" office:value="5500" calcext:value-type="float">
            <text:p>5500</text:p>
          </table:table-cell>
          <table:table-cell table:style-name="ce17" table:formula="of:=IF([$interface.$E$4]&gt;=[.L1]+500 AND(NOT([.L1]=0));[.L1]+500;)" office:value-type="float" office:value="6000" calcext:value-type="float">
            <text:p>6000</text:p>
          </table:table-cell>
          <table:table-cell table:style-name="ce17" table:formula="of:=IF([$interface.$E$4]&gt;=[.M1]+500 AND(NOT([.M1]=0));[.M1]+500;)" office:value-type="float" office:value="6500" calcext:value-type="float">
            <text:p>6500</text:p>
          </table:table-cell>
          <table:table-cell table:style-name="ce17" table:formula="of:=IF([$interface.$E$4]&gt;=[.N1]+500 AND(NOT([.N1]=0));[.N1]+500;)" office:value-type="float" office:value="7000" calcext:value-type="float">
            <text:p>7000</text:p>
          </table:table-cell>
          <table:table-cell table:style-name="ce17" table:formula="of:=IF([$interface.$E$4]&gt;=[.O1]+500 AND(NOT([.O1]=0));[.O1]+500;)" office:value-type="float" office:value="7500" calcext:value-type="float">
            <text:p>7500</text:p>
          </table:table-cell>
          <table:table-cell table:style-name="ce17" table:formula="of:=IF([$interface.$E$4]&gt;=[.P1]+500 AND(NOT([.P1]=0));[.P1]+500;)" office:value-type="float" office:value="8000" calcext:value-type="float">
            <text:p>8000</text:p>
          </table:table-cell>
          <table:table-cell table:style-name="ce17" table:formula="of:=IF([$interface.$E$4]&gt;=[.Q1]+500 AND(NOT([.Q1]=0));[.Q1]+500;)" office:value-type="float" office:value="8500" calcext:value-type="float">
            <text:p>8500</text:p>
          </table:table-cell>
          <table:table-cell table:number-columns-repeated="8"/>
          <table:table-cell table:style-name="ce9" office:value-type="string" calcext:value-type="string">
            <text:p>Shift\RPM (Torque)</text:p>
          </table:table-cell>
          <table:table-cell table:style-name="ce9" office:value-type="float" office:value="500" calcext:value-type="float">
            <text:p>500</text:p>
          </table:table-cell>
          <table:table-cell table:style-name="ce17" table:formula="of:=IF([$interface.$E$4]&gt;=[.AB1]+500 AND(NOT([.AB1]=0));[.AB1]+500;)" office:value-type="float" office:value="1000" calcext:value-type="float">
            <text:p>1000</text:p>
          </table:table-cell>
          <table:table-cell table:style-name="ce17" table:formula="of:=IF([$interface.$E$4]&gt;=[.AC1]+500 AND(NOT([.AC1]=0));[.AC1]+500;)" office:value-type="float" office:value="1500" calcext:value-type="float">
            <text:p>1500</text:p>
          </table:table-cell>
          <table:table-cell table:style-name="ce17" table:formula="of:=IF([$interface.$E$4]&gt;=[.AD1]+500 AND(NOT([.AD1]=0));[.AD1]+500;)" office:value-type="float" office:value="2000" calcext:value-type="float">
            <text:p>2000</text:p>
          </table:table-cell>
          <table:table-cell table:style-name="ce17" table:formula="of:=IF([$interface.$E$4]&gt;=[.AE1]+500 AND(NOT([.AE1]=0));[.AE1]+500;)" office:value-type="float" office:value="2500" calcext:value-type="float">
            <text:p>2500</text:p>
          </table:table-cell>
          <table:table-cell table:style-name="ce17" table:formula="of:=IF([$interface.$E$4]&gt;=[.AF1]+500 AND(NOT([.AF1]=0));[.AF1]+500;)" office:value-type="float" office:value="3000" calcext:value-type="float">
            <text:p>3000</text:p>
          </table:table-cell>
          <table:table-cell table:style-name="ce17" table:formula="of:=IF([$interface.$E$4]&gt;=[.AG1]+500 AND(NOT([.AG1]=0));[.AG1]+500;)" office:value-type="float" office:value="3500" calcext:value-type="float">
            <text:p>3500</text:p>
          </table:table-cell>
          <table:table-cell table:style-name="ce17" table:formula="of:=IF([$interface.$E$4]&gt;=[.AH1]+500 AND(NOT([.AH1]=0));[.AH1]+500;)" office:value-type="float" office:value="4000" calcext:value-type="float">
            <text:p>4000</text:p>
          </table:table-cell>
          <table:table-cell table:style-name="ce17" table:formula="of:=IF([$interface.$E$4]&gt;=[.AI1]+500 AND(NOT([.AI1]=0));[.AI1]+500;)" office:value-type="float" office:value="4500" calcext:value-type="float">
            <text:p>4500</text:p>
          </table:table-cell>
          <table:table-cell table:style-name="ce17" table:formula="of:=IF([$interface.$E$4]&gt;=[.AJ1]+500 AND(NOT([.AJ1]=0));[.AJ1]+500;)" office:value-type="float" office:value="5000" calcext:value-type="float">
            <text:p>5000</text:p>
          </table:table-cell>
          <table:table-cell table:style-name="ce17" table:formula="of:=IF([$interface.$E$4]&gt;=[.AK1]+500 AND(NOT([.AK1]=0));[.AK1]+500;)" office:value-type="float" office:value="5500" calcext:value-type="float">
            <text:p>5500</text:p>
          </table:table-cell>
          <table:table-cell table:style-name="ce17" table:formula="of:=IF([$interface.$E$4]&gt;=[.AL1]+500 AND(NOT([.AL1]=0));[.AL1]+500;)" office:value-type="float" office:value="6000" calcext:value-type="float">
            <text:p>6000</text:p>
          </table:table-cell>
          <table:table-cell table:style-name="ce17" table:formula="of:=IF([$interface.$E$4]&gt;=[.AM1]+500 AND(NOT([.AM1]=0));[.AM1]+500;)" office:value-type="float" office:value="6500" calcext:value-type="float">
            <text:p>6500</text:p>
          </table:table-cell>
          <table:table-cell table:style-name="ce17" table:formula="of:=IF([$interface.$E$4]&gt;=[.AN1]+500 AND(NOT([.AN1]=0));[.AN1]+500;)" office:value-type="float" office:value="7000" calcext:value-type="float">
            <text:p>7000</text:p>
          </table:table-cell>
          <table:table-cell table:style-name="ce17" table:formula="of:=IF([$interface.$E$4]&gt;=[.AO1]+500 AND(NOT([.AO1]=0));[.AO1]+500;)" office:value-type="float" office:value="7500" calcext:value-type="float">
            <text:p>7500</text:p>
          </table:table-cell>
          <table:table-cell table:style-name="ce17" table:formula="of:=IF([$interface.$E$4]&gt;=[.AP1]+500 AND(NOT([.AP1]=0));[.AP1]+500;)" office:value-type="float" office:value="8000" calcext:value-type="float">
            <text:p>8000</text:p>
          </table:table-cell>
          <table:table-cell table:style-name="ce17" table:formula="of:=IF([$interface.$E$4]&gt;=[.AQ1]+500 AND(NOT([.AQ1]=0));[.AQ1]+500;)" office:value-type="float" office:value="8500" calcext:value-type="float">
            <text:p>8500</text:p>
          </table:table-cell>
        </table:table-row>
        <table:table-row table:style-name="ro5">
          <table:table-cell table:style-name="ce9" table:formula="of:=[$interface.A10]" office:value-type="string" office:string-value="1st" calcext:value-type="string">
            <text:p>1st</text:p>
          </table:table-cell>
          <table:table-cell table:style-name="ce9" table:formula="of:=ROUNDDOWN([.$D20]*[.B$1];2)" office:value-type="float" office:value="3.65" calcext:value-type="float">
            <text:p>3.65</text:p>
          </table:table-cell>
          <table:table-cell table:style-name="ce9" table:formula="of:=ROUNDDOWN([.$D20]*[.C$1];2)" office:value-type="float" office:value="7.31" calcext:value-type="float">
            <text:p>7.31</text:p>
          </table:table-cell>
          <table:table-cell table:style-name="ce9" table:formula="of:=ROUNDDOWN([.$D20]*[.D$1];2)" office:value-type="float" office:value="10.97" calcext:value-type="float">
            <text:p>10.97</text:p>
          </table:table-cell>
          <table:table-cell table:style-name="ce9" table:formula="of:=ROUNDDOWN([.$D20]*[.E$1];2)" office:value-type="float" office:value="14.63" calcext:value-type="float">
            <text:p>14.63</text:p>
          </table:table-cell>
          <table:table-cell table:style-name="ce9" table:formula="of:=ROUNDDOWN([.$D20]*[.F$1];2)" office:value-type="float" office:value="18.29" calcext:value-type="float">
            <text:p>18.29</text:p>
          </table:table-cell>
          <table:table-cell table:style-name="ce9" table:formula="of:=ROUNDDOWN([.$D20]*[.G$1];2)" office:value-type="float" office:value="21.95" calcext:value-type="float">
            <text:p>21.95</text:p>
          </table:table-cell>
          <table:table-cell table:style-name="ce9" table:formula="of:=ROUNDDOWN([.$D20]*[.H$1];2)" office:value-type="float" office:value="25.6" calcext:value-type="float">
            <text:p>25.6</text:p>
          </table:table-cell>
          <table:table-cell table:style-name="ce9" table:formula="of:=ROUNDDOWN([.$D20]*[.I$1];2)" office:value-type="float" office:value="29.26" calcext:value-type="float">
            <text:p>29.26</text:p>
          </table:table-cell>
          <table:table-cell table:style-name="ce9" table:formula="of:=ROUNDDOWN([.$D20]*[.J$1];2)" office:value-type="float" office:value="32.92" calcext:value-type="float">
            <text:p>32.92</text:p>
          </table:table-cell>
          <table:table-cell table:style-name="ce9" table:formula="of:=ROUNDDOWN([.$D20]*[.K$1];2)" office:value-type="float" office:value="36.58" calcext:value-type="float">
            <text:p>36.58</text:p>
          </table:table-cell>
          <table:table-cell table:style-name="ce9" table:formula="of:=ROUNDDOWN([.$D20]*[.L$1];2)" office:value-type="float" office:value="40.24" calcext:value-type="float">
            <text:p>40.24</text:p>
          </table:table-cell>
          <table:table-cell table:style-name="ce9" table:formula="of:=ROUNDDOWN([.$D20]*[.M$1];2)" office:value-type="float" office:value="43.9" calcext:value-type="float">
            <text:p>43.9</text:p>
          </table:table-cell>
          <table:table-cell table:style-name="ce9" table:formula="of:=ROUNDDOWN([.$D20]*[.N$1];2)" office:value-type="float" office:value="47.56" calcext:value-type="float">
            <text:p>47.56</text:p>
          </table:table-cell>
          <table:table-cell table:style-name="ce9" table:formula="of:=ROUNDDOWN([.$D20]*[.O$1];2)" office:value-type="float" office:value="51.21" calcext:value-type="float">
            <text:p>51.21</text:p>
          </table:table-cell>
          <table:table-cell table:style-name="ce9" table:formula="of:=ROUNDDOWN([.$D20]*[.P$1];2)" office:value-type="float" office:value="54.87" calcext:value-type="float">
            <text:p>54.87</text:p>
          </table:table-cell>
          <table:table-cell table:style-name="ce9" table:formula="of:=ROUNDDOWN([.$D20]*[.Q$1];2)" office:value-type="float" office:value="58.53" calcext:value-type="float">
            <text:p>58.53</text:p>
          </table:table-cell>
          <table:table-cell table:style-name="ce9" table:formula="of:=ROUNDDOWN([.$D20]*[.R$1];2)" office:value-type="float" office:value="62.19" calcext:value-type="float">
            <text:p>62.19</text:p>
          </table:table-cell>
          <table:table-cell table:number-columns-repeated="8"/>
          <table:table-cell table:style-name="ce9" table:formula="of:=[$interface.A10]" office:value-type="string" office:string-value="1st" calcext:value-type="string">
            <text:p>1st</text:p>
          </table:table-cell>
          <table:table-cell table:style-name="ce9" table:formula="of:=ROUNDDOWN((1/[.$K$20])*[.B47];2)" office:value-type="float" office:value="1166.47" calcext:value-type="float">
            <text:p>1166.47</text:p>
          </table:table-cell>
          <table:table-cell table:style-name="ce9" table:formula="of:=ROUNDDOWN((1/[.$K$20])*[.C47];2)" office:value-type="float" office:value="1333.11" calcext:value-type="float">
            <text:p>1333.11</text:p>
          </table:table-cell>
          <table:table-cell table:style-name="ce9" table:formula="of:=ROUNDDOWN((1/[.$K$20])*[.D47];2)" office:value-type="float" office:value="1416.43" calcext:value-type="float">
            <text:p>1416.43</text:p>
          </table:table-cell>
          <table:table-cell table:style-name="ce9" table:formula="of:=ROUNDDOWN((1/[.$K$20])*[.E47];2)" office:value-type="float" office:value="1499.75" calcext:value-type="float">
            <text:p>1499.75</text:p>
          </table:table-cell>
          <table:table-cell table:style-name="ce9" table:formula="of:=ROUNDDOWN((1/[.$K$20])*[.F47];2)" office:value-type="float" office:value="1666.38" calcext:value-type="float">
            <text:p>1666.38</text:p>
          </table:table-cell>
          <table:table-cell table:style-name="ce9" table:formula="of:=ROUNDDOWN((1/[.$K$20])*[.G47];2)" office:value-type="float" office:value="1833.02" calcext:value-type="float">
            <text:p>1833.02</text:p>
          </table:table-cell>
          <table:table-cell table:style-name="ce9" table:formula="of:=ROUNDDOWN((1/[.$K$20])*[.H47];2)" office:value-type="float" office:value="1999.66" calcext:value-type="float">
            <text:p>1999.66</text:p>
          </table:table-cell>
          <table:table-cell table:style-name="ce9" table:formula="of:=ROUNDDOWN((1/[.$K$20])*[.I47];2)" office:value-type="float" office:value="2166.3" calcext:value-type="float">
            <text:p>2166.3</text:p>
          </table:table-cell>
          <table:table-cell table:style-name="ce9" table:formula="of:=ROUNDDOWN((1/[.$K$20])*[.J47];2)" office:value-type="float" office:value="2332.94" calcext:value-type="float">
            <text:p>2332.94</text:p>
          </table:table-cell>
          <table:table-cell table:style-name="ce9" table:formula="of:=ROUNDDOWN((1/[.$K$20])*[.K47];2)" office:value-type="float" office:value="2499.58" calcext:value-type="float">
            <text:p>2499.58</text:p>
          </table:table-cell>
          <table:table-cell table:style-name="ce9" table:formula="of:=ROUNDDOWN((1/[.$K$20])*[.L47];2)" office:value-type="float" office:value="2666.22" calcext:value-type="float">
            <text:p>2666.22</text:p>
          </table:table-cell>
          <table:table-cell table:style-name="ce9" table:formula="of:=ROUNDDOWN((1/[.$K$20])*[.M47];2)" office:value-type="float" office:value="2499.58" calcext:value-type="float">
            <text:p>2499.58</text:p>
          </table:table-cell>
          <table:table-cell table:style-name="ce9" table:formula="of:=ROUNDDOWN((1/[.$K$20])*[.N47];2)" office:value-type="float" office:value="2332.94" calcext:value-type="float">
            <text:p>2332.94</text:p>
          </table:table-cell>
          <table:table-cell table:style-name="ce9" table:formula="of:=ROUNDDOWN((1/[.$K$20])*[.O47];2)" office:value-type="float" office:value="2166.3" calcext:value-type="float">
            <text:p>2166.3</text:p>
          </table:table-cell>
          <table:table-cell table:style-name="ce9" table:formula="of:=ROUNDDOWN((1/[.$K$20])*[.P47];2)" office:value-type="float" office:value="1999.66" calcext:value-type="float">
            <text:p>1999.66</text:p>
          </table:table-cell>
          <table:table-cell table:style-name="ce9" table:formula="of:=ROUNDDOWN((1/[.$K$20])*[.Q47];2)" office:value-type="float" office:value="1833.02" calcext:value-type="float">
            <text:p>1833.02</text:p>
          </table:table-cell>
          <table:table-cell table:style-name="ce9" table:formula="of:=ROUNDDOWN((1/[.$K$20])*[.R47];2)" office:value-type="float" office:value="1833.02" calcext:value-type="float">
            <text:p>1833.02</text:p>
          </table:table-cell>
        </table:table-row>
        <table:table-row table:style-name="ro5">
          <table:table-cell table:style-name="ce9" table:formula="of:=[$interface.A11]" office:value-type="string" office:string-value="2nd" calcext:value-type="string">
            <text:p>2nd</text:p>
          </table:table-cell>
          <table:table-cell table:style-name="ce9" table:formula="of:=ROUNDDOWN([.$D21]*[.B$1];2)" office:value-type="float" office:value="6.36" calcext:value-type="float">
            <text:p>6.36</text:p>
          </table:table-cell>
          <table:table-cell table:style-name="ce9" table:formula="of:=ROUNDDOWN([.$D21]*[.C$1];2)" office:value-type="float" office:value="12.72" calcext:value-type="float">
            <text:p>12.72</text:p>
          </table:table-cell>
          <table:table-cell table:style-name="ce9" table:formula="of:=ROUNDDOWN([.$D21]*[.D$1];2)" office:value-type="float" office:value="19.09" calcext:value-type="float">
            <text:p>19.09</text:p>
          </table:table-cell>
          <table:table-cell table:style-name="ce9" table:formula="of:=ROUNDDOWN([.$D21]*[.E$1];2)" office:value-type="float" office:value="25.45" calcext:value-type="float">
            <text:p>25.45</text:p>
          </table:table-cell>
          <table:table-cell table:style-name="ce9" table:formula="of:=ROUNDDOWN([.$D21]*[.F$1];2)" office:value-type="float" office:value="31.81" calcext:value-type="float">
            <text:p>31.81</text:p>
          </table:table-cell>
          <table:table-cell table:style-name="ce9" table:formula="of:=ROUNDDOWN([.$D21]*[.G$1];2)" office:value-type="float" office:value="38.18" calcext:value-type="float">
            <text:p>38.18</text:p>
          </table:table-cell>
          <table:table-cell table:style-name="ce9" table:formula="of:=ROUNDDOWN([.$D21]*[.H$1];2)" office:value-type="float" office:value="44.54" calcext:value-type="float">
            <text:p>44.54</text:p>
          </table:table-cell>
          <table:table-cell table:style-name="ce9" table:formula="of:=ROUNDDOWN([.$D21]*[.I$1];2)" office:value-type="float" office:value="50.9" calcext:value-type="float">
            <text:p>50.9</text:p>
          </table:table-cell>
          <table:table-cell table:style-name="ce9" table:formula="of:=ROUNDDOWN([.$D21]*[.J$1];2)" office:value-type="float" office:value="57.27" calcext:value-type="float">
            <text:p>57.27</text:p>
          </table:table-cell>
          <table:table-cell table:style-name="ce9" table:formula="of:=ROUNDDOWN([.$D21]*[.K$1];2)" office:value-type="float" office:value="63.63" calcext:value-type="float">
            <text:p>63.63</text:p>
          </table:table-cell>
          <table:table-cell table:style-name="ce9" table:formula="of:=ROUNDDOWN([.$D21]*[.L$1];2)" office:value-type="float" office:value="70" calcext:value-type="float">
            <text:p>70</text:p>
          </table:table-cell>
          <table:table-cell table:style-name="ce9" table:formula="of:=ROUNDDOWN([.$D21]*[.M$1];2)" office:value-type="float" office:value="76.36" calcext:value-type="float">
            <text:p>76.36</text:p>
          </table:table-cell>
          <table:table-cell table:style-name="ce9" table:formula="of:=ROUNDDOWN([.$D21]*[.N$1];2)" office:value-type="float" office:value="82.72" calcext:value-type="float">
            <text:p>82.72</text:p>
          </table:table-cell>
          <table:table-cell table:style-name="ce9" table:formula="of:=ROUNDDOWN([.$D21]*[.O$1];2)" office:value-type="float" office:value="89.09" calcext:value-type="float">
            <text:p>89.09</text:p>
          </table:table-cell>
          <table:table-cell table:style-name="ce9" table:formula="of:=ROUNDDOWN([.$D21]*[.P$1];2)" office:value-type="float" office:value="95.45" calcext:value-type="float">
            <text:p>95.45</text:p>
          </table:table-cell>
          <table:table-cell table:style-name="ce9" table:formula="of:=ROUNDDOWN([.$D21]*[.Q$1];2)" office:value-type="float" office:value="101.81" calcext:value-type="float">
            <text:p>101.81</text:p>
          </table:table-cell>
          <table:table-cell table:style-name="ce9" table:formula="of:=ROUNDDOWN([.$D21]*[.R$1];2)" office:value-type="float" office:value="108.18" calcext:value-type="float">
            <text:p>108.18</text:p>
          </table:table-cell>
          <table:table-cell table:number-columns-repeated="8"/>
          <table:table-cell table:style-name="ce9" table:formula="of:=[$interface.A11]" office:value-type="string" office:string-value="2nd" calcext:value-type="string">
            <text:p>2nd</text:p>
          </table:table-cell>
          <table:table-cell table:style-name="ce9" table:formula="of:=ROUNDDOWN((1/[.$K$21])*[.B47];2)" office:value-type="float" office:value="670.56" calcext:value-type="float">
            <text:p>670.56</text:p>
          </table:table-cell>
          <table:table-cell table:style-name="ce9" table:formula="of:=ROUNDDOWN((1/[.$K$21])*[.C47];2)" office:value-type="float" office:value="766.35" calcext:value-type="float">
            <text:p>766.35</text:p>
          </table:table-cell>
          <table:table-cell table:style-name="ce9" table:formula="of:=ROUNDDOWN((1/[.$K$21])*[.D47];2)" office:value-type="float" office:value="814.25" calcext:value-type="float">
            <text:p>814.25</text:p>
          </table:table-cell>
          <table:table-cell table:style-name="ce9" table:formula="of:=ROUNDDOWN((1/[.$K$21])*[.E47];2)" office:value-type="float" office:value="862.15" calcext:value-type="float">
            <text:p>862.15</text:p>
          </table:table-cell>
          <table:table-cell table:style-name="ce9" table:formula="of:=ROUNDDOWN((1/[.$K$21])*[.F47];2)" office:value-type="float" office:value="957.94" calcext:value-type="float">
            <text:p>957.94</text:p>
          </table:table-cell>
          <table:table-cell table:style-name="ce9" table:formula="of:=ROUNDDOWN((1/[.$K$21])*[.G47];2)" office:value-type="float" office:value="1053.74" calcext:value-type="float">
            <text:p>1053.74</text:p>
          </table:table-cell>
          <table:table-cell table:style-name="ce9" table:formula="of:=ROUNDDOWN((1/[.$K$21])*[.H47];2)" office:value-type="float" office:value="1149.53" calcext:value-type="float">
            <text:p>1149.53</text:p>
          </table:table-cell>
          <table:table-cell table:style-name="ce9" table:formula="of:=ROUNDDOWN((1/[.$K$21])*[.I47];2)" office:value-type="float" office:value="1245.33" calcext:value-type="float">
            <text:p>1245.33</text:p>
          </table:table-cell>
          <table:table-cell table:style-name="ce9" table:formula="of:=ROUNDDOWN((1/[.$K$21])*[.J47];2)" office:value-type="float" office:value="1341.12" calcext:value-type="float">
            <text:p>1341.12</text:p>
          </table:table-cell>
          <table:table-cell table:style-name="ce9" table:formula="of:=ROUNDDOWN((1/[.$K$21])*[.K47];2)" office:value-type="float" office:value="1436.91" calcext:value-type="float">
            <text:p>1436.91</text:p>
          </table:table-cell>
          <table:table-cell table:style-name="ce9" table:formula="of:=ROUNDDOWN((1/[.$K$21])*[.L47];2)" office:value-type="float" office:value="1532.71" calcext:value-type="float">
            <text:p>1532.71</text:p>
          </table:table-cell>
          <table:table-cell table:style-name="ce9" table:formula="of:=ROUNDDOWN((1/[.$K$21])*[.M47];2)" office:value-type="float" office:value="1436.91" calcext:value-type="float">
            <text:p>1436.91</text:p>
          </table:table-cell>
          <table:table-cell table:style-name="ce9" table:formula="of:=ROUNDDOWN((1/[.$K$21])*[.N47];2)" office:value-type="float" office:value="1341.12" calcext:value-type="float">
            <text:p>1341.12</text:p>
          </table:table-cell>
          <table:table-cell table:style-name="ce9" table:formula="of:=ROUNDDOWN((1/[.$K$21])*[.O47];2)" office:value-type="float" office:value="1245.33" calcext:value-type="float">
            <text:p>1245.33</text:p>
          </table:table-cell>
          <table:table-cell table:style-name="ce9" table:formula="of:=ROUNDDOWN((1/[.$K$21])*[.P47];2)" office:value-type="float" office:value="1149.53" calcext:value-type="float">
            <text:p>1149.53</text:p>
          </table:table-cell>
          <table:table-cell table:style-name="ce9" table:formula="of:=ROUNDDOWN((1/[.$K$21])*[.Q47];2)" office:value-type="float" office:value="1053.74" calcext:value-type="float">
            <text:p>1053.74</text:p>
          </table:table-cell>
          <table:table-cell table:style-name="ce9" table:formula="of:=ROUNDDOWN((1/[.$K$21])*[.R47];2)" office:value-type="float" office:value="1053.74" calcext:value-type="float">
            <text:p>1053.74</text:p>
          </table:table-cell>
        </table:table-row>
        <table:table-row table:style-name="ro5">
          <table:table-cell table:style-name="ce9" table:formula="of:=[$interface.A12]" office:value-type="string" office:string-value="3rd" calcext:value-type="string">
            <text:p>3rd</text:p>
          </table:table-cell>
          <table:table-cell table:style-name="ce9" table:formula="of:=ROUNDDOWN([.$D22]*[.B$1];2)" office:value-type="float" office:value="10.81" calcext:value-type="float">
            <text:p>10.81</text:p>
          </table:table-cell>
          <table:table-cell table:style-name="ce9" table:formula="of:=ROUNDDOWN([.$D22]*[.C$1];2)" office:value-type="float" office:value="21.62" calcext:value-type="float">
            <text:p>21.62</text:p>
          </table:table-cell>
          <table:table-cell table:style-name="ce9" table:formula="of:=ROUNDDOWN([.$D22]*[.D$1];2)" office:value-type="float" office:value="32.43" calcext:value-type="float">
            <text:p>32.43</text:p>
          </table:table-cell>
          <table:table-cell table:style-name="ce9" table:formula="of:=ROUNDDOWN([.$D22]*[.E$1];2)" office:value-type="float" office:value="43.24" calcext:value-type="float">
            <text:p>43.24</text:p>
          </table:table-cell>
          <table:table-cell table:style-name="ce9" table:formula="of:=ROUNDDOWN([.$D22]*[.F$1];2)" office:value-type="float" office:value="54.05" calcext:value-type="float">
            <text:p>54.05</text:p>
          </table:table-cell>
          <table:table-cell table:style-name="ce9" table:formula="of:=ROUNDDOWN([.$D22]*[.G$1];2)" office:value-type="float" office:value="64.86" calcext:value-type="float">
            <text:p>64.86</text:p>
          </table:table-cell>
          <table:table-cell table:style-name="ce9" table:formula="of:=ROUNDDOWN([.$D22]*[.H$1];2)" office:value-type="float" office:value="75.67" calcext:value-type="float">
            <text:p>75.67</text:p>
          </table:table-cell>
          <table:table-cell table:style-name="ce9" table:formula="of:=ROUNDDOWN([.$D22]*[.I$1];2)" office:value-type="float" office:value="86.48" calcext:value-type="float">
            <text:p>86.48</text:p>
          </table:table-cell>
          <table:table-cell table:style-name="ce9" table:formula="of:=ROUNDDOWN([.$D22]*[.J$1];2)" office:value-type="float" office:value="97.29" calcext:value-type="float">
            <text:p>97.29</text:p>
          </table:table-cell>
          <table:table-cell table:style-name="ce9" table:formula="of:=ROUNDDOWN([.$D22]*[.K$1];2)" office:value-type="float" office:value="108.1" calcext:value-type="float">
            <text:p>108.1</text:p>
          </table:table-cell>
          <table:table-cell table:style-name="ce9" table:formula="of:=ROUNDDOWN([.$D22]*[.L$1];2)" office:value-type="float" office:value="118.91" calcext:value-type="float">
            <text:p>118.91</text:p>
          </table:table-cell>
          <table:table-cell table:style-name="ce9" table:formula="of:=ROUNDDOWN([.$D22]*[.M$1];2)" office:value-type="float" office:value="129.72" calcext:value-type="float">
            <text:p>129.72</text:p>
          </table:table-cell>
          <table:table-cell table:style-name="ce9" table:formula="of:=ROUNDDOWN([.$D22]*[.N$1];2)" office:value-type="float" office:value="140.54" calcext:value-type="float">
            <text:p>140.54</text:p>
          </table:table-cell>
          <table:table-cell table:style-name="ce9" table:formula="of:=ROUNDDOWN([.$D22]*[.O$1];2)" office:value-type="float" office:value="151.35" calcext:value-type="float">
            <text:p>151.35</text:p>
          </table:table-cell>
          <table:table-cell table:style-name="ce9" table:formula="of:=ROUNDDOWN([.$D22]*[.P$1];2)" office:value-type="float" office:value="162.16" calcext:value-type="float">
            <text:p>162.16</text:p>
          </table:table-cell>
          <table:table-cell table:style-name="ce9" table:formula="of:=ROUNDDOWN([.$D22]*[.Q$1];2)" office:value-type="float" office:value="172.97" calcext:value-type="float">
            <text:p>172.97</text:p>
          </table:table-cell>
          <table:table-cell table:style-name="ce9" table:formula="of:=ROUNDDOWN([.$D22]*[.R$1];2)" office:value-type="float" office:value="183.78" calcext:value-type="float">
            <text:p>183.78</text:p>
          </table:table-cell>
          <table:table-cell table:number-columns-repeated="8"/>
          <table:table-cell table:style-name="ce9" table:formula="of:=[$interface.A12]" office:value-type="string" office:string-value="3rd" calcext:value-type="string">
            <text:p>3rd</text:p>
          </table:table-cell>
          <table:table-cell table:style-name="ce9" table:formula="of:=ROUNDDOWN((1/[.$K$22])*[.B47];2)" office:value-type="float" office:value="394.69" calcext:value-type="float">
            <text:p>394.69</text:p>
          </table:table-cell>
          <table:table-cell table:style-name="ce9" table:formula="of:=ROUNDDOWN((1/[.$K$22])*[.C47];2)" office:value-type="float" office:value="451.08" calcext:value-type="float">
            <text:p>451.08</text:p>
          </table:table-cell>
          <table:table-cell table:style-name="ce9" table:formula="of:=ROUNDDOWN((1/[.$K$22])*[.D47];2)" office:value-type="float" office:value="479.27" calcext:value-type="float">
            <text:p>479.27</text:p>
          </table:table-cell>
          <table:table-cell table:style-name="ce9" table:formula="of:=ROUNDDOWN((1/[.$K$22])*[.E47];2)" office:value-type="float" office:value="507.47" calcext:value-type="float">
            <text:p>507.47</text:p>
          </table:table-cell>
          <table:table-cell table:style-name="ce9" table:formula="of:=ROUNDDOWN((1/[.$K$22])*[.F47];2)" office:value-type="float" office:value="563.85" calcext:value-type="float">
            <text:p>563.85</text:p>
          </table:table-cell>
          <table:table-cell table:style-name="ce9" table:formula="of:=ROUNDDOWN((1/[.$K$22])*[.G47];2)" office:value-type="float" office:value="620.24" calcext:value-type="float">
            <text:p>620.24</text:p>
          </table:table-cell>
          <table:table-cell table:style-name="ce9" table:formula="of:=ROUNDDOWN((1/[.$K$22])*[.H47];2)" office:value-type="float" office:value="676.62" calcext:value-type="float">
            <text:p>676.62</text:p>
          </table:table-cell>
          <table:table-cell table:style-name="ce9" table:formula="of:=ROUNDDOWN((1/[.$K$22])*[.I47];2)" office:value-type="float" office:value="733.01" calcext:value-type="float">
            <text:p>733.01</text:p>
          </table:table-cell>
          <table:table-cell table:style-name="ce9" table:formula="of:=ROUNDDOWN((1/[.$K$22])*[.J47];2)" office:value-type="float" office:value="789.39" calcext:value-type="float">
            <text:p>789.39</text:p>
          </table:table-cell>
          <table:table-cell table:style-name="ce9" table:formula="of:=ROUNDDOWN((1/[.$K$22])*[.K47];2)" office:value-type="float" office:value="845.78" calcext:value-type="float">
            <text:p>845.78</text:p>
          </table:table-cell>
          <table:table-cell table:style-name="ce9" table:formula="of:=ROUNDDOWN((1/[.$K$22])*[.L47];2)" office:value-type="float" office:value="902.17" calcext:value-type="float">
            <text:p>902.17</text:p>
          </table:table-cell>
          <table:table-cell table:style-name="ce9" table:formula="of:=ROUNDDOWN((1/[.$K$22])*[.M47];2)" office:value-type="float" office:value="845.78" calcext:value-type="float">
            <text:p>845.78</text:p>
          </table:table-cell>
          <table:table-cell table:style-name="ce9" table:formula="of:=ROUNDDOWN((1/[.$K$22])*[.N47];2)" office:value-type="float" office:value="789.39" calcext:value-type="float">
            <text:p>789.39</text:p>
          </table:table-cell>
          <table:table-cell table:style-name="ce9" table:formula="of:=ROUNDDOWN((1/[.$K$22])*[.O47];2)" office:value-type="float" office:value="733.01" calcext:value-type="float">
            <text:p>733.01</text:p>
          </table:table-cell>
          <table:table-cell table:style-name="ce9" table:formula="of:=ROUNDDOWN((1/[.$K$22])*[.P47];2)" office:value-type="float" office:value="676.62" calcext:value-type="float">
            <text:p>676.62</text:p>
          </table:table-cell>
          <table:table-cell table:style-name="ce9" table:formula="of:=ROUNDDOWN((1/[.$K$22])*[.Q47];2)" office:value-type="float" office:value="620.24" calcext:value-type="float">
            <text:p>620.24</text:p>
          </table:table-cell>
          <table:table-cell table:style-name="ce9" table:formula="of:=ROUNDDOWN((1/[.$K$22])*[.R47];2)" office:value-type="float" office:value="620.24" calcext:value-type="float">
            <text:p>620.24</text:p>
          </table:table-cell>
        </table:table-row>
        <table:table-row table:style-name="ro5">
          <table:table-cell table:style-name="ce9" table:formula="of:=[$interface.A13]" office:value-type="string" office:string-value="4th" calcext:value-type="string">
            <text:p>4th</text:p>
          </table:table-cell>
          <table:table-cell table:style-name="ce9" table:formula="of:=ROUNDDOWN([.$D23]*[.B$1];2)" office:value-type="float" office:value="12.5" calcext:value-type="float">
            <text:p>12.5</text:p>
          </table:table-cell>
          <table:table-cell table:style-name="ce9" table:formula="of:=ROUNDDOWN([.$D23]*[.C$1];2)" office:value-type="float" office:value="25" calcext:value-type="float">
            <text:p>25</text:p>
          </table:table-cell>
          <table:table-cell table:style-name="ce9" table:formula="of:=ROUNDDOWN([.$D23]*[.D$1];2)" office:value-type="float" office:value="37.5" calcext:value-type="float">
            <text:p>37.5</text:p>
          </table:table-cell>
          <table:table-cell table:style-name="ce9" table:formula="of:=ROUNDDOWN([.$D23]*[.E$1];2)" office:value-type="float" office:value="50" calcext:value-type="float">
            <text:p>50</text:p>
          </table:table-cell>
          <table:table-cell table:style-name="ce9" table:formula="of:=ROUNDDOWN([.$D23]*[.F$1];2)" office:value-type="float" office:value="62.5" calcext:value-type="float">
            <text:p>62.5</text:p>
          </table:table-cell>
          <table:table-cell table:style-name="ce9" table:formula="of:=ROUNDDOWN([.$D23]*[.G$1];2)" office:value-type="float" office:value="75" calcext:value-type="float">
            <text:p>75</text:p>
          </table:table-cell>
          <table:table-cell table:style-name="ce9" table:formula="of:=ROUNDDOWN([.$D23]*[.H$1];2)" office:value-type="float" office:value="87.5" calcext:value-type="float">
            <text:p>87.5</text:p>
          </table:table-cell>
          <table:table-cell table:style-name="ce9" table:formula="of:=ROUNDDOWN([.$D23]*[.I$1];2)" office:value-type="float" office:value="100" calcext:value-type="float">
            <text:p>100</text:p>
          </table:table-cell>
          <table:table-cell table:style-name="ce9" table:formula="of:=ROUNDDOWN([.$D23]*[.J$1];2)" office:value-type="float" office:value="112.5" calcext:value-type="float">
            <text:p>112.5</text:p>
          </table:table-cell>
          <table:table-cell table:style-name="ce9" table:formula="of:=ROUNDDOWN([.$D23]*[.K$1];2)" office:value-type="float" office:value="125" calcext:value-type="float">
            <text:p>125</text:p>
          </table:table-cell>
          <table:table-cell table:style-name="ce9" table:formula="of:=ROUNDDOWN([.$D23]*[.L$1];2)" office:value-type="float" office:value="137.5" calcext:value-type="float">
            <text:p>137.5</text:p>
          </table:table-cell>
          <table:table-cell table:style-name="ce9" table:formula="of:=ROUNDDOWN([.$D23]*[.M$1];2)" office:value-type="float" office:value="150" calcext:value-type="float">
            <text:p>150</text:p>
          </table:table-cell>
          <table:table-cell table:style-name="ce9" table:formula="of:=ROUNDDOWN([.$D23]*[.N$1];2)" office:value-type="float" office:value="162.5" calcext:value-type="float">
            <text:p>162.5</text:p>
          </table:table-cell>
          <table:table-cell table:style-name="ce9" table:formula="of:=ROUNDDOWN([.$D23]*[.O$1];2)" office:value-type="float" office:value="175" calcext:value-type="float">
            <text:p>175</text:p>
          </table:table-cell>
          <table:table-cell table:style-name="ce9" table:formula="of:=ROUNDDOWN([.$D23]*[.P$1];2)" office:value-type="float" office:value="187.5" calcext:value-type="float">
            <text:p>187.5</text:p>
          </table:table-cell>
          <table:table-cell table:style-name="ce9" table:formula="of:=ROUNDDOWN([.$D23]*[.Q$1];2)" office:value-type="float" office:value="200" calcext:value-type="float">
            <text:p>200</text:p>
          </table:table-cell>
          <table:table-cell table:style-name="ce9" table:formula="of:=ROUNDDOWN([.$D23]*[.R$1];2)" office:value-type="float" office:value="212.5" calcext:value-type="float">
            <text:p>212.5</text:p>
          </table:table-cell>
          <table:table-cell table:number-columns-repeated="8"/>
          <table:table-cell table:style-name="ce9" table:formula="of:=[$interface.A13]" office:value-type="string" office:string-value="4th" calcext:value-type="string">
            <text:p>4th</text:p>
          </table:table-cell>
          <table:table-cell table:style-name="ce9" table:formula="of:=ROUNDDOWN((1/[.$K$23])*[.B47];2)" office:value-type="float" office:value="341.36" calcext:value-type="float">
            <text:p>341.36</text:p>
          </table:table-cell>
          <table:table-cell table:style-name="ce9" table:formula="of:=ROUNDDOWN((1/[.$K$23])*[.C47];2)" office:value-type="float" office:value="390.12" calcext:value-type="float">
            <text:p>390.12</text:p>
          </table:table-cell>
          <table:table-cell table:style-name="ce9" table:formula="of:=ROUNDDOWN((1/[.$K$23])*[.D47];2)" office:value-type="float" office:value="414.51" calcext:value-type="float">
            <text:p>414.51</text:p>
          </table:table-cell>
          <table:table-cell table:style-name="ce9" table:formula="of:=ROUNDDOWN((1/[.$K$23])*[.E47];2)" office:value-type="float" office:value="438.89" calcext:value-type="float">
            <text:p>438.89</text:p>
          </table:table-cell>
          <table:table-cell table:style-name="ce9" table:formula="of:=ROUNDDOWN((1/[.$K$23])*[.F47];2)" office:value-type="float" office:value="487.66" calcext:value-type="float">
            <text:p>487.66</text:p>
          </table:table-cell>
          <table:table-cell table:style-name="ce9" table:formula="of:=ROUNDDOWN((1/[.$K$23])*[.G47];2)" office:value-type="float" office:value="536.42" calcext:value-type="float">
            <text:p>536.42</text:p>
          </table:table-cell>
          <table:table-cell table:style-name="ce9" table:formula="of:=ROUNDDOWN((1/[.$K$23])*[.H47];2)" office:value-type="float" office:value="585.19" calcext:value-type="float">
            <text:p>585.19</text:p>
          </table:table-cell>
          <table:table-cell table:style-name="ce9" table:formula="of:=ROUNDDOWN((1/[.$K$23])*[.I47];2)" office:value-type="float" office:value="633.96" calcext:value-type="float">
            <text:p>633.96</text:p>
          </table:table-cell>
          <table:table-cell table:style-name="ce9" table:formula="of:=ROUNDDOWN((1/[.$K$23])*[.J47];2)" office:value-type="float" office:value="682.72" calcext:value-type="float">
            <text:p>682.72</text:p>
          </table:table-cell>
          <table:table-cell table:style-name="ce9" table:formula="of:=ROUNDDOWN((1/[.$K$23])*[.K47];2)" office:value-type="float" office:value="731.49" calcext:value-type="float">
            <text:p>731.49</text:p>
          </table:table-cell>
          <table:table-cell table:style-name="ce9" table:formula="of:=ROUNDDOWN((1/[.$K$23])*[.L47];2)" office:value-type="float" office:value="780.25" calcext:value-type="float">
            <text:p>780.25</text:p>
          </table:table-cell>
          <table:table-cell table:style-name="ce9" table:formula="of:=ROUNDDOWN((1/[.$K$23])*[.M47];2)" office:value-type="float" office:value="731.49" calcext:value-type="float">
            <text:p>731.49</text:p>
          </table:table-cell>
          <table:table-cell table:style-name="ce9" table:formula="of:=ROUNDDOWN((1/[.$K$23])*[.N47];2)" office:value-type="float" office:value="682.72" calcext:value-type="float">
            <text:p>682.72</text:p>
          </table:table-cell>
          <table:table-cell table:style-name="ce9" table:formula="of:=ROUNDDOWN((1/[.$K$23])*[.O47];2)" office:value-type="float" office:value="633.96" calcext:value-type="float">
            <text:p>633.96</text:p>
          </table:table-cell>
          <table:table-cell table:style-name="ce9" table:formula="of:=ROUNDDOWN((1/[.$K$23])*[.P47];2)" office:value-type="float" office:value="585.19" calcext:value-type="float">
            <text:p>585.19</text:p>
          </table:table-cell>
          <table:table-cell table:style-name="ce9" table:formula="of:=ROUNDDOWN((1/[.$K$23])*[.Q47];2)" office:value-type="float" office:value="536.42" calcext:value-type="float">
            <text:p>536.42</text:p>
          </table:table-cell>
          <table:table-cell table:style-name="ce9" table:formula="of:=ROUNDDOWN((1/[.$K$23])*[.R47];2)" office:value-type="float" office:value="536.42" calcext:value-type="float">
            <text:p>536.42</text:p>
          </table:table-cell>
        </table:table-row>
        <table:table-row table:style-name="ro5">
          <table:table-cell table:style-name="ce9" table:formula="of:=[$interface.A14]" office:value-type="string" office:string-value="5th" calcext:value-type="string">
            <text:p>5th</text:p>
          </table:table-cell>
          <table:table-cell table:style-name="ce9" table:formula="of:=ROUNDDOWN([.$D24]*[.B$1];2)" office:value-type="float" office:value="13.63" calcext:value-type="float">
            <text:p>13.63</text:p>
          </table:table-cell>
          <table:table-cell table:style-name="ce9" table:formula="of:=ROUNDDOWN([.$D24]*[.C$1];2)" office:value-type="float" office:value="27.27" calcext:value-type="float">
            <text:p>27.27</text:p>
          </table:table-cell>
          <table:table-cell table:style-name="ce9" table:formula="of:=ROUNDDOWN([.$D24]*[.D$1];2)" office:value-type="float" office:value="40.9" calcext:value-type="float">
            <text:p>40.9</text:p>
          </table:table-cell>
          <table:table-cell table:style-name="ce9" table:formula="of:=ROUNDDOWN([.$D24]*[.E$1];2)" office:value-type="float" office:value="54.54" calcext:value-type="float">
            <text:p>54.54</text:p>
          </table:table-cell>
          <table:table-cell table:style-name="ce9" table:formula="of:=ROUNDDOWN([.$D24]*[.F$1];2)" office:value-type="float" office:value="68.18" calcext:value-type="float">
            <text:p>68.18</text:p>
          </table:table-cell>
          <table:table-cell table:style-name="ce9" table:formula="of:=ROUNDDOWN([.$D24]*[.G$1];2)" office:value-type="float" office:value="81.81" calcext:value-type="float">
            <text:p>81.81</text:p>
          </table:table-cell>
          <table:table-cell table:style-name="ce9" table:formula="of:=ROUNDDOWN([.$D24]*[.H$1];2)" office:value-type="float" office:value="95.45" calcext:value-type="float">
            <text:p>95.45</text:p>
          </table:table-cell>
          <table:table-cell table:style-name="ce9" table:formula="of:=ROUNDDOWN([.$D24]*[.I$1];2)" office:value-type="float" office:value="109.09" calcext:value-type="float">
            <text:p>109.09</text:p>
          </table:table-cell>
          <table:table-cell table:style-name="ce9" table:formula="of:=ROUNDDOWN([.$D24]*[.J$1];2)" office:value-type="float" office:value="122.72" calcext:value-type="float">
            <text:p>122.72</text:p>
          </table:table-cell>
          <table:table-cell table:style-name="ce9" table:formula="of:=ROUNDDOWN([.$D24]*[.K$1];2)" office:value-type="float" office:value="136.36" calcext:value-type="float">
            <text:p>136.36</text:p>
          </table:table-cell>
          <table:table-cell table:style-name="ce9" table:formula="of:=ROUNDDOWN([.$D24]*[.L$1];2)" office:value-type="float" office:value="150" calcext:value-type="float">
            <text:p>150</text:p>
          </table:table-cell>
          <table:table-cell table:style-name="ce9" table:formula="of:=ROUNDDOWN([.$D24]*[.M$1];2)" office:value-type="float" office:value="163.63" calcext:value-type="float">
            <text:p>163.63</text:p>
          </table:table-cell>
          <table:table-cell table:style-name="ce9" table:formula="of:=ROUNDDOWN([.$D24]*[.N$1];2)" office:value-type="float" office:value="177.27" calcext:value-type="float">
            <text:p>177.27</text:p>
          </table:table-cell>
          <table:table-cell table:style-name="ce9" table:formula="of:=ROUNDDOWN([.$D24]*[.O$1];2)" office:value-type="float" office:value="190.9" calcext:value-type="float">
            <text:p>190.9</text:p>
          </table:table-cell>
          <table:table-cell table:style-name="ce9" table:formula="of:=ROUNDDOWN([.$D24]*[.P$1];2)" office:value-type="float" office:value="204.54" calcext:value-type="float">
            <text:p>204.54</text:p>
          </table:table-cell>
          <table:table-cell table:style-name="ce9" table:formula="of:=ROUNDDOWN([.$D24]*[.Q$1];2)" office:value-type="float" office:value="218.18" calcext:value-type="float">
            <text:p>218.18</text:p>
          </table:table-cell>
          <table:table-cell table:style-name="ce9" table:formula="of:=ROUNDDOWN([.$D24]*[.R$1];2)" office:value-type="float" office:value="231.81" calcext:value-type="float">
            <text:p>231.81</text:p>
          </table:table-cell>
          <table:table-cell table:number-columns-repeated="8"/>
          <table:table-cell table:style-name="ce9" table:formula="of:=[$interface.A14]" office:value-type="string" office:string-value="5th" calcext:value-type="string">
            <text:p>5th</text:p>
          </table:table-cell>
          <table:table-cell table:style-name="ce9" table:formula="of:=ROUNDDOWN((1/[.$K$24])*[.B47];2)" office:value-type="float" office:value="312.91" calcext:value-type="float">
            <text:p>312.91</text:p>
          </table:table-cell>
          <table:table-cell table:style-name="ce9" table:formula="of:=ROUNDDOWN((1/[.$K$24])*[.C47];2)" office:value-type="float" office:value="357.62" calcext:value-type="float">
            <text:p>357.62</text:p>
          </table:table-cell>
          <table:table-cell table:style-name="ce9" table:formula="of:=ROUNDDOWN((1/[.$K$24])*[.D47];2)" office:value-type="float" office:value="379.97" calcext:value-type="float">
            <text:p>379.97</text:p>
          </table:table-cell>
          <table:table-cell table:style-name="ce9" table:formula="of:=ROUNDDOWN((1/[.$K$24])*[.E47];2)" office:value-type="float" office:value="402.32" calcext:value-type="float">
            <text:p>402.32</text:p>
          </table:table-cell>
          <table:table-cell table:style-name="ce9" table:formula="of:=ROUNDDOWN((1/[.$K$24])*[.F47];2)" office:value-type="float" office:value="447.02" calcext:value-type="float">
            <text:p>447.02</text:p>
          </table:table-cell>
          <table:table-cell table:style-name="ce9" table:formula="of:=ROUNDDOWN((1/[.$K$24])*[.G47];2)" office:value-type="float" office:value="491.72" calcext:value-type="float">
            <text:p>491.72</text:p>
          </table:table-cell>
          <table:table-cell table:style-name="ce9" table:formula="of:=ROUNDDOWN((1/[.$K$24])*[.H47];2)" office:value-type="float" office:value="536.43" calcext:value-type="float">
            <text:p>536.43</text:p>
          </table:table-cell>
          <table:table-cell table:style-name="ce9" table:formula="of:=ROUNDDOWN((1/[.$K$24])*[.I47];2)" office:value-type="float" office:value="581.13" calcext:value-type="float">
            <text:p>581.13</text:p>
          </table:table-cell>
          <table:table-cell table:style-name="ce9" table:formula="of:=ROUNDDOWN((1/[.$K$24])*[.J47];2)" office:value-type="float" office:value="625.83" calcext:value-type="float">
            <text:p>625.83</text:p>
          </table:table-cell>
          <table:table-cell table:style-name="ce9" table:formula="of:=ROUNDDOWN((1/[.$K$24])*[.K47];2)" office:value-type="float" office:value="670.54" calcext:value-type="float">
            <text:p>670.54</text:p>
          </table:table-cell>
          <table:table-cell table:style-name="ce9" table:formula="of:=ROUNDDOWN((1/[.$K$24])*[.L47];2)" office:value-type="float" office:value="715.24" calcext:value-type="float">
            <text:p>715.24</text:p>
          </table:table-cell>
          <table:table-cell table:style-name="ce9" table:formula="of:=ROUNDDOWN((1/[.$K$24])*[.M47];2)" office:value-type="float" office:value="670.54" calcext:value-type="float">
            <text:p>670.54</text:p>
          </table:table-cell>
          <table:table-cell table:style-name="ce9" table:formula="of:=ROUNDDOWN((1/[.$K$24])*[.N47];2)" office:value-type="float" office:value="625.83" calcext:value-type="float">
            <text:p>625.83</text:p>
          </table:table-cell>
          <table:table-cell table:style-name="ce9" table:formula="of:=ROUNDDOWN((1/[.$K$24])*[.O47];2)" office:value-type="float" office:value="581.13" calcext:value-type="float">
            <text:p>581.13</text:p>
          </table:table-cell>
          <table:table-cell table:style-name="ce9" table:formula="of:=ROUNDDOWN((1/[.$K$24])*[.P47];2)" office:value-type="float" office:value="536.43" calcext:value-type="float">
            <text:p>536.43</text:p>
          </table:table-cell>
          <table:table-cell table:style-name="ce9" table:formula="of:=ROUNDDOWN((1/[.$K$24])*[.Q47];2)" office:value-type="float" office:value="491.72" calcext:value-type="float">
            <text:p>491.72</text:p>
          </table:table-cell>
          <table:table-cell table:style-name="ce9" table:formula="of:=ROUNDDOWN((1/[.$K$24])*[.R47];2)" office:value-type="float" office:value="491.72" calcext:value-type="float">
            <text:p>491.72</text:p>
          </table:table-cell>
        </table:table-row>
        <table:table-row table:style-name="ro5">
          <table:table-cell table:style-name="ce9" table:formula="of:=[$interface.A15]" office:value-type="string" office:string-value="6th" calcext:value-type="string">
            <text:p>6th</text:p>
          </table:table-cell>
          <table:table-cell table:style-name="ce9" table:formula="of:=ROUNDDOWN([.$D25]*[.B$1];2)" office:value-type="float" office:value="14.86" calcext:value-type="float">
            <text:p>14.86</text:p>
          </table:table-cell>
          <table:table-cell table:style-name="ce9" table:formula="of:=ROUNDDOWN([.$D25]*[.C$1];2)" office:value-type="float" office:value="29.73" calcext:value-type="float">
            <text:p>29.73</text:p>
          </table:table-cell>
          <table:table-cell table:style-name="ce9" table:formula="of:=ROUNDDOWN([.$D25]*[.D$1];2)" office:value-type="float" office:value="44.6" calcext:value-type="float">
            <text:p>44.6</text:p>
          </table:table-cell>
          <table:table-cell table:style-name="ce9" table:formula="of:=ROUNDDOWN([.$D25]*[.E$1];2)" office:value-type="float" office:value="59.47" calcext:value-type="float">
            <text:p>59.47</text:p>
          </table:table-cell>
          <table:table-cell table:style-name="ce9" table:formula="of:=ROUNDDOWN([.$D25]*[.F$1];2)" office:value-type="float" office:value="74.34" calcext:value-type="float">
            <text:p>74.34</text:p>
          </table:table-cell>
          <table:table-cell table:style-name="ce9" table:formula="of:=ROUNDDOWN([.$D25]*[.G$1];2)" office:value-type="float" office:value="89.21" calcext:value-type="float">
            <text:p>89.21</text:p>
          </table:table-cell>
          <table:table-cell table:style-name="ce9" table:formula="of:=ROUNDDOWN([.$D25]*[.H$1];2)" office:value-type="float" office:value="104.08" calcext:value-type="float">
            <text:p>104.08</text:p>
          </table:table-cell>
          <table:table-cell table:style-name="ce9" table:formula="of:=ROUNDDOWN([.$D25]*[.I$1];2)" office:value-type="float" office:value="118.95" calcext:value-type="float">
            <text:p>118.95</text:p>
          </table:table-cell>
          <table:table-cell table:style-name="ce9" table:formula="of:=ROUNDDOWN([.$D25]*[.J$1];2)" office:value-type="float" office:value="133.81" calcext:value-type="float">
            <text:p>133.81</text:p>
          </table:table-cell>
          <table:table-cell table:style-name="ce9" table:formula="of:=ROUNDDOWN([.$D25]*[.K$1];2)" office:value-type="float" office:value="148.68" calcext:value-type="float">
            <text:p>148.68</text:p>
          </table:table-cell>
          <table:table-cell table:style-name="ce9" table:formula="of:=ROUNDDOWN([.$D25]*[.L$1];2)" office:value-type="float" office:value="163.55" calcext:value-type="float">
            <text:p>163.55</text:p>
          </table:table-cell>
          <table:table-cell table:style-name="ce9" table:formula="of:=ROUNDDOWN([.$D25]*[.M$1];2)" office:value-type="float" office:value="178.42" calcext:value-type="float">
            <text:p>178.42</text:p>
          </table:table-cell>
          <table:table-cell table:style-name="ce9" table:formula="of:=ROUNDDOWN([.$D25]*[.N$1];2)" office:value-type="float" office:value="193.29" calcext:value-type="float">
            <text:p>193.29</text:p>
          </table:table-cell>
          <table:table-cell table:style-name="ce9" table:formula="of:=ROUNDDOWN([.$D25]*[.O$1];2)" office:value-type="float" office:value="208.16" calcext:value-type="float">
            <text:p>208.16</text:p>
          </table:table-cell>
          <table:table-cell table:style-name="ce9" table:formula="of:=ROUNDDOWN([.$D25]*[.P$1];2)" office:value-type="float" office:value="223.03" calcext:value-type="float">
            <text:p>223.03</text:p>
          </table:table-cell>
          <table:table-cell table:style-name="ce9" table:formula="of:=ROUNDDOWN([.$D25]*[.Q$1];2)" office:value-type="float" office:value="237.9" calcext:value-type="float">
            <text:p>237.9</text:p>
          </table:table-cell>
          <table:table-cell table:style-name="ce9" table:formula="of:=ROUNDDOWN([.$D25]*[.R$1];2)" office:value-type="float" office:value="252.76" calcext:value-type="float">
            <text:p>252.76</text:p>
          </table:table-cell>
          <table:table-cell table:number-columns-repeated="8"/>
          <table:table-cell table:style-name="ce9" table:formula="of:=[$interface.A15]" office:value-type="string" office:string-value="6th" calcext:value-type="string">
            <text:p>6th</text:p>
          </table:table-cell>
          <table:table-cell table:style-name="ce9" table:formula="of:=ROUNDDOWN((1/[.$K$25])*[.B47];2)" office:value-type="float" office:value="286.97" calcext:value-type="float">
            <text:p>286.97</text:p>
          </table:table-cell>
          <table:table-cell table:style-name="ce9" table:formula="of:=ROUNDDOWN((1/[.$K$25])*[.C47];2)" office:value-type="float" office:value="327.97" calcext:value-type="float">
            <text:p>327.97</text:p>
          </table:table-cell>
          <table:table-cell table:style-name="ce9" table:formula="of:=ROUNDDOWN((1/[.$K$25])*[.D47];2)" office:value-type="float" office:value="348.47" calcext:value-type="float">
            <text:p>348.47</text:p>
          </table:table-cell>
          <table:table-cell table:style-name="ce9" table:formula="of:=ROUNDDOWN((1/[.$K$25])*[.E47];2)" office:value-type="float" office:value="368.97" calcext:value-type="float">
            <text:p>368.97</text:p>
          </table:table-cell>
          <table:table-cell table:style-name="ce9" table:formula="of:=ROUNDDOWN((1/[.$K$25])*[.F47];2)" office:value-type="float" office:value="409.97" calcext:value-type="float">
            <text:p>409.97</text:p>
          </table:table-cell>
          <table:table-cell table:style-name="ce9" table:formula="of:=ROUNDDOWN((1/[.$K$25])*[.G47];2)" office:value-type="float" office:value="450.96" calcext:value-type="float">
            <text:p>450.96</text:p>
          </table:table-cell>
          <table:table-cell table:style-name="ce9" table:formula="of:=ROUNDDOWN((1/[.$K$25])*[.H47];2)" office:value-type="float" office:value="491.96" calcext:value-type="float">
            <text:p>491.96</text:p>
          </table:table-cell>
          <table:table-cell table:style-name="ce9" table:formula="of:=ROUNDDOWN((1/[.$K$25])*[.I47];2)" office:value-type="float" office:value="532.96" calcext:value-type="float">
            <text:p>532.96</text:p>
          </table:table-cell>
          <table:table-cell table:style-name="ce9" table:formula="of:=ROUNDDOWN((1/[.$K$25])*[.J47];2)" office:value-type="float" office:value="573.95" calcext:value-type="float">
            <text:p>573.95</text:p>
          </table:table-cell>
          <table:table-cell table:style-name="ce9" table:formula="of:=ROUNDDOWN((1/[.$K$25])*[.K47];2)" office:value-type="float" office:value="614.95" calcext:value-type="float">
            <text:p>614.95</text:p>
          </table:table-cell>
          <table:table-cell table:style-name="ce9" table:formula="of:=ROUNDDOWN((1/[.$K$25])*[.L47];2)" office:value-type="float" office:value="655.95" calcext:value-type="float">
            <text:p>655.95</text:p>
          </table:table-cell>
          <table:table-cell table:style-name="ce9" table:formula="of:=ROUNDDOWN((1/[.$K$25])*[.M47];2)" office:value-type="float" office:value="614.95" calcext:value-type="float">
            <text:p>614.95</text:p>
          </table:table-cell>
          <table:table-cell table:style-name="ce9" table:formula="of:=ROUNDDOWN((1/[.$K$25])*[.N47];2)" office:value-type="float" office:value="573.95" calcext:value-type="float">
            <text:p>573.95</text:p>
          </table:table-cell>
          <table:table-cell table:style-name="ce9" table:formula="of:=ROUNDDOWN((1/[.$K$25])*[.O47];2)" office:value-type="float" office:value="532.96" calcext:value-type="float">
            <text:p>532.96</text:p>
          </table:table-cell>
          <table:table-cell table:style-name="ce9" table:formula="of:=ROUNDDOWN((1/[.$K$25])*[.P47];2)" office:value-type="float" office:value="491.96" calcext:value-type="float">
            <text:p>491.96</text:p>
          </table:table-cell>
          <table:table-cell table:style-name="ce9" table:formula="of:=ROUNDDOWN((1/[.$K$25])*[.Q47];2)" office:value-type="float" office:value="450.96" calcext:value-type="float">
            <text:p>450.96</text:p>
          </table:table-cell>
          <table:table-cell table:style-name="ce9" table:formula="of:=ROUNDDOWN((1/[.$K$25])*[.R47];2)" office:value-type="float" office:value="450.96" calcext:value-type="float">
            <text:p>450.96</text:p>
          </table:table-cell>
        </table:table-row>
        <table:table-row table:style-name="ro5">
          <table:table-cell table:style-name="ce9" table:formula="of:=[$interface.A16]" office:value-type="string" office:string-value="7th" calcext:value-type="string">
            <text:p>7th</text:p>
          </table:table-cell>
          <table:table-cell table:style-name="ce9" table:formula="of:=ROUNDDOWN([.$D26]*[.B$1];2)" office:value-type="float" office:value="16.36" calcext:value-type="float">
            <text:p>16.36</text:p>
          </table:table-cell>
          <table:table-cell table:style-name="ce9" table:formula="of:=ROUNDDOWN([.$D26]*[.C$1];2)" office:value-type="float" office:value="32.73" calcext:value-type="float">
            <text:p>32.73</text:p>
          </table:table-cell>
          <table:table-cell table:style-name="ce9" table:formula="of:=ROUNDDOWN([.$D26]*[.D$1];2)" office:value-type="float" office:value="49.1" calcext:value-type="float">
            <text:p>49.1</text:p>
          </table:table-cell>
          <table:table-cell table:style-name="ce9" table:formula="of:=ROUNDDOWN([.$D26]*[.E$1];2)" office:value-type="float" office:value="65.47" calcext:value-type="float">
            <text:p>65.47</text:p>
          </table:table-cell>
          <table:table-cell table:style-name="ce9" table:formula="of:=ROUNDDOWN([.$D26]*[.F$1];2)" office:value-type="float" office:value="81.84" calcext:value-type="float">
            <text:p>81.84</text:p>
          </table:table-cell>
          <table:table-cell table:style-name="ce9" table:formula="of:=ROUNDDOWN([.$D26]*[.G$1];2)" office:value-type="float" office:value="98.21" calcext:value-type="float">
            <text:p>98.21</text:p>
          </table:table-cell>
          <table:table-cell table:style-name="ce9" table:formula="of:=ROUNDDOWN([.$D26]*[.H$1];2)" office:value-type="float" office:value="114.58" calcext:value-type="float">
            <text:p>114.58</text:p>
          </table:table-cell>
          <table:table-cell table:style-name="ce9" table:formula="of:=ROUNDDOWN([.$D26]*[.I$1];2)" office:value-type="float" office:value="130.95" calcext:value-type="float">
            <text:p>130.95</text:p>
          </table:table-cell>
          <table:table-cell table:style-name="ce9" table:formula="of:=ROUNDDOWN([.$D26]*[.J$1];2)" office:value-type="float" office:value="147.32" calcext:value-type="float">
            <text:p>147.32</text:p>
          </table:table-cell>
          <table:table-cell table:style-name="ce9" table:formula="of:=ROUNDDOWN([.$D26]*[.K$1];2)" office:value-type="float" office:value="163.69" calcext:value-type="float">
            <text:p>163.69</text:p>
          </table:table-cell>
          <table:table-cell table:style-name="ce9" table:formula="of:=ROUNDDOWN([.$D26]*[.L$1];2)" office:value-type="float" office:value="180.05" calcext:value-type="float">
            <text:p>180.05</text:p>
          </table:table-cell>
          <table:table-cell table:style-name="ce9" table:formula="of:=ROUNDDOWN([.$D26]*[.M$1];2)" office:value-type="float" office:value="196.42" calcext:value-type="float">
            <text:p>196.42</text:p>
          </table:table-cell>
          <table:table-cell table:style-name="ce9" table:formula="of:=ROUNDDOWN([.$D26]*[.N$1];2)" office:value-type="float" office:value="212.79" calcext:value-type="float">
            <text:p>212.79</text:p>
          </table:table-cell>
          <table:table-cell table:style-name="ce9" table:formula="of:=ROUNDDOWN([.$D26]*[.O$1];2)" office:value-type="float" office:value="229.16" calcext:value-type="float">
            <text:p>229.16</text:p>
          </table:table-cell>
          <table:table-cell table:style-name="ce9" table:formula="of:=ROUNDDOWN([.$D26]*[.P$1];2)" office:value-type="float" office:value="245.53" calcext:value-type="float">
            <text:p>245.53</text:p>
          </table:table-cell>
          <table:table-cell table:style-name="ce9" table:formula="of:=ROUNDDOWN([.$D26]*[.Q$1];2)" office:value-type="float" office:value="261.9" calcext:value-type="float">
            <text:p>261.9</text:p>
          </table:table-cell>
          <table:table-cell table:style-name="ce9" table:formula="of:=ROUNDDOWN([.$D26]*[.R$1];2)" office:value-type="float" office:value="278.27" calcext:value-type="float">
            <text:p>278.27</text:p>
          </table:table-cell>
          <table:table-cell table:number-columns-repeated="8"/>
          <table:table-cell table:style-name="ce9" table:formula="of:=[$interface.A16]" office:value-type="string" office:string-value="7th" calcext:value-type="string">
            <text:p>7th</text:p>
          </table:table-cell>
          <table:table-cell table:style-name="ce9" table:formula="of:=ROUNDDOWN((1/[.$K$26])*[.B47];2)" office:value-type="float" office:value="260.67" calcext:value-type="float">
            <text:p>260.67</text:p>
          </table:table-cell>
          <table:table-cell table:style-name="ce9" table:formula="of:=ROUNDDOWN((1/[.$K$26])*[.C47];2)" office:value-type="float" office:value="297.91" calcext:value-type="float">
            <text:p>297.91</text:p>
          </table:table-cell>
          <table:table-cell table:style-name="ce9" table:formula="of:=ROUNDDOWN((1/[.$K$26])*[.D47];2)" office:value-type="float" office:value="316.53" calcext:value-type="float">
            <text:p>316.53</text:p>
          </table:table-cell>
          <table:table-cell table:style-name="ce9" table:formula="of:=ROUNDDOWN((1/[.$K$26])*[.E47];2)" office:value-type="float" office:value="335.15" calcext:value-type="float">
            <text:p>335.15</text:p>
          </table:table-cell>
          <table:table-cell table:style-name="ce9" table:formula="of:=ROUNDDOWN((1/[.$K$26])*[.F47];2)" office:value-type="float" office:value="372.39" calcext:value-type="float">
            <text:p>372.39</text:p>
          </table:table-cell>
          <table:table-cell table:style-name="ce9" table:formula="of:=ROUNDDOWN((1/[.$K$26])*[.G47];2)" office:value-type="float" office:value="409.63" calcext:value-type="float">
            <text:p>409.63</text:p>
          </table:table-cell>
          <table:table-cell table:style-name="ce9" table:formula="of:=ROUNDDOWN((1/[.$K$26])*[.H47];2)" office:value-type="float" office:value="446.87" calcext:value-type="float">
            <text:p>446.87</text:p>
          </table:table-cell>
          <table:table-cell table:style-name="ce9" table:formula="of:=ROUNDDOWN((1/[.$K$26])*[.I47];2)" office:value-type="float" office:value="484.11" calcext:value-type="float">
            <text:p>484.11</text:p>
          </table:table-cell>
          <table:table-cell table:style-name="ce9" table:formula="of:=ROUNDDOWN((1/[.$K$26])*[.J47];2)" office:value-type="float" office:value="521.35" calcext:value-type="float">
            <text:p>521.35</text:p>
          </table:table-cell>
          <table:table-cell table:style-name="ce9" table:formula="of:=ROUNDDOWN((1/[.$K$26])*[.K47];2)" office:value-type="float" office:value="558.59" calcext:value-type="float">
            <text:p>558.59</text:p>
          </table:table-cell>
          <table:table-cell table:style-name="ce9" table:formula="of:=ROUNDDOWN((1/[.$K$26])*[.L47];2)" office:value-type="float" office:value="595.83" calcext:value-type="float">
            <text:p>595.83</text:p>
          </table:table-cell>
          <table:table-cell table:style-name="ce9" table:formula="of:=ROUNDDOWN((1/[.$K$26])*[.M47];2)" office:value-type="float" office:value="558.59" calcext:value-type="float">
            <text:p>558.59</text:p>
          </table:table-cell>
          <table:table-cell table:style-name="ce9" table:formula="of:=ROUNDDOWN((1/[.$K$26])*[.N47];2)" office:value-type="float" office:value="521.35" calcext:value-type="float">
            <text:p>521.35</text:p>
          </table:table-cell>
          <table:table-cell table:style-name="ce9" table:formula="of:=ROUNDDOWN((1/[.$K$26])*[.O47];2)" office:value-type="float" office:value="484.11" calcext:value-type="float">
            <text:p>484.11</text:p>
          </table:table-cell>
          <table:table-cell table:style-name="ce9" table:formula="of:=ROUNDDOWN((1/[.$K$26])*[.P47];2)" office:value-type="float" office:value="446.87" calcext:value-type="float">
            <text:p>446.87</text:p>
          </table:table-cell>
          <table:table-cell table:style-name="ce9" table:formula="of:=ROUNDDOWN((1/[.$K$26])*[.Q47];2)" office:value-type="float" office:value="409.63" calcext:value-type="float">
            <text:p>409.63</text:p>
          </table:table-cell>
          <table:table-cell table:style-name="ce9" table:formula="of:=ROUNDDOWN((1/[.$K$26])*[.R47];2)" office:value-type="float" office:value="409.63" calcext:value-type="float">
            <text:p>409.63</text:p>
          </table:table-cell>
        </table:table-row>
        <table:table-row table:style-name="ro5">
          <table:table-cell table:style-name="ce9" table:formula="of:=[$interface.A17]" office:value-type="string" office:string-value="8th" calcext:value-type="string">
            <text:p>8th</text:p>
          </table:table-cell>
          <table:table-cell table:style-name="ce9" table:formula="of:=ROUNDDOWN([.$D27]*[.B$1];2)" office:value-type="float" office:value="19.56" calcext:value-type="float">
            <text:p>19.56</text:p>
          </table:table-cell>
          <table:table-cell table:style-name="ce9" table:formula="of:=ROUNDDOWN([.$D27]*[.C$1];2)" office:value-type="float" office:value="39.13" calcext:value-type="float">
            <text:p>39.13</text:p>
          </table:table-cell>
          <table:table-cell table:style-name="ce9" table:formula="of:=ROUNDDOWN([.$D27]*[.D$1];2)" office:value-type="float" office:value="58.69" calcext:value-type="float">
            <text:p>58.69</text:p>
          </table:table-cell>
          <table:table-cell table:style-name="ce9" table:formula="of:=ROUNDDOWN([.$D27]*[.E$1];2)" office:value-type="float" office:value="78.26" calcext:value-type="float">
            <text:p>78.26</text:p>
          </table:table-cell>
          <table:table-cell table:style-name="ce9" table:formula="of:=ROUNDDOWN([.$D27]*[.F$1];2)" office:value-type="float" office:value="97.83" calcext:value-type="float">
            <text:p>97.83</text:p>
          </table:table-cell>
          <table:table-cell table:style-name="ce9" table:formula="of:=ROUNDDOWN([.$D27]*[.G$1];2)" office:value-type="float" office:value="117.39" calcext:value-type="float">
            <text:p>117.39</text:p>
          </table:table-cell>
          <table:table-cell table:style-name="ce9" table:formula="of:=ROUNDDOWN([.$D27]*[.H$1];2)" office:value-type="float" office:value="136.96" calcext:value-type="float">
            <text:p>136.96</text:p>
          </table:table-cell>
          <table:table-cell table:style-name="ce9" table:formula="of:=ROUNDDOWN([.$D27]*[.I$1];2)" office:value-type="float" office:value="156.53" calcext:value-type="float">
            <text:p>156.53</text:p>
          </table:table-cell>
          <table:table-cell table:style-name="ce9" table:formula="of:=ROUNDDOWN([.$D27]*[.J$1];2)" office:value-type="float" office:value="176.09" calcext:value-type="float">
            <text:p>176.09</text:p>
          </table:table-cell>
          <table:table-cell table:style-name="ce9" table:formula="of:=ROUNDDOWN([.$D27]*[.K$1];2)" office:value-type="float" office:value="195.66" calcext:value-type="float">
            <text:p>195.66</text:p>
          </table:table-cell>
          <table:table-cell table:style-name="ce9" table:formula="of:=ROUNDDOWN([.$D27]*[.L$1];2)" office:value-type="float" office:value="215.23" calcext:value-type="float">
            <text:p>215.23</text:p>
          </table:table-cell>
          <table:table-cell table:style-name="ce9" table:formula="of:=ROUNDDOWN([.$D27]*[.M$1];2)" office:value-type="float" office:value="234.79" calcext:value-type="float">
            <text:p>234.79</text:p>
          </table:table-cell>
          <table:table-cell table:style-name="ce9" table:formula="of:=ROUNDDOWN([.$D27]*[.N$1];2)" office:value-type="float" office:value="254.36" calcext:value-type="float">
            <text:p>254.36</text:p>
          </table:table-cell>
          <table:table-cell table:style-name="ce9" table:formula="of:=ROUNDDOWN([.$D27]*[.O$1];2)" office:value-type="float" office:value="273.93" calcext:value-type="float">
            <text:p>273.93</text:p>
          </table:table-cell>
          <table:table-cell table:style-name="ce9" table:formula="of:=ROUNDDOWN([.$D27]*[.P$1];2)" office:value-type="float" office:value="293.49" calcext:value-type="float">
            <text:p>293.49</text:p>
          </table:table-cell>
          <table:table-cell table:style-name="ce9" table:formula="of:=ROUNDDOWN([.$D27]*[.Q$1];2)" office:value-type="float" office:value="313.06" calcext:value-type="float">
            <text:p>313.06</text:p>
          </table:table-cell>
          <table:table-cell table:style-name="ce9" table:formula="of:=ROUNDDOWN([.$D27]*[.R$1];2)" office:value-type="float" office:value="332.63" calcext:value-type="float">
            <text:p>332.63</text:p>
          </table:table-cell>
          <table:table-cell table:number-columns-repeated="8"/>
          <table:table-cell table:style-name="ce9" table:formula="of:=[$interface.A17]" office:value-type="string" office:string-value="8th" calcext:value-type="string">
            <text:p>8th</text:p>
          </table:table-cell>
          <table:table-cell table:style-name="ce9" table:formula="of:=ROUNDDOWN((1/[.$K$27])*[.B47];2)" office:value-type="float" office:value="218.08" calcext:value-type="float">
            <text:p>218.08</text:p>
          </table:table-cell>
          <table:table-cell table:style-name="ce9" table:formula="of:=ROUNDDOWN((1/[.$K$27])*[.C47];2)" office:value-type="float" office:value="249.23" calcext:value-type="float">
            <text:p>249.23</text:p>
          </table:table-cell>
          <table:table-cell table:style-name="ce9" table:formula="of:=ROUNDDOWN((1/[.$K$27])*[.D47];2)" office:value-type="float" office:value="264.81" calcext:value-type="float">
            <text:p>264.81</text:p>
          </table:table-cell>
          <table:table-cell table:style-name="ce9" table:formula="of:=ROUNDDOWN((1/[.$K$27])*[.E47];2)" office:value-type="float" office:value="280.39" calcext:value-type="float">
            <text:p>280.39</text:p>
          </table:table-cell>
          <table:table-cell table:style-name="ce9" table:formula="of:=ROUNDDOWN((1/[.$K$27])*[.F47];2)" office:value-type="float" office:value="311.54" calcext:value-type="float">
            <text:p>311.54</text:p>
          </table:table-cell>
          <table:table-cell table:style-name="ce9" table:formula="of:=ROUNDDOWN((1/[.$K$27])*[.G47];2)" office:value-type="float" office:value="342.7" calcext:value-type="float">
            <text:p>342.7</text:p>
          </table:table-cell>
          <table:table-cell table:style-name="ce9" table:formula="of:=ROUNDDOWN((1/[.$K$27])*[.H47];2)" office:value-type="float" office:value="373.85" calcext:value-type="float">
            <text:p>373.85</text:p>
          </table:table-cell>
          <table:table-cell table:style-name="ce9" table:formula="of:=ROUNDDOWN((1/[.$K$27])*[.I47];2)" office:value-type="float" office:value="405" calcext:value-type="float">
            <text:p>405</text:p>
          </table:table-cell>
          <table:table-cell table:style-name="ce9" table:formula="of:=ROUNDDOWN((1/[.$K$27])*[.J47];2)" office:value-type="float" office:value="436.16" calcext:value-type="float">
            <text:p>436.16</text:p>
          </table:table-cell>
          <table:table-cell table:style-name="ce9" table:formula="of:=ROUNDDOWN((1/[.$K$27])*[.K47];2)" office:value-type="float" office:value="467.31" calcext:value-type="float">
            <text:p>467.31</text:p>
          </table:table-cell>
          <table:table-cell table:style-name="ce9" table:formula="of:=ROUNDDOWN((1/[.$K$27])*[.L47];2)" office:value-type="float" office:value="498.47" calcext:value-type="float">
            <text:p>498.47</text:p>
          </table:table-cell>
          <table:table-cell table:style-name="ce9" table:formula="of:=ROUNDDOWN((1/[.$K$27])*[.M47];2)" office:value-type="float" office:value="467.31" calcext:value-type="float">
            <text:p>467.31</text:p>
          </table:table-cell>
          <table:table-cell table:style-name="ce9" table:formula="of:=ROUNDDOWN((1/[.$K$27])*[.N47];2)" office:value-type="float" office:value="436.16" calcext:value-type="float">
            <text:p>436.16</text:p>
          </table:table-cell>
          <table:table-cell table:style-name="ce9" table:formula="of:=ROUNDDOWN((1/[.$K$27])*[.O47];2)" office:value-type="float" office:value="405" calcext:value-type="float">
            <text:p>405</text:p>
          </table:table-cell>
          <table:table-cell table:style-name="ce9" table:formula="of:=ROUNDDOWN((1/[.$K$27])*[.P47];2)" office:value-type="float" office:value="373.85" calcext:value-type="float">
            <text:p>373.85</text:p>
          </table:table-cell>
          <table:table-cell table:style-name="ce9" table:formula="of:=ROUNDDOWN((1/[.$K$27])*[.Q47];2)" office:value-type="float" office:value="342.7" calcext:value-type="float">
            <text:p>342.7</text:p>
          </table:table-cell>
          <table:table-cell table:style-name="ce9" table:formula="of:=ROUNDDOWN((1/[.$K$27])*[.R47];2)" office:value-type="float" office:value="342.7" calcext:value-type="float">
            <text:p>342.7</text:p>
          </table:table-cell>
        </table:table-row>
        <table:table-row table:style-name="ro5">
          <table:table-cell table:style-name="ce9" table:formula="of:=[$interface.A18]" office:value-type="string" office:string-value="9th" calcext:value-type="string">
            <text:p>9th</text:p>
          </table:table-cell>
          <table:table-cell table:style-name="ce9" table:formula="of:=ROUNDDOWN([.$D28]*[.B$1];2)" office:value-type="float" office:value="22.72" calcext:value-type="float">
            <text:p>22.72</text:p>
          </table:table-cell>
          <table:table-cell table:style-name="ce9" table:formula="of:=ROUNDDOWN([.$D28]*[.C$1];2)" office:value-type="float" office:value="45.45" calcext:value-type="float">
            <text:p>45.45</text:p>
          </table:table-cell>
          <table:table-cell table:style-name="ce9" table:formula="of:=ROUNDDOWN([.$D28]*[.D$1];2)" office:value-type="float" office:value="68.18" calcext:value-type="float">
            <text:p>68.18</text:p>
          </table:table-cell>
          <table:table-cell table:style-name="ce9" table:formula="of:=ROUNDDOWN([.$D28]*[.E$1];2)" office:value-type="float" office:value="90.9" calcext:value-type="float">
            <text:p>90.9</text:p>
          </table:table-cell>
          <table:table-cell table:style-name="ce9" table:formula="of:=ROUNDDOWN([.$D28]*[.F$1];2)" office:value-type="float" office:value="113.63" calcext:value-type="float">
            <text:p>113.63</text:p>
          </table:table-cell>
          <table:table-cell table:style-name="ce9" table:formula="of:=ROUNDDOWN([.$D28]*[.G$1];2)" office:value-type="float" office:value="136.36" calcext:value-type="float">
            <text:p>136.36</text:p>
          </table:table-cell>
          <table:table-cell table:style-name="ce9" table:formula="of:=ROUNDDOWN([.$D28]*[.H$1];2)" office:value-type="float" office:value="159.09" calcext:value-type="float">
            <text:p>159.09</text:p>
          </table:table-cell>
          <table:table-cell table:style-name="ce9" table:formula="of:=ROUNDDOWN([.$D28]*[.I$1];2)" office:value-type="float" office:value="181.81" calcext:value-type="float">
            <text:p>181.81</text:p>
          </table:table-cell>
          <table:table-cell table:style-name="ce9" table:formula="of:=ROUNDDOWN([.$D28]*[.J$1];2)" office:value-type="float" office:value="204.54" calcext:value-type="float">
            <text:p>204.54</text:p>
          </table:table-cell>
          <table:table-cell table:style-name="ce9" table:formula="of:=ROUNDDOWN([.$D28]*[.K$1];2)" office:value-type="float" office:value="227.27" calcext:value-type="float">
            <text:p>227.27</text:p>
          </table:table-cell>
          <table:table-cell table:style-name="ce9" table:formula="of:=ROUNDDOWN([.$D28]*[.L$1];2)" office:value-type="float" office:value="250" calcext:value-type="float">
            <text:p>250</text:p>
          </table:table-cell>
          <table:table-cell table:style-name="ce9" table:formula="of:=ROUNDDOWN([.$D28]*[.M$1];2)" office:value-type="float" office:value="272.72" calcext:value-type="float">
            <text:p>272.72</text:p>
          </table:table-cell>
          <table:table-cell table:style-name="ce9" table:formula="of:=ROUNDDOWN([.$D28]*[.N$1];2)" office:value-type="float" office:value="295.45" calcext:value-type="float">
            <text:p>295.45</text:p>
          </table:table-cell>
          <table:table-cell table:style-name="ce9" table:formula="of:=ROUNDDOWN([.$D28]*[.O$1];2)" office:value-type="float" office:value="318.18" calcext:value-type="float">
            <text:p>318.18</text:p>
          </table:table-cell>
          <table:table-cell table:style-name="ce9" table:formula="of:=ROUNDDOWN([.$D28]*[.P$1];2)" office:value-type="float" office:value="340.9" calcext:value-type="float">
            <text:p>340.9</text:p>
          </table:table-cell>
          <table:table-cell table:style-name="ce9" table:formula="of:=ROUNDDOWN([.$D28]*[.Q$1];2)" office:value-type="float" office:value="363.63" calcext:value-type="float">
            <text:p>363.63</text:p>
          </table:table-cell>
          <table:table-cell table:style-name="ce9" table:formula="of:=ROUNDDOWN([.$D28]*[.R$1];2)" office:value-type="float" office:value="386.36" calcext:value-type="float">
            <text:p>386.36</text:p>
          </table:table-cell>
          <table:table-cell table:number-columns-repeated="8"/>
          <table:table-cell table:style-name="ce9" table:formula="of:=[$interface.A18]" office:value-type="string" office:string-value="9th" calcext:value-type="string">
            <text:p>9th</text:p>
          </table:table-cell>
          <table:table-cell table:style-name="ce9" table:formula="of:=ROUNDDOWN((1/[.$K$28])*[.B47];2)" office:value-type="float" office:value="187.74" calcext:value-type="float">
            <text:p>187.74</text:p>
          </table:table-cell>
          <table:table-cell table:style-name="ce9" table:formula="of:=ROUNDDOWN((1/[.$K$28])*[.C47];2)" office:value-type="float" office:value="214.56" calcext:value-type="float">
            <text:p>214.56</text:p>
          </table:table-cell>
          <table:table-cell table:style-name="ce9" table:formula="of:=ROUNDDOWN((1/[.$K$28])*[.D47];2)" office:value-type="float" office:value="227.97" calcext:value-type="float">
            <text:p>227.97</text:p>
          </table:table-cell>
          <table:table-cell table:style-name="ce9" table:formula="of:=ROUNDDOWN((1/[.$K$28])*[.E47];2)" office:value-type="float" office:value="241.39" calcext:value-type="float">
            <text:p>241.39</text:p>
          </table:table-cell>
          <table:table-cell table:style-name="ce9" table:formula="of:=ROUNDDOWN((1/[.$K$28])*[.F47];2)" office:value-type="float" office:value="268.21" calcext:value-type="float">
            <text:p>268.21</text:p>
          </table:table-cell>
          <table:table-cell table:style-name="ce9" table:formula="of:=ROUNDDOWN((1/[.$K$28])*[.G47];2)" office:value-type="float" office:value="295.03" calcext:value-type="float">
            <text:p>295.03</text:p>
          </table:table-cell>
          <table:table-cell table:style-name="ce9" table:formula="of:=ROUNDDOWN((1/[.$K$28])*[.H47];2)" office:value-type="float" office:value="321.85" calcext:value-type="float">
            <text:p>321.85</text:p>
          </table:table-cell>
          <table:table-cell table:style-name="ce9" table:formula="of:=ROUNDDOWN((1/[.$K$28])*[.I47];2)" office:value-type="float" office:value="348.67" calcext:value-type="float">
            <text:p>348.67</text:p>
          </table:table-cell>
          <table:table-cell table:style-name="ce9" table:formula="of:=ROUNDDOWN((1/[.$K$28])*[.J47];2)" office:value-type="float" office:value="375.49" calcext:value-type="float">
            <text:p>375.49</text:p>
          </table:table-cell>
          <table:table-cell table:style-name="ce9" table:formula="of:=ROUNDDOWN((1/[.$K$28])*[.K47];2)" office:value-type="float" office:value="402.31" calcext:value-type="float">
            <text:p>402.31</text:p>
          </table:table-cell>
          <table:table-cell table:style-name="ce9" table:formula="of:=ROUNDDOWN((1/[.$K$28])*[.L47];2)" office:value-type="float" office:value="429.13" calcext:value-type="float">
            <text:p>429.13</text:p>
          </table:table-cell>
          <table:table-cell table:style-name="ce9" table:formula="of:=ROUNDDOWN((1/[.$K$28])*[.M47];2)" office:value-type="float" office:value="402.31" calcext:value-type="float">
            <text:p>402.31</text:p>
          </table:table-cell>
          <table:table-cell table:style-name="ce9" table:formula="of:=ROUNDDOWN((1/[.$K$28])*[.N47];2)" office:value-type="float" office:value="375.49" calcext:value-type="float">
            <text:p>375.49</text:p>
          </table:table-cell>
          <table:table-cell table:style-name="ce9" table:formula="of:=ROUNDDOWN((1/[.$K$28])*[.O47];2)" office:value-type="float" office:value="348.67" calcext:value-type="float">
            <text:p>348.67</text:p>
          </table:table-cell>
          <table:table-cell table:style-name="ce9" table:formula="of:=ROUNDDOWN((1/[.$K$28])*[.P47];2)" office:value-type="float" office:value="321.85" calcext:value-type="float">
            <text:p>321.85</text:p>
          </table:table-cell>
          <table:table-cell table:style-name="ce9" table:formula="of:=ROUNDDOWN((1/[.$K$28])*[.Q47];2)" office:value-type="float" office:value="295.03" calcext:value-type="float">
            <text:p>295.03</text:p>
          </table:table-cell>
          <table:table-cell table:style-name="ce9" table:formula="of:=ROUNDDOWN((1/[.$K$28])*[.R47];2)" office:value-type="float" office:value="295.03" calcext:value-type="float">
            <text:p>295.03</text:p>
          </table:table-cell>
        </table:table-row>
        <table:table-row table:style-name="ro5">
          <table:table-cell table:style-name="ce9" table:formula="of:=[$interface.A19]" office:value-type="string" office:string-value="10th" calcext:value-type="string">
            <text:p>10th</text:p>
          </table:table-cell>
          <table:table-cell table:style-name="ce9" table:formula="of:=ROUNDDOWN([.$D29]*[.B$1];2)" office:value-type="float" office:value="22.89" calcext:value-type="float">
            <text:p>22.89</text:p>
          </table:table-cell>
          <table:table-cell table:style-name="ce9" table:formula="of:=ROUNDDOWN([.$D29]*[.C$1];2)" office:value-type="float" office:value="45.79" calcext:value-type="float">
            <text:p>45.79</text:p>
          </table:table-cell>
          <table:table-cell table:style-name="ce9" table:formula="of:=ROUNDDOWN([.$D29]*[.D$1];2)" office:value-type="float" office:value="68.69" calcext:value-type="float">
            <text:p>68.69</text:p>
          </table:table-cell>
          <table:table-cell table:style-name="ce9" table:formula="of:=ROUNDDOWN([.$D29]*[.E$1];2)" office:value-type="float" office:value="91.59" calcext:value-type="float">
            <text:p>91.59</text:p>
          </table:table-cell>
          <table:table-cell table:style-name="ce9" table:formula="of:=ROUNDDOWN([.$D29]*[.F$1];2)" office:value-type="float" office:value="114.49" calcext:value-type="float">
            <text:p>114.49</text:p>
          </table:table-cell>
          <table:table-cell table:style-name="ce9" table:formula="of:=ROUNDDOWN([.$D29]*[.G$1];2)" office:value-type="float" office:value="137.39" calcext:value-type="float">
            <text:p>137.39</text:p>
          </table:table-cell>
          <table:table-cell table:style-name="ce9" table:formula="of:=ROUNDDOWN([.$D29]*[.H$1];2)" office:value-type="float" office:value="160.28" calcext:value-type="float">
            <text:p>160.28</text:p>
          </table:table-cell>
          <table:table-cell table:style-name="ce9" table:formula="of:=ROUNDDOWN([.$D29]*[.I$1];2)" office:value-type="float" office:value="183.18" calcext:value-type="float">
            <text:p>183.18</text:p>
          </table:table-cell>
          <table:table-cell table:style-name="ce9" table:formula="of:=ROUNDDOWN([.$D29]*[.J$1];2)" office:value-type="float" office:value="206.08" calcext:value-type="float">
            <text:p>206.08</text:p>
          </table:table-cell>
          <table:table-cell table:style-name="ce9" table:formula="of:=ROUNDDOWN([.$D29]*[.K$1];2)" office:value-type="float" office:value="228.98" calcext:value-type="float">
            <text:p>228.98</text:p>
          </table:table-cell>
          <table:table-cell table:style-name="ce9" table:formula="of:=ROUNDDOWN([.$D29]*[.L$1];2)" office:value-type="float" office:value="251.88" calcext:value-type="float">
            <text:p>251.88</text:p>
          </table:table-cell>
          <table:table-cell table:style-name="ce9" table:formula="of:=ROUNDDOWN([.$D29]*[.M$1];2)" office:value-type="float" office:value="274.78" calcext:value-type="float">
            <text:p>274.78</text:p>
          </table:table-cell>
          <table:table-cell table:style-name="ce9" table:formula="of:=ROUNDDOWN([.$D29]*[.N$1];2)" office:value-type="float" office:value="297.68" calcext:value-type="float">
            <text:p>297.68</text:p>
          </table:table-cell>
          <table:table-cell table:style-name="ce9" table:formula="of:=ROUNDDOWN([.$D29]*[.O$1];2)" office:value-type="float" office:value="320.57" calcext:value-type="float">
            <text:p>320.57</text:p>
          </table:table-cell>
          <table:table-cell table:style-name="ce9" table:formula="of:=ROUNDDOWN([.$D29]*[.P$1];2)" office:value-type="float" office:value="343.47" calcext:value-type="float">
            <text:p>343.47</text:p>
          </table:table-cell>
          <table:table-cell table:style-name="ce9" table:formula="of:=ROUNDDOWN([.$D29]*[.Q$1];2)" office:value-type="float" office:value="366.37" calcext:value-type="float">
            <text:p>366.37</text:p>
          </table:table-cell>
          <table:table-cell table:style-name="ce9" table:formula="of:=ROUNDDOWN([.$D29]*[.R$1];2)" office:value-type="float" office:value="389.27" calcext:value-type="float">
            <text:p>389.27</text:p>
          </table:table-cell>
          <table:table-cell table:number-columns-repeated="8"/>
          <table:table-cell table:style-name="ce9" table:formula="of:=[$interface.A19]" office:value-type="string" office:string-value="10th" calcext:value-type="string">
            <text:p>10th</text:p>
          </table:table-cell>
          <table:table-cell table:style-name="ce9" table:formula="of:=ROUNDDOWN((1/[.$K$29])*[.B47];2)" office:value-type="float" office:value="186.34" calcext:value-type="float">
            <text:p>186.34</text:p>
          </table:table-cell>
          <table:table-cell table:style-name="ce9" table:formula="of:=ROUNDDOWN((1/[.$K$29])*[.C47];2)" office:value-type="float" office:value="212.96" calcext:value-type="float">
            <text:p>212.96</text:p>
          </table:table-cell>
          <table:table-cell table:style-name="ce9" table:formula="of:=ROUNDDOWN((1/[.$K$29])*[.D47];2)" office:value-type="float" office:value="226.27" calcext:value-type="float">
            <text:p>226.27</text:p>
          </table:table-cell>
          <table:table-cell table:style-name="ce9" table:formula="of:=ROUNDDOWN((1/[.$K$29])*[.E47];2)" office:value-type="float" office:value="239.58" calcext:value-type="float">
            <text:p>239.58</text:p>
          </table:table-cell>
          <table:table-cell table:style-name="ce9" table:formula="of:=ROUNDDOWN((1/[.$K$29])*[.F47];2)" office:value-type="float" office:value="266.2" calcext:value-type="float">
            <text:p>266.2</text:p>
          </table:table-cell>
          <table:table-cell table:style-name="ce9" table:formula="of:=ROUNDDOWN((1/[.$K$29])*[.G47];2)" office:value-type="float" office:value="292.82" calcext:value-type="float">
            <text:p>292.82</text:p>
          </table:table-cell>
          <table:table-cell table:style-name="ce9" table:formula="of:=ROUNDDOWN((1/[.$K$29])*[.H47];2)" office:value-type="float" office:value="319.44" calcext:value-type="float">
            <text:p>319.44</text:p>
          </table:table-cell>
          <table:table-cell table:style-name="ce9" table:formula="of:=ROUNDDOWN((1/[.$K$29])*[.I47];2)" office:value-type="float" office:value="346.06" calcext:value-type="float">
            <text:p>346.06</text:p>
          </table:table-cell>
          <table:table-cell table:style-name="ce9" table:formula="of:=ROUNDDOWN((1/[.$K$29])*[.J47];2)" office:value-type="float" office:value="372.68" calcext:value-type="float">
            <text:p>372.68</text:p>
          </table:table-cell>
          <table:table-cell table:style-name="ce9" table:formula="of:=ROUNDDOWN((1/[.$K$29])*[.K47];2)" office:value-type="float" office:value="399.3" calcext:value-type="float">
            <text:p>399.3</text:p>
          </table:table-cell>
          <table:table-cell table:style-name="ce9" table:formula="of:=ROUNDDOWN((1/[.$K$29])*[.L47];2)" office:value-type="float" office:value="425.92" calcext:value-type="float">
            <text:p>425.92</text:p>
          </table:table-cell>
          <table:table-cell table:style-name="ce9" table:formula="of:=ROUNDDOWN((1/[.$K$29])*[.M47];2)" office:value-type="float" office:value="399.3" calcext:value-type="float">
            <text:p>399.3</text:p>
          </table:table-cell>
          <table:table-cell table:style-name="ce9" table:formula="of:=ROUNDDOWN((1/[.$K$29])*[.N47];2)" office:value-type="float" office:value="372.68" calcext:value-type="float">
            <text:p>372.68</text:p>
          </table:table-cell>
          <table:table-cell table:style-name="ce9" table:formula="of:=ROUNDDOWN((1/[.$K$29])*[.O47];2)" office:value-type="float" office:value="346.06" calcext:value-type="float">
            <text:p>346.06</text:p>
          </table:table-cell>
          <table:table-cell table:style-name="ce9" table:formula="of:=ROUNDDOWN((1/[.$K$29])*[.P47];2)" office:value-type="float" office:value="319.44" calcext:value-type="float">
            <text:p>319.44</text:p>
          </table:table-cell>
          <table:table-cell table:style-name="ce9" table:formula="of:=ROUNDDOWN((1/[.$K$29])*[.Q47];2)" office:value-type="float" office:value="292.82" calcext:value-type="float">
            <text:p>292.82</text:p>
          </table:table-cell>
          <table:table-cell table:style-name="ce9" table:formula="of:=ROUNDDOWN((1/[.$K$29])*[.R47];2)" office:value-type="float" office:value="292.82" calcext:value-type="float">
            <text:p>292.82</text:p>
          </table:table-cell>
        </table:table-row>
        <table:table-row table:style-name="ro5" table:number-rows-repeated="7">
          <table:table-cell table:number-columns-repeated="44"/>
        </table:table-row>
        <table:table-row table:style-name="ro5">
          <table:table-cell table:style-name="ce9" office:value-type="string" calcext:value-type="string">
            <text:p>Shift </text:p>
          </table:table-cell>
          <table:table-cell table:style-name="ce9" office:value-type="string" calcext:value-type="string">
            <text:p>RPM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Speed ratio</text:p>
          </table:table-cell>
          <table:table-cell office:value-type="string" calcext:value-type="string">
            <text:p>Transmission gear ratio</text:p>
          </table:table-cell>
          <table:table-cell office:value-type="string" calcext:value-type="string">
            <text:p>Differential gear ratio</text:p>
          </table:table-cell>
          <table:table-cell office:value-type="string" calcext:value-type="string">
            <text:p>Wheel circumference</text:p>
          </table:table-cell>
          <table:table-cell table:style-name="ce16" office:value-type="string" calcext:value-type="string" table:number-columns-spanned="3" table:number-rows-spanned="11">
            <text:p>Wheel circumference:</text:p>
            <text:p>The outer radius of the</text:p>
            <text:p> Tire In M </text:p>
            <text:p>Rim diameter=D*25.4</text:p>
            <text:p>Tire hight=AR*W/</text:p>
            <text:p>100</text:p>
            <text:p>Wheel diameter=</text:p>
            <text:p>2*WH+RD</text:p>
            <text:p>Ct=pi*wd</text:p>
            <text:p>Don’t forget to /1000</text:p>
          </table:table-cell>
          <table:covered-table-cell table:number-columns-repeated="2"/>
          <table:table-cell office:value-type="string" calcext:value-type="string">
            <text:p>Final gear ratio</text:p>
          </table:table-cell>
          <table:table-cell table:number-columns-repeated="33"/>
        </table:table-row>
        <table:table-row table:style-name="ro5">
          <table:table-cell table:style-name="ce9" table:formula="of:=[$interface.A10]" office:value-type="string" office:string-value="1st" calcext:value-type="string">
            <text:p>1st</text:p>
          </table:table-cell>
          <table:table-cell table:style-name="ce9" table:formula="of:=[$interface.$B10]" office:value-type="float" office:value="2050" calcext:value-type="float">
            <text:p>2050</text:p>
          </table:table-cell>
          <table:table-cell table:style-name="ce9" table:formula="of:=[$interface.$C10]" office:value-type="float" office:value="15" calcext:value-type="float">
            <text:p>15</text:p>
          </table:table-cell>
          <table:table-cell table:style-name="ce9" table:formula="of:=IF([$interface.$F$2]=&quot;no&quot;;IF(NOT([.C20]=0);[.C20]/[.B20];);IF([$interface.$F$2]=&quot;yes&quot;;[.E20]*[.F20]*[.G20]*3.6/60;&quot;error&quot;))" office:value-type="float" office:value="0.00731707317073171" calcext:value-type="float">
            <text:p>0.00731707317073171</text:p>
          </table:table-cell>
          <table:table-cell table:formula="of:=[$interface.D10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ROUNDDOWN((([$interface.C8]*25.4)+2*([$interface.B8]*[$interface.A8]/100))*PI()/(1000);4)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0]*1000)/([.G20]*60*[.B20]);5);IF([$interface.$F$2];[$interface.D10]*[$interface.$E$3];&quot;error&quot;))" office:value-type="float" office:value="0.06001" calcext:value-type="float">
            <text:p>0.06001</text:p>
          </table:table-cell>
          <table:table-cell table:number-columns-repeated="33"/>
        </table:table-row>
        <table:table-row table:style-name="ro5">
          <table:table-cell table:style-name="ce9" table:formula="of:=[$interface.A11]" office:value-type="string" office:string-value="2nd" calcext:value-type="string">
            <text:p>2nd</text:p>
          </table:table-cell>
          <table:table-cell table:style-name="ce9" table:formula="of:=[$interface.$B11]" office:value-type="float" office:value="2750" calcext:value-type="float">
            <text:p>2750</text:p>
          </table:table-cell>
          <table:table-cell table:style-name="ce9" table:formula="of:=[$interface.$C11]" office:value-type="float" office:value="35" calcext:value-type="float">
            <text:p>35</text:p>
          </table:table-cell>
          <table:table-cell table:style-name="ce9" table:formula="of:=IF([$interface.$F$2]=&quot;no&quot;;IF(NOT([.C21]=0);[.C21]/[.B21];);IF([$interface.$F$2]=&quot;yes&quot;;[.E21]*[.F21]*[.G21]*3.6/60;&quot;error&quot;))" office:value-type="float" office:value="0.0127272727272727" calcext:value-type="float">
            <text:p>0.0127272727272727</text:p>
          </table:table-cell>
          <table:table-cell table:formula="of:=[$interface.D11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1]*1000)/([.G21]*60*[.B21]);5);IF([$interface.$F$2];[$interface.D11]*[$interface.$E$3];&quot;error&quot;))" office:value-type="float" office:value="0.10439" calcext:value-type="float">
            <text:p>0.10439</text:p>
          </table:table-cell>
          <table:table-cell table:number-columns-repeated="33"/>
        </table:table-row>
        <table:table-row table:style-name="ro5">
          <table:table-cell table:style-name="ce9" table:formula="of:=[$interface.A12]" office:value-type="string" office:string-value="3rd" calcext:value-type="string">
            <text:p>3rd</text:p>
          </table:table-cell>
          <table:table-cell table:style-name="ce9" table:formula="of:=[$interface.$B12]" office:value-type="float" office:value="1850" calcext:value-type="float">
            <text:p>1850</text:p>
          </table:table-cell>
          <table:table-cell table:style-name="ce9" table:formula="of:=[$interface.$C12]" office:value-type="float" office:value="40" calcext:value-type="float">
            <text:p>40</text:p>
          </table:table-cell>
          <table:table-cell table:style-name="ce9" table:formula="of:=IF([$interface.$F$2]=&quot;no&quot;;IF(NOT([.C22]=0);[.C22]/[.B22];);IF([$interface.$F$2]=&quot;yes&quot;;[.E22]*[.F22]*[.G22]*3.6/60;&quot;error&quot;))" office:value-type="float" office:value="0.0216216216216216" calcext:value-type="float">
            <text:p>0.0216216216216216</text:p>
          </table:table-cell>
          <table:table-cell table:formula="of:=[$interface.D12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2]*1000)/([.G22]*60*[.B22]);5);IF([$interface.$F$2];[$interface.D12]*[$interface.$E$3];&quot;error&quot;))" office:value-type="float" office:value="0.17735" calcext:value-type="float">
            <text:p>0.17735</text:p>
          </table:table-cell>
          <table:table-cell table:number-columns-repeated="33"/>
        </table:table-row>
        <table:table-row table:style-name="ro5">
          <table:table-cell table:style-name="ce9" table:formula="of:=[$interface.A13]" office:value-type="string" office:string-value="4th" calcext:value-type="string">
            <text:p>4th</text:p>
          </table:table-cell>
          <table:table-cell table:style-name="ce9" table:formula="of:=[$interface.$B13]" office:value-type="float" office:value="1800" calcext:value-type="float">
            <text:p>1800</text:p>
          </table:table-cell>
          <table:table-cell table:style-name="ce9" table:formula="of:=[$interface.$C13]" office:value-type="float" office:value="45" calcext:value-type="float">
            <text:p>45</text:p>
          </table:table-cell>
          <table:table-cell table:style-name="ce9" table:formula="of:=IF([$interface.$F$2]=&quot;no&quot;;IF(NOT([.C23]=0);[.C23]/[.B23];);IF([$interface.$F$2]=&quot;yes&quot;;[.E23]*[.F23]*[.G23]*3.6/60;&quot;error&quot;))" office:value-type="float" office:value="0.025" calcext:value-type="float">
            <text:p>0.025</text:p>
          </table:table-cell>
          <table:table-cell table:formula="of:=[$interface.D13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3]*1000)/([.G23]*60*[.B23]);5);IF([$interface.$F$2];[$interface.D13]*[$interface.$E$3];&quot;error&quot;))" office:value-type="float" office:value="0.20506" calcext:value-type="float">
            <text:p>0.20506</text:p>
          </table:table-cell>
          <table:table-cell table:number-columns-repeated="33"/>
        </table:table-row>
        <table:table-row table:style-name="ro5">
          <table:table-cell table:style-name="ce9" table:formula="of:=[$interface.A14]" office:value-type="string" office:string-value="5th" calcext:value-type="string">
            <text:p>5th</text:p>
          </table:table-cell>
          <table:table-cell table:style-name="ce9" table:formula="of:=[$interface.$B14]" office:value-type="float" office:value="1760" calcext:value-type="float">
            <text:p>1760</text:p>
          </table:table-cell>
          <table:table-cell table:style-name="ce9" table:formula="of:=[$interface.$C14]" office:value-type="float" office:value="48" calcext:value-type="float">
            <text:p>48</text:p>
          </table:table-cell>
          <table:table-cell table:style-name="ce9" table:formula="of:=IF([$interface.$F$2]=&quot;no&quot;;IF(NOT([.C24]=0);[.C24]/[.B24];);IF([$interface.$F$2]=&quot;yes&quot;;[.E24]*[.F24]*[.G24]*3.6/60;&quot;error&quot;))" office:value-type="float" office:value="0.0272727272727273" calcext:value-type="float">
            <text:p>0.0272727272727273</text:p>
          </table:table-cell>
          <table:table-cell table:formula="of:=[$interface.D14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4]*1000)/([.G24]*60*[.B24]);5);IF([$interface.$F$2];[$interface.D14]*[$interface.$E$3];&quot;error&quot;))" office:value-type="float" office:value="0.2237" calcext:value-type="float">
            <text:p>0.2237</text:p>
          </table:table-cell>
          <table:table-cell table:number-columns-repeated="33"/>
        </table:table-row>
        <table:table-row table:style-name="ro5">
          <table:table-cell table:style-name="ce9" table:formula="of:=[$interface.A15]" office:value-type="string" office:string-value="6th" calcext:value-type="string">
            <text:p>6th</text:p>
          </table:table-cell>
          <table:table-cell table:style-name="ce9" table:formula="of:=[$interface.$B15]" office:value-type="float" office:value="1715" calcext:value-type="float">
            <text:p>1715</text:p>
          </table:table-cell>
          <table:table-cell table:style-name="ce9" table:formula="of:=[$interface.$C15]" office:value-type="float" office:value="51" calcext:value-type="float">
            <text:p>51</text:p>
          </table:table-cell>
          <table:table-cell table:style-name="ce9" table:formula="of:=IF([$interface.$F$2]=&quot;no&quot;;IF(NOT([.C25]=0);[.C25]/[.B25];);IF([$interface.$F$2]=&quot;yes&quot;;[.E25]*[.F25]*[.G25]*3.6/60;&quot;error&quot;))" office:value-type="float" office:value="0.0297376093294461" calcext:value-type="float">
            <text:p>0.0297376093294461</text:p>
          </table:table-cell>
          <table:table-cell table:formula="of:=[$interface.D15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5]*1000)/([.G25]*60*[.B25]);5);IF([$interface.$F$2];[$interface.D15]*[$interface.$E$3];&quot;error&quot;))" office:value-type="float" office:value="0.24392" calcext:value-type="float">
            <text:p>0.24392</text:p>
          </table:table-cell>
          <table:table-cell table:number-columns-repeated="33"/>
        </table:table-row>
        <table:table-row table:style-name="ro5">
          <table:table-cell table:style-name="ce9" table:formula="of:=[$interface.A16]" office:value-type="string" office:string-value="7th" calcext:value-type="string">
            <text:p>7th</text:p>
          </table:table-cell>
          <table:table-cell table:style-name="ce9" table:formula="of:=[$interface.$B16]" office:value-type="float" office:value="1680" calcext:value-type="float">
            <text:p>1680</text:p>
          </table:table-cell>
          <table:table-cell table:style-name="ce9" table:formula="of:=[$interface.$C16]" office:value-type="float" office:value="55" calcext:value-type="float">
            <text:p>55</text:p>
          </table:table-cell>
          <table:table-cell table:style-name="ce9" table:formula="of:=IF([$interface.$F$2]=&quot;no&quot;;IF(NOT([.C26]=0);[.C26]/[.B26];);IF([$interface.$F$2]=&quot;yes&quot;;[.E26]*[.F26]*[.G26]*3.6/60;&quot;error&quot;))" office:value-type="float" office:value="0.0327380952380952" calcext:value-type="float">
            <text:p>0.0327380952380952</text:p>
          </table:table-cell>
          <table:table-cell table:formula="of:=[$interface.D16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6]*1000)/([.G26]*60*[.B26]);5);IF([$interface.$F$2];[$interface.D16]*[$interface.$E$3];&quot;error&quot;))" office:value-type="float" office:value="0.26853" calcext:value-type="float">
            <text:p>0.26853</text:p>
          </table:table-cell>
          <table:table-cell table:number-columns-repeated="33"/>
        </table:table-row>
        <table:table-row table:style-name="ro5">
          <table:table-cell table:style-name="ce9" table:formula="of:=[$interface.A17]" office:value-type="string" office:string-value="8th" calcext:value-type="string">
            <text:p>8th</text:p>
          </table:table-cell>
          <table:table-cell table:style-name="ce9" table:formula="of:=[$interface.$B17]" office:value-type="float" office:value="1661" calcext:value-type="float">
            <text:p>1661</text:p>
          </table:table-cell>
          <table:table-cell table:style-name="ce9" table:formula="of:=[$interface.$C17]" office:value-type="float" office:value="65" calcext:value-type="float">
            <text:p>65</text:p>
          </table:table-cell>
          <table:table-cell table:style-name="ce9" table:formula="of:=IF([$interface.$F$2]=&quot;no&quot;;IF(NOT([.C27]=0);[.C27]/[.B27];);IF([$interface.$F$2]=&quot;yes&quot;;[.E27]*[.F27]*[.G27]*3.6/60;&quot;error&quot;))" office:value-type="float" office:value="0.0391330523780855" calcext:value-type="float">
            <text:p>0.0391330523780855</text:p>
          </table:table-cell>
          <table:table-cell table:formula="of:=[$interface.D17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7]*1000)/([.G27]*60*[.B27]);5);IF([$interface.$F$2];[$interface.D17]*[$interface.$E$3];&quot;error&quot;))" office:value-type="float" office:value="0.32098" calcext:value-type="float">
            <text:p>0.32098</text:p>
          </table:table-cell>
          <table:table-cell table:number-columns-repeated="33"/>
        </table:table-row>
        <table:table-row table:style-name="ro5">
          <table:table-cell table:style-name="ce9" table:formula="of:=[$interface.A18]" office:value-type="string" office:string-value="9th" calcext:value-type="string">
            <text:p>9th</text:p>
          </table:table-cell>
          <table:table-cell table:style-name="ce9" table:formula="of:=[$interface.$B18]" office:value-type="float" office:value="1650" calcext:value-type="float">
            <text:p>1650</text:p>
          </table:table-cell>
          <table:table-cell table:style-name="ce9" table:formula="of:=[$interface.$C18]" office:value-type="float" office:value="75" calcext:value-type="float">
            <text:p>75</text:p>
          </table:table-cell>
          <table:table-cell table:style-name="ce9" table:formula="of:=IF([$interface.$F$2]=&quot;no&quot;;IF(NOT([.C28]=0);[.C28]/[.B28];);IF([$interface.$F$2]=&quot;yes&quot;;[.E28]*[.F28]*[.G28]*3.6/60;&quot;error&quot;))" office:value-type="float" office:value="0.0454545454545455" calcext:value-type="float">
            <text:p>0.0454545454545455</text:p>
          </table:table-cell>
          <table:table-cell table:formula="of:=[$interface.D18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8]*1000)/([.G28]*60*[.B28]);5);IF([$interface.$F$2];[$interface.D18]*[$interface.$E$3];&quot;error&quot;))" office:value-type="float" office:value="0.37284" calcext:value-type="float">
            <text:p>0.37284</text:p>
          </table:table-cell>
          <table:table-cell table:number-columns-repeated="33"/>
        </table:table-row>
        <table:table-row table:style-name="ro5">
          <table:table-cell table:style-name="ce9" table:formula="of:=[$interface.A19]" office:value-type="string" office:string-value="10th" calcext:value-type="string">
            <text:p>10th</text:p>
          </table:table-cell>
          <table:table-cell table:style-name="ce9" table:formula="of:=[$interface.$B19]" office:value-type="float" office:value="1725" calcext:value-type="float">
            <text:p>1725</text:p>
          </table:table-cell>
          <table:table-cell table:style-name="ce9" table:formula="of:=[$interface.$C19]" office:value-type="float" office:value="79" calcext:value-type="float">
            <text:p>79</text:p>
          </table:table-cell>
          <table:table-cell table:style-name="ce9" table:formula="of:=IF([$interface.$F$2]=&quot;no&quot;;IF(NOT([.C29]=0);[.C29]/[.B29];);IF([$interface.$F$2]=&quot;yes&quot;;[.E29]*[.F29]*[.G29]*3.6/60;&quot;error&quot;))" office:value-type="float" office:value="0.0457971014492754" calcext:value-type="float">
            <text:p>0.0457971014492754</text:p>
          </table:table-cell>
          <table:table-cell table:formula="of:=[$interface.D19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9]*1000)/([.G29]*60*[.B29]);5);IF([$interface.$F$2];[$interface.D19]*[$interface.$E$3];&quot;error&quot;))" office:value-type="float" office:value="0.37565" calcext:value-type="float">
            <text:p>0.37565</text:p>
          </table:table-cell>
          <table:table-cell table:number-columns-repeated="33"/>
        </table:table-row>
        <table:table-row table:style-name="ro5" table:number-rows-repeated="3">
          <table:table-cell table:number-columns-repeated="44"/>
        </table:table-row>
        <table:table-row table:style-name="ro5">
          <table:table-cell table:formula="of:=IF([.A1]=0 OR([.A1]=&quot;&quot;);NA();[.A1])" office:value-type="string" office:string-value="Shift\RPM" calcext:value-type="string">
            <text:p>Shift\RPM</text:p>
          </table:table-cell>
          <table:table-cell table:style-name="ce8" table:formula="of:=IF([.B1]=0 OR([.B1]=&quot;&quot;);NA();[.B1])" office:value-type="float" office:value="500" calcext:value-type="float">
            <text:p>500</text:p>
          </table:table-cell>
          <table:table-cell table:style-name="ce8" table:formula="of:=IF([.C1]=0 OR([.C1]=&quot;&quot;);NA();[.C1])" office:value-type="float" office:value="1000" calcext:value-type="float">
            <text:p>1000</text:p>
          </table:table-cell>
          <table:table-cell table:style-name="ce8" table:formula="of:=IF([.D1]=0 OR([.D1]=&quot;&quot;);NA();[.D1])" office:value-type="float" office:value="1500" calcext:value-type="float">
            <text:p>1500</text:p>
          </table:table-cell>
          <table:table-cell table:style-name="ce8" table:formula="of:=IF([.E1]=0 OR([.E1]=&quot;&quot;);NA();[.E1])" office:value-type="float" office:value="2000" calcext:value-type="float">
            <text:p>2000</text:p>
          </table:table-cell>
          <table:table-cell table:style-name="ce8" table:formula="of:=IF([.F1]=0 OR([.F1]=&quot;&quot;);NA();[.F1])" office:value-type="float" office:value="2500" calcext:value-type="float">
            <text:p>2500</text:p>
          </table:table-cell>
          <table:table-cell table:style-name="ce8" table:formula="of:=IF([.G1]=0 OR([.G1]=&quot;&quot;);NA();[.G1])" office:value-type="float" office:value="3000" calcext:value-type="float">
            <text:p>3000</text:p>
          </table:table-cell>
          <table:table-cell table:style-name="ce8" table:formula="of:=IF([.H1]=0 OR([.H1]=&quot;&quot;);NA();[.H1])" office:value-type="float" office:value="3500" calcext:value-type="float">
            <text:p>3500</text:p>
          </table:table-cell>
          <table:table-cell table:style-name="ce8" table:formula="of:=IF([.I1]=0 OR([.I1]=&quot;&quot;);NA();[.I1])" office:value-type="float" office:value="4000" calcext:value-type="float">
            <text:p>4000</text:p>
          </table:table-cell>
          <table:table-cell table:style-name="ce8" table:formula="of:=IF([.J1]=0 OR([.J1]=&quot;&quot;);NA();[.J1])" office:value-type="float" office:value="4500" calcext:value-type="float">
            <text:p>4500</text:p>
          </table:table-cell>
          <table:table-cell table:style-name="ce8" table:formula="of:=IF([.K1]=0 OR([.K1]=&quot;&quot;);NA();[.K1])" office:value-type="float" office:value="5000" calcext:value-type="float">
            <text:p>5000</text:p>
          </table:table-cell>
          <table:table-cell table:style-name="ce8" table:formula="of:=IF([.L1]=0 OR([.L1]=&quot;&quot;);NA();[.L1])" office:value-type="float" office:value="5500" calcext:value-type="float">
            <text:p>5500</text:p>
          </table:table-cell>
          <table:table-cell table:style-name="ce8" table:formula="of:=IF([.M1]=0 OR([.M1]=&quot;&quot;);NA();[.M1])" office:value-type="float" office:value="6000" calcext:value-type="float">
            <text:p>6000</text:p>
          </table:table-cell>
          <table:table-cell table:style-name="ce8" table:formula="of:=IF([.N1]=0 OR([.N1]=&quot;&quot;);NA();[.N1])" office:value-type="float" office:value="6500" calcext:value-type="float">
            <text:p>6500</text:p>
          </table:table-cell>
          <table:table-cell table:style-name="ce8" table:formula="of:=IF([.O1]=0 OR([.O1]=&quot;&quot;);NA();[.O1])" office:value-type="float" office:value="7000" calcext:value-type="float">
            <text:p>7000</text:p>
          </table:table-cell>
          <table:table-cell table:style-name="ce8" table:formula="of:=IF([.P1]=0 OR([.P1]=&quot;&quot;);NA();[.P1])" office:value-type="float" office:value="7500" calcext:value-type="float">
            <text:p>7500</text:p>
          </table:table-cell>
          <table:table-cell table:style-name="ce8" table:formula="of:=IF([.Q1]=0 OR([.Q1]=&quot;&quot;);NA();[.Q1])" office:value-type="float" office:value="8000" calcext:value-type="float">
            <text:p>8000</text:p>
          </table:table-cell>
          <table:table-cell table:style-name="ce8" table:formula="of:=IF([.R1]=0 OR([.R1]=&quot;&quot;);NA();[.R1])" office:value-type="float" office:value="8500" calcext:value-type="float">
            <text:p>8500</text:p>
          </table:table-cell>
          <table:table-cell table:number-columns-repeated="26"/>
        </table:table-row>
        <table:table-row table:style-name="ro5">
          <table:table-cell table:formula="of:=IF([.A2]=0 OR([.A2]=&quot;&quot;);NA();[.A2])" office:value-type="string" office:string-value="1st" calcext:value-type="string">
            <text:p>1st</text:p>
          </table:table-cell>
          <table:table-cell table:style-name="ce8" table:formula="of:=IF([.B2]=0 OR([.B2]=&quot;&quot;);NA();[.B2])" office:value-type="float" office:value="3.65" calcext:value-type="float">
            <text:p>3.65</text:p>
          </table:table-cell>
          <table:table-cell table:style-name="ce8" table:formula="of:=IF([.C2]=0 OR([.C2]=&quot;&quot;);NA();[.C2])" office:value-type="float" office:value="7.31" calcext:value-type="float">
            <text:p>7.31</text:p>
          </table:table-cell>
          <table:table-cell table:style-name="ce8" table:formula="of:=IF([.D2]=0 OR([.D2]=&quot;&quot;);NA();[.D2])" office:value-type="float" office:value="10.97" calcext:value-type="float">
            <text:p>10.97</text:p>
          </table:table-cell>
          <table:table-cell table:style-name="ce8" table:formula="of:=IF([.E2]=0 OR([.E2]=&quot;&quot;);NA();[.E2])" office:value-type="float" office:value="14.63" calcext:value-type="float">
            <text:p>14.63</text:p>
          </table:table-cell>
          <table:table-cell table:style-name="ce8" table:formula="of:=IF([.F2]=0 OR([.F2]=&quot;&quot;);NA();[.F2])" office:value-type="float" office:value="18.29" calcext:value-type="float">
            <text:p>18.29</text:p>
          </table:table-cell>
          <table:table-cell table:style-name="ce8" table:formula="of:=IF([.G2]=0 OR([.G2]=&quot;&quot;);NA();[.G2])" office:value-type="float" office:value="21.95" calcext:value-type="float">
            <text:p>21.95</text:p>
          </table:table-cell>
          <table:table-cell table:style-name="ce8" table:formula="of:=IF([.H2]=0 OR([.H2]=&quot;&quot;);NA();[.H2])" office:value-type="float" office:value="25.6" calcext:value-type="float">
            <text:p>25.6</text:p>
          </table:table-cell>
          <table:table-cell table:style-name="ce8" table:formula="of:=IF([.I2]=0 OR([.I2]=&quot;&quot;);NA();[.I2])" office:value-type="float" office:value="29.26" calcext:value-type="float">
            <text:p>29.26</text:p>
          </table:table-cell>
          <table:table-cell table:style-name="ce8" table:formula="of:=IF([.J2]=0 OR([.J2]=&quot;&quot;);NA();[.J2])" office:value-type="float" office:value="32.92" calcext:value-type="float">
            <text:p>32.92</text:p>
          </table:table-cell>
          <table:table-cell table:style-name="ce8" table:formula="of:=IF([.K2]=0 OR([.K2]=&quot;&quot;);NA();[.K2])" office:value-type="float" office:value="36.58" calcext:value-type="float">
            <text:p>36.58</text:p>
          </table:table-cell>
          <table:table-cell table:style-name="ce8" table:formula="of:=IF([.L2]=0 OR([.L2]=&quot;&quot;);NA();[.L2])" office:value-type="float" office:value="40.24" calcext:value-type="float">
            <text:p>40.24</text:p>
          </table:table-cell>
          <table:table-cell table:style-name="ce8" table:formula="of:=IF([.M2]=0 OR([.M2]=&quot;&quot;);NA();[.M2])" office:value-type="float" office:value="43.9" calcext:value-type="float">
            <text:p>43.9</text:p>
          </table:table-cell>
          <table:table-cell table:style-name="ce8" table:formula="of:=IF([.N2]=0 OR([.N2]=&quot;&quot;);NA();[.N2])" office:value-type="float" office:value="47.56" calcext:value-type="float">
            <text:p>47.56</text:p>
          </table:table-cell>
          <table:table-cell table:style-name="ce8" table:formula="of:=IF([.O2]=0 OR([.O2]=&quot;&quot;);NA();[.O2])" office:value-type="float" office:value="51.21" calcext:value-type="float">
            <text:p>51.21</text:p>
          </table:table-cell>
          <table:table-cell table:style-name="ce8" table:formula="of:=IF([.P2]=0 OR([.P2]=&quot;&quot;);NA();[.P2])" office:value-type="float" office:value="54.87" calcext:value-type="float">
            <text:p>54.87</text:p>
          </table:table-cell>
          <table:table-cell table:style-name="ce8" table:formula="of:=IF([.Q2]=0 OR([.Q2]=&quot;&quot;);NA();[.Q2])" office:value-type="float" office:value="58.53" calcext:value-type="float">
            <text:p>58.53</text:p>
          </table:table-cell>
          <table:table-cell table:style-name="ce8" table:formula="of:=IF([.R2]=0 OR([.R2]=&quot;&quot;);NA();[.R2])" office:value-type="float" office:value="62.19" calcext:value-type="float">
            <text:p>62.19</text:p>
          </table:table-cell>
          <table:table-cell table:number-columns-repeated="26"/>
        </table:table-row>
        <table:table-row table:style-name="ro5">
          <table:table-cell table:formula="of:=IF([.A3]=0 OR([.A3]=&quot;&quot;);NA();[.A3])" office:value-type="string" office:string-value="2nd" calcext:value-type="string">
            <text:p>2nd</text:p>
          </table:table-cell>
          <table:table-cell table:style-name="ce8" table:formula="of:=IF([.B3]=0 OR([.B3]=&quot;&quot;);NA();[.B3])" office:value-type="float" office:value="6.36" calcext:value-type="float">
            <text:p>6.36</text:p>
          </table:table-cell>
          <table:table-cell table:style-name="ce8" table:formula="of:=IF([.C3]=0 OR([.C3]=&quot;&quot;);NA();[.C3])" office:value-type="float" office:value="12.72" calcext:value-type="float">
            <text:p>12.72</text:p>
          </table:table-cell>
          <table:table-cell table:style-name="ce8" table:formula="of:=IF([.D3]=0 OR([.D3]=&quot;&quot;);NA();[.D3])" office:value-type="float" office:value="19.09" calcext:value-type="float">
            <text:p>19.09</text:p>
          </table:table-cell>
          <table:table-cell table:style-name="ce8" table:formula="of:=IF([.E3]=0 OR([.E3]=&quot;&quot;);NA();[.E3])" office:value-type="float" office:value="25.45" calcext:value-type="float">
            <text:p>25.45</text:p>
          </table:table-cell>
          <table:table-cell table:style-name="ce8" table:formula="of:=IF([.F3]=0 OR([.F3]=&quot;&quot;);NA();[.F3])" office:value-type="float" office:value="31.81" calcext:value-type="float">
            <text:p>31.81</text:p>
          </table:table-cell>
          <table:table-cell table:style-name="ce8" table:formula="of:=IF([.G3]=0 OR([.G3]=&quot;&quot;);NA();[.G3])" office:value-type="float" office:value="38.18" calcext:value-type="float">
            <text:p>38.18</text:p>
          </table:table-cell>
          <table:table-cell table:style-name="ce8" table:formula="of:=IF([.H3]=0 OR([.H3]=&quot;&quot;);NA();[.H3])" office:value-type="float" office:value="44.54" calcext:value-type="float">
            <text:p>44.54</text:p>
          </table:table-cell>
          <table:table-cell table:style-name="ce8" table:formula="of:=IF([.I3]=0 OR([.I3]=&quot;&quot;);NA();[.I3])" office:value-type="float" office:value="50.9" calcext:value-type="float">
            <text:p>50.9</text:p>
          </table:table-cell>
          <table:table-cell table:style-name="ce8" table:formula="of:=IF([.J3]=0 OR([.J3]=&quot;&quot;);NA();[.J3])" office:value-type="float" office:value="57.27" calcext:value-type="float">
            <text:p>57.27</text:p>
          </table:table-cell>
          <table:table-cell table:style-name="ce8" table:formula="of:=IF([.K3]=0 OR([.K3]=&quot;&quot;);NA();[.K3])" office:value-type="float" office:value="63.63" calcext:value-type="float">
            <text:p>63.63</text:p>
          </table:table-cell>
          <table:table-cell table:style-name="ce8" table:formula="of:=IF([.L3]=0 OR([.L3]=&quot;&quot;);NA();[.L3])" office:value-type="float" office:value="70" calcext:value-type="float">
            <text:p>70</text:p>
          </table:table-cell>
          <table:table-cell table:style-name="ce8" table:formula="of:=IF([.M3]=0 OR([.M3]=&quot;&quot;);NA();[.M3])" office:value-type="float" office:value="76.36" calcext:value-type="float">
            <text:p>76.36</text:p>
          </table:table-cell>
          <table:table-cell table:style-name="ce8" table:formula="of:=IF([.N3]=0 OR([.N3]=&quot;&quot;);NA();[.N3])" office:value-type="float" office:value="82.72" calcext:value-type="float">
            <text:p>82.72</text:p>
          </table:table-cell>
          <table:table-cell table:style-name="ce8" table:formula="of:=IF([.O3]=0 OR([.O3]=&quot;&quot;);NA();[.O3])" office:value-type="float" office:value="89.09" calcext:value-type="float">
            <text:p>89.09</text:p>
          </table:table-cell>
          <table:table-cell table:style-name="ce8" table:formula="of:=IF([.P3]=0 OR([.P3]=&quot;&quot;);NA();[.P3])" office:value-type="float" office:value="95.45" calcext:value-type="float">
            <text:p>95.45</text:p>
          </table:table-cell>
          <table:table-cell table:style-name="ce8" table:formula="of:=IF([.Q3]=0 OR([.Q3]=&quot;&quot;);NA();[.Q3])" office:value-type="float" office:value="101.81" calcext:value-type="float">
            <text:p>101.81</text:p>
          </table:table-cell>
          <table:table-cell table:style-name="ce8" table:formula="of:=IF([.R3]=0 OR([.R3]=&quot;&quot;);NA();[.R3])" office:value-type="float" office:value="108.18" calcext:value-type="float">
            <text:p>108.18</text:p>
          </table:table-cell>
          <table:table-cell table:number-columns-repeated="26"/>
        </table:table-row>
        <table:table-row table:style-name="ro5">
          <table:table-cell table:formula="of:=IF([.A4]=0 OR([.A4]=&quot;&quot;);NA();[.A4])" office:value-type="string" office:string-value="3rd" calcext:value-type="string">
            <text:p>3rd</text:p>
          </table:table-cell>
          <table:table-cell table:style-name="ce8" table:formula="of:=IF([.B4]=0 OR([.B4]=&quot;&quot;);NA();[.B4])" office:value-type="float" office:value="10.81" calcext:value-type="float">
            <text:p>10.81</text:p>
          </table:table-cell>
          <table:table-cell table:style-name="ce8" table:formula="of:=IF([.C4]=0 OR([.C4]=&quot;&quot;);NA();[.C4])" office:value-type="float" office:value="21.62" calcext:value-type="float">
            <text:p>21.62</text:p>
          </table:table-cell>
          <table:table-cell table:style-name="ce8" table:formula="of:=IF([.D4]=0 OR([.D4]=&quot;&quot;);NA();[.D4])" office:value-type="float" office:value="32.43" calcext:value-type="float">
            <text:p>32.43</text:p>
          </table:table-cell>
          <table:table-cell table:style-name="ce8" table:formula="of:=IF([.E4]=0 OR([.E4]=&quot;&quot;);NA();[.E4])" office:value-type="float" office:value="43.24" calcext:value-type="float">
            <text:p>43.24</text:p>
          </table:table-cell>
          <table:table-cell table:style-name="ce8" table:formula="of:=IF([.F4]=0 OR([.F4]=&quot;&quot;);NA();[.F4])" office:value-type="float" office:value="54.05" calcext:value-type="float">
            <text:p>54.05</text:p>
          </table:table-cell>
          <table:table-cell table:style-name="ce8" table:formula="of:=IF([.G4]=0 OR([.G4]=&quot;&quot;);NA();[.G4])" office:value-type="float" office:value="64.86" calcext:value-type="float">
            <text:p>64.86</text:p>
          </table:table-cell>
          <table:table-cell table:style-name="ce8" table:formula="of:=IF([.H4]=0 OR([.H4]=&quot;&quot;);NA();[.H4])" office:value-type="float" office:value="75.67" calcext:value-type="float">
            <text:p>75.67</text:p>
          </table:table-cell>
          <table:table-cell table:style-name="ce8" table:formula="of:=IF([.I4]=0 OR([.I4]=&quot;&quot;);NA();[.I4])" office:value-type="float" office:value="86.48" calcext:value-type="float">
            <text:p>86.48</text:p>
          </table:table-cell>
          <table:table-cell table:style-name="ce8" table:formula="of:=IF([.J4]=0 OR([.J4]=&quot;&quot;);NA();[.J4])" office:value-type="float" office:value="97.29" calcext:value-type="float">
            <text:p>97.29</text:p>
          </table:table-cell>
          <table:table-cell table:style-name="ce8" table:formula="of:=IF([.K4]=0 OR([.K4]=&quot;&quot;);NA();[.K4])" office:value-type="float" office:value="108.1" calcext:value-type="float">
            <text:p>108.1</text:p>
          </table:table-cell>
          <table:table-cell table:style-name="ce8" table:formula="of:=IF([.L4]=0 OR([.L4]=&quot;&quot;);NA();[.L4])" office:value-type="float" office:value="118.91" calcext:value-type="float">
            <text:p>118.91</text:p>
          </table:table-cell>
          <table:table-cell table:style-name="ce8" table:formula="of:=IF([.M4]=0 OR([.M4]=&quot;&quot;);NA();[.M4])" office:value-type="float" office:value="129.72" calcext:value-type="float">
            <text:p>129.72</text:p>
          </table:table-cell>
          <table:table-cell table:style-name="ce8" table:formula="of:=IF([.N4]=0 OR([.N4]=&quot;&quot;);NA();[.N4])" office:value-type="float" office:value="140.54" calcext:value-type="float">
            <text:p>140.54</text:p>
          </table:table-cell>
          <table:table-cell table:style-name="ce8" table:formula="of:=IF([.O4]=0 OR([.O4]=&quot;&quot;);NA();[.O4])" office:value-type="float" office:value="151.35" calcext:value-type="float">
            <text:p>151.35</text:p>
          </table:table-cell>
          <table:table-cell table:style-name="ce8" table:formula="of:=IF([.P4]=0 OR([.P4]=&quot;&quot;);NA();[.P4])" office:value-type="float" office:value="162.16" calcext:value-type="float">
            <text:p>162.16</text:p>
          </table:table-cell>
          <table:table-cell table:style-name="ce8" table:formula="of:=IF([.Q4]=0 OR([.Q4]=&quot;&quot;);NA();[.Q4])" office:value-type="float" office:value="172.97" calcext:value-type="float">
            <text:p>172.97</text:p>
          </table:table-cell>
          <table:table-cell table:style-name="ce8" table:formula="of:=IF([.R4]=0 OR([.R4]=&quot;&quot;);NA();[.R4])" office:value-type="float" office:value="183.78" calcext:value-type="float">
            <text:p>183.78</text:p>
          </table:table-cell>
          <table:table-cell table:number-columns-repeated="26"/>
        </table:table-row>
        <table:table-row table:style-name="ro5">
          <table:table-cell table:formula="of:=IF([.A5]=0 OR([.A5]=&quot;&quot;);NA();[.A5])" office:value-type="string" office:string-value="4th" calcext:value-type="string">
            <text:p>4th</text:p>
          </table:table-cell>
          <table:table-cell table:style-name="ce8" table:formula="of:=IF([.B5]=0 OR([.B5]=&quot;&quot;);NA();[.B5])" office:value-type="float" office:value="12.5" calcext:value-type="float">
            <text:p>12.5</text:p>
          </table:table-cell>
          <table:table-cell table:style-name="ce8" table:formula="of:=IF([.C5]=0 OR([.C5]=&quot;&quot;);NA();[.C5])" office:value-type="float" office:value="25" calcext:value-type="float">
            <text:p>25</text:p>
          </table:table-cell>
          <table:table-cell table:style-name="ce8" table:formula="of:=IF([.D5]=0 OR([.D5]=&quot;&quot;);NA();[.D5])" office:value-type="float" office:value="37.5" calcext:value-type="float">
            <text:p>37.5</text:p>
          </table:table-cell>
          <table:table-cell table:style-name="ce8" table:formula="of:=IF([.E5]=0 OR([.E5]=&quot;&quot;);NA();[.E5])" office:value-type="float" office:value="50" calcext:value-type="float">
            <text:p>50</text:p>
          </table:table-cell>
          <table:table-cell table:style-name="ce8" table:formula="of:=IF([.F5]=0 OR([.F5]=&quot;&quot;);NA();[.F5])" office:value-type="float" office:value="62.5" calcext:value-type="float">
            <text:p>62.5</text:p>
          </table:table-cell>
          <table:table-cell table:style-name="ce8" table:formula="of:=IF([.G5]=0 OR([.G5]=&quot;&quot;);NA();[.G5])" office:value-type="float" office:value="75" calcext:value-type="float">
            <text:p>75</text:p>
          </table:table-cell>
          <table:table-cell table:style-name="ce8" table:formula="of:=IF([.H5]=0 OR([.H5]=&quot;&quot;);NA();[.H5])" office:value-type="float" office:value="87.5" calcext:value-type="float">
            <text:p>87.5</text:p>
          </table:table-cell>
          <table:table-cell table:style-name="ce8" table:formula="of:=IF([.I5]=0 OR([.I5]=&quot;&quot;);NA();[.I5])" office:value-type="float" office:value="100" calcext:value-type="float">
            <text:p>100</text:p>
          </table:table-cell>
          <table:table-cell table:style-name="ce8" table:formula="of:=IF([.J5]=0 OR([.J5]=&quot;&quot;);NA();[.J5])" office:value-type="float" office:value="112.5" calcext:value-type="float">
            <text:p>112.5</text:p>
          </table:table-cell>
          <table:table-cell table:style-name="ce8" table:formula="of:=IF([.K5]=0 OR([.K5]=&quot;&quot;);NA();[.K5])" office:value-type="float" office:value="125" calcext:value-type="float">
            <text:p>125</text:p>
          </table:table-cell>
          <table:table-cell table:style-name="ce8" table:formula="of:=IF([.L5]=0 OR([.L5]=&quot;&quot;);NA();[.L5])" office:value-type="float" office:value="137.5" calcext:value-type="float">
            <text:p>137.5</text:p>
          </table:table-cell>
          <table:table-cell table:style-name="ce8" table:formula="of:=IF([.M5]=0 OR([.M5]=&quot;&quot;);NA();[.M5])" office:value-type="float" office:value="150" calcext:value-type="float">
            <text:p>150</text:p>
          </table:table-cell>
          <table:table-cell table:style-name="ce8" table:formula="of:=IF([.N5]=0 OR([.N5]=&quot;&quot;);NA();[.N5])" office:value-type="float" office:value="162.5" calcext:value-type="float">
            <text:p>162.5</text:p>
          </table:table-cell>
          <table:table-cell table:style-name="ce8" table:formula="of:=IF([.O5]=0 OR([.O5]=&quot;&quot;);NA();[.O5])" office:value-type="float" office:value="175" calcext:value-type="float">
            <text:p>175</text:p>
          </table:table-cell>
          <table:table-cell table:style-name="ce8" table:formula="of:=IF([.P5]=0 OR([.P5]=&quot;&quot;);NA();[.P5])" office:value-type="float" office:value="187.5" calcext:value-type="float">
            <text:p>187.5</text:p>
          </table:table-cell>
          <table:table-cell table:style-name="ce8" table:formula="of:=IF([.Q5]=0 OR([.Q5]=&quot;&quot;);NA();[.Q5])" office:value-type="float" office:value="200" calcext:value-type="float">
            <text:p>200</text:p>
          </table:table-cell>
          <table:table-cell table:style-name="ce8" table:formula="of:=IF([.R5]=0 OR([.R5]=&quot;&quot;);NA();[.R5])" office:value-type="float" office:value="212.5" calcext:value-type="float">
            <text:p>212.5</text:p>
          </table:table-cell>
          <table:table-cell table:number-columns-repeated="26"/>
        </table:table-row>
        <table:table-row table:style-name="ro5">
          <table:table-cell table:formula="of:=IF([.A6]=0 OR([.A6]=&quot;&quot;);NA();[.A6])" office:value-type="string" office:string-value="5th" calcext:value-type="string">
            <text:p>5th</text:p>
          </table:table-cell>
          <table:table-cell table:style-name="ce8" table:formula="of:=IF([.B6]=0 OR([.B6]=&quot;&quot;);NA();[.B6])" office:value-type="float" office:value="13.63" calcext:value-type="float">
            <text:p>13.63</text:p>
          </table:table-cell>
          <table:table-cell table:style-name="ce8" table:formula="of:=IF([.C6]=0 OR([.C6]=&quot;&quot;);NA();[.C6])" office:value-type="float" office:value="27.27" calcext:value-type="float">
            <text:p>27.27</text:p>
          </table:table-cell>
          <table:table-cell table:style-name="ce8" table:formula="of:=IF([.D6]=0 OR([.D6]=&quot;&quot;);NA();[.D6])" office:value-type="float" office:value="40.9" calcext:value-type="float">
            <text:p>40.9</text:p>
          </table:table-cell>
          <table:table-cell table:style-name="ce8" table:formula="of:=IF([.E6]=0 OR([.E6]=&quot;&quot;);NA();[.E6])" office:value-type="float" office:value="54.54" calcext:value-type="float">
            <text:p>54.54</text:p>
          </table:table-cell>
          <table:table-cell table:style-name="ce8" table:formula="of:=IF([.F6]=0 OR([.F6]=&quot;&quot;);NA();[.F6])" office:value-type="float" office:value="68.18" calcext:value-type="float">
            <text:p>68.18</text:p>
          </table:table-cell>
          <table:table-cell table:style-name="ce8" table:formula="of:=IF([.G6]=0 OR([.G6]=&quot;&quot;);NA();[.G6])" office:value-type="float" office:value="81.81" calcext:value-type="float">
            <text:p>81.81</text:p>
          </table:table-cell>
          <table:table-cell table:style-name="ce8" table:formula="of:=IF([.H6]=0 OR([.H6]=&quot;&quot;);NA();[.H6])" office:value-type="float" office:value="95.45" calcext:value-type="float">
            <text:p>95.45</text:p>
          </table:table-cell>
          <table:table-cell table:style-name="ce8" table:formula="of:=IF([.I6]=0 OR([.I6]=&quot;&quot;);NA();[.I6])" office:value-type="float" office:value="109.09" calcext:value-type="float">
            <text:p>109.09</text:p>
          </table:table-cell>
          <table:table-cell table:style-name="ce8" table:formula="of:=IF([.J6]=0 OR([.J6]=&quot;&quot;);NA();[.J6])" office:value-type="float" office:value="122.72" calcext:value-type="float">
            <text:p>122.72</text:p>
          </table:table-cell>
          <table:table-cell table:style-name="ce8" table:formula="of:=IF([.K6]=0 OR([.K6]=&quot;&quot;);NA();[.K6])" office:value-type="float" office:value="136.36" calcext:value-type="float">
            <text:p>136.36</text:p>
          </table:table-cell>
          <table:table-cell table:style-name="ce8" table:formula="of:=IF([.L6]=0 OR([.L6]=&quot;&quot;);NA();[.L6])" office:value-type="float" office:value="150" calcext:value-type="float">
            <text:p>150</text:p>
          </table:table-cell>
          <table:table-cell table:style-name="ce8" table:formula="of:=IF([.M6]=0 OR([.M6]=&quot;&quot;);NA();[.M6])" office:value-type="float" office:value="163.63" calcext:value-type="float">
            <text:p>163.63</text:p>
          </table:table-cell>
          <table:table-cell table:style-name="ce8" table:formula="of:=IF([.N6]=0 OR([.N6]=&quot;&quot;);NA();[.N6])" office:value-type="float" office:value="177.27" calcext:value-type="float">
            <text:p>177.27</text:p>
          </table:table-cell>
          <table:table-cell table:style-name="ce8" table:formula="of:=IF([.O6]=0 OR([.O6]=&quot;&quot;);NA();[.O6])" office:value-type="float" office:value="190.9" calcext:value-type="float">
            <text:p>190.9</text:p>
          </table:table-cell>
          <table:table-cell table:style-name="ce8" table:formula="of:=IF([.P6]=0 OR([.P6]=&quot;&quot;);NA();[.P6])" office:value-type="float" office:value="204.54" calcext:value-type="float">
            <text:p>204.54</text:p>
          </table:table-cell>
          <table:table-cell table:style-name="ce8" table:formula="of:=IF([.Q6]=0 OR([.Q6]=&quot;&quot;);NA();[.Q6])" office:value-type="float" office:value="218.18" calcext:value-type="float">
            <text:p>218.18</text:p>
          </table:table-cell>
          <table:table-cell table:style-name="ce8" table:formula="of:=IF([.R6]=0 OR([.R6]=&quot;&quot;);NA();[.R6])" office:value-type="float" office:value="231.81" calcext:value-type="float">
            <text:p>231.81</text:p>
          </table:table-cell>
          <table:table-cell table:number-columns-repeated="26"/>
        </table:table-row>
        <table:table-row table:style-name="ro5">
          <table:table-cell table:formula="of:=IF([.A7]=0 OR([.A7]=&quot;&quot;);NA();[.A7])" office:value-type="string" office:string-value="6th" calcext:value-type="string">
            <text:p>6th</text:p>
          </table:table-cell>
          <table:table-cell table:style-name="ce8" table:formula="of:=IF([.B7]=0 OR([.B7]=&quot;&quot;);NA();[.B7])" office:value-type="float" office:value="14.86" calcext:value-type="float">
            <text:p>14.86</text:p>
          </table:table-cell>
          <table:table-cell table:style-name="ce8" table:formula="of:=IF([.C7]=0 OR([.C7]=&quot;&quot;);NA();[.C7])" office:value-type="float" office:value="29.73" calcext:value-type="float">
            <text:p>29.73</text:p>
          </table:table-cell>
          <table:table-cell table:style-name="ce8" table:formula="of:=IF([.D7]=0 OR([.D7]=&quot;&quot;);NA();[.D7])" office:value-type="float" office:value="44.6" calcext:value-type="float">
            <text:p>44.6</text:p>
          </table:table-cell>
          <table:table-cell table:style-name="ce8" table:formula="of:=IF([.E7]=0 OR([.E7]=&quot;&quot;);NA();[.E7])" office:value-type="float" office:value="59.47" calcext:value-type="float">
            <text:p>59.47</text:p>
          </table:table-cell>
          <table:table-cell table:style-name="ce8" table:formula="of:=IF([.F7]=0 OR([.F7]=&quot;&quot;);NA();[.F7])" office:value-type="float" office:value="74.34" calcext:value-type="float">
            <text:p>74.34</text:p>
          </table:table-cell>
          <table:table-cell table:style-name="ce8" table:formula="of:=IF([.G7]=0 OR([.G7]=&quot;&quot;);NA();[.G7])" office:value-type="float" office:value="89.21" calcext:value-type="float">
            <text:p>89.21</text:p>
          </table:table-cell>
          <table:table-cell table:style-name="ce8" table:formula="of:=IF([.H7]=0 OR([.H7]=&quot;&quot;);NA();[.H7])" office:value-type="float" office:value="104.08" calcext:value-type="float">
            <text:p>104.08</text:p>
          </table:table-cell>
          <table:table-cell table:style-name="ce8" table:formula="of:=IF([.I7]=0 OR([.I7]=&quot;&quot;);NA();[.I7])" office:value-type="float" office:value="118.95" calcext:value-type="float">
            <text:p>118.95</text:p>
          </table:table-cell>
          <table:table-cell table:style-name="ce8" table:formula="of:=IF([.J7]=0 OR([.J7]=&quot;&quot;);NA();[.J7])" office:value-type="float" office:value="133.81" calcext:value-type="float">
            <text:p>133.81</text:p>
          </table:table-cell>
          <table:table-cell table:style-name="ce8" table:formula="of:=IF([.K7]=0 OR([.K7]=&quot;&quot;);NA();[.K7])" office:value-type="float" office:value="148.68" calcext:value-type="float">
            <text:p>148.68</text:p>
          </table:table-cell>
          <table:table-cell table:style-name="ce8" table:formula="of:=IF([.L7]=0 OR([.L7]=&quot;&quot;);NA();[.L7])" office:value-type="float" office:value="163.55" calcext:value-type="float">
            <text:p>163.55</text:p>
          </table:table-cell>
          <table:table-cell table:style-name="ce8" table:formula="of:=IF([.M7]=0 OR([.M7]=&quot;&quot;);NA();[.M7])" office:value-type="float" office:value="178.42" calcext:value-type="float">
            <text:p>178.42</text:p>
          </table:table-cell>
          <table:table-cell table:style-name="ce8" table:formula="of:=IF([.N7]=0 OR([.N7]=&quot;&quot;);NA();[.N7])" office:value-type="float" office:value="193.29" calcext:value-type="float">
            <text:p>193.29</text:p>
          </table:table-cell>
          <table:table-cell table:style-name="ce8" table:formula="of:=IF([.O7]=0 OR([.O7]=&quot;&quot;);NA();[.O7])" office:value-type="float" office:value="208.16" calcext:value-type="float">
            <text:p>208.16</text:p>
          </table:table-cell>
          <table:table-cell table:style-name="ce8" table:formula="of:=IF([.P7]=0 OR([.P7]=&quot;&quot;);NA();[.P7])" office:value-type="float" office:value="223.03" calcext:value-type="float">
            <text:p>223.03</text:p>
          </table:table-cell>
          <table:table-cell table:style-name="ce8" table:formula="of:=IF([.Q7]=0 OR([.Q7]=&quot;&quot;);NA();[.Q7])" office:value-type="float" office:value="237.9" calcext:value-type="float">
            <text:p>237.9</text:p>
          </table:table-cell>
          <table:table-cell table:style-name="ce8" table:formula="of:=IF([.R7]=0 OR([.R7]=&quot;&quot;);NA();[.R7])" office:value-type="float" office:value="252.76" calcext:value-type="float">
            <text:p>252.76</text:p>
          </table:table-cell>
          <table:table-cell table:number-columns-repeated="26"/>
        </table:table-row>
        <table:table-row table:style-name="ro5">
          <table:table-cell table:formula="of:=IF([.A8]=0 OR([.A8]=&quot;&quot;);NA();[.A8])" office:value-type="string" office:string-value="7th" calcext:value-type="string">
            <text:p>7th</text:p>
          </table:table-cell>
          <table:table-cell table:style-name="ce8" table:formula="of:=IF([.B8]=0 OR([.B8]=&quot;&quot;);NA();[.B8])" office:value-type="float" office:value="16.36" calcext:value-type="float">
            <text:p>16.36</text:p>
          </table:table-cell>
          <table:table-cell table:style-name="ce8" table:formula="of:=IF([.C8]=0 OR([.C8]=&quot;&quot;);NA();[.C8])" office:value-type="float" office:value="32.73" calcext:value-type="float">
            <text:p>32.73</text:p>
          </table:table-cell>
          <table:table-cell table:style-name="ce8" table:formula="of:=IF([.D8]=0 OR([.D8]=&quot;&quot;);NA();[.D8])" office:value-type="float" office:value="49.1" calcext:value-type="float">
            <text:p>49.1</text:p>
          </table:table-cell>
          <table:table-cell table:style-name="ce8" table:formula="of:=IF([.E8]=0 OR([.E8]=&quot;&quot;);NA();[.E8])" office:value-type="float" office:value="65.47" calcext:value-type="float">
            <text:p>65.47</text:p>
          </table:table-cell>
          <table:table-cell table:style-name="ce8" table:formula="of:=IF([.F8]=0 OR([.F8]=&quot;&quot;);NA();[.F8])" office:value-type="float" office:value="81.84" calcext:value-type="float">
            <text:p>81.84</text:p>
          </table:table-cell>
          <table:table-cell table:style-name="ce8" table:formula="of:=IF([.G8]=0 OR([.G8]=&quot;&quot;);NA();[.G8])" office:value-type="float" office:value="98.21" calcext:value-type="float">
            <text:p>98.21</text:p>
          </table:table-cell>
          <table:table-cell table:style-name="ce8" table:formula="of:=IF([.H8]=0 OR([.H8]=&quot;&quot;);NA();[.H8])" office:value-type="float" office:value="114.58" calcext:value-type="float">
            <text:p>114.58</text:p>
          </table:table-cell>
          <table:table-cell table:style-name="ce8" table:formula="of:=IF([.I8]=0 OR([.I8]=&quot;&quot;);NA();[.I8])" office:value-type="float" office:value="130.95" calcext:value-type="float">
            <text:p>130.95</text:p>
          </table:table-cell>
          <table:table-cell table:style-name="ce8" table:formula="of:=IF([.J8]=0 OR([.J8]=&quot;&quot;);NA();[.J8])" office:value-type="float" office:value="147.32" calcext:value-type="float">
            <text:p>147.32</text:p>
          </table:table-cell>
          <table:table-cell table:style-name="ce8" table:formula="of:=IF([.K8]=0 OR([.K8]=&quot;&quot;);NA();[.K8])" office:value-type="float" office:value="163.69" calcext:value-type="float">
            <text:p>163.69</text:p>
          </table:table-cell>
          <table:table-cell table:style-name="ce8" table:formula="of:=IF([.L8]=0 OR([.L8]=&quot;&quot;);NA();[.L8])" office:value-type="float" office:value="180.05" calcext:value-type="float">
            <text:p>180.05</text:p>
          </table:table-cell>
          <table:table-cell table:style-name="ce8" table:formula="of:=IF([.M8]=0 OR([.M8]=&quot;&quot;);NA();[.M8])" office:value-type="float" office:value="196.42" calcext:value-type="float">
            <text:p>196.42</text:p>
          </table:table-cell>
          <table:table-cell table:style-name="ce8" table:formula="of:=IF([.N8]=0 OR([.N8]=&quot;&quot;);NA();[.N8])" office:value-type="float" office:value="212.79" calcext:value-type="float">
            <text:p>212.79</text:p>
          </table:table-cell>
          <table:table-cell table:style-name="ce8" table:formula="of:=IF([.O8]=0 OR([.O8]=&quot;&quot;);NA();[.O8])" office:value-type="float" office:value="229.16" calcext:value-type="float">
            <text:p>229.16</text:p>
          </table:table-cell>
          <table:table-cell table:style-name="ce8" table:formula="of:=IF([.P8]=0 OR([.P8]=&quot;&quot;);NA();[.P8])" office:value-type="float" office:value="245.53" calcext:value-type="float">
            <text:p>245.53</text:p>
          </table:table-cell>
          <table:table-cell table:style-name="ce8" table:formula="of:=IF([.Q8]=0 OR([.Q8]=&quot;&quot;);NA();[.Q8])" office:value-type="float" office:value="261.9" calcext:value-type="float">
            <text:p>261.9</text:p>
          </table:table-cell>
          <table:table-cell table:style-name="ce8" table:formula="of:=IF([.R8]=0 OR([.R8]=&quot;&quot;);NA();[.R8])" office:value-type="float" office:value="278.27" calcext:value-type="float">
            <text:p>278.27</text:p>
          </table:table-cell>
          <table:table-cell table:number-columns-repeated="26"/>
        </table:table-row>
        <table:table-row table:style-name="ro5">
          <table:table-cell table:formula="of:=IF([.A9]=0 OR([.A9]=&quot;&quot;);NA();[.A9])" office:value-type="string" office:string-value="8th" calcext:value-type="string">
            <text:p>8th</text:p>
          </table:table-cell>
          <table:table-cell table:style-name="ce8" table:formula="of:=IF([.B9]=0 OR([.B9]=&quot;&quot;);NA();[.B9])" office:value-type="float" office:value="19.56" calcext:value-type="float">
            <text:p>19.56</text:p>
          </table:table-cell>
          <table:table-cell table:style-name="ce8" table:formula="of:=IF([.C9]=0 OR([.C9]=&quot;&quot;);NA();[.C9])" office:value-type="float" office:value="39.13" calcext:value-type="float">
            <text:p>39.13</text:p>
          </table:table-cell>
          <table:table-cell table:style-name="ce8" table:formula="of:=IF([.D9]=0 OR([.D9]=&quot;&quot;);NA();[.D9])" office:value-type="float" office:value="58.69" calcext:value-type="float">
            <text:p>58.69</text:p>
          </table:table-cell>
          <table:table-cell table:style-name="ce8" table:formula="of:=IF([.E9]=0 OR([.E9]=&quot;&quot;);NA();[.E9])" office:value-type="float" office:value="78.26" calcext:value-type="float">
            <text:p>78.26</text:p>
          </table:table-cell>
          <table:table-cell table:style-name="ce8" table:formula="of:=IF([.F9]=0 OR([.F9]=&quot;&quot;);NA();[.F9])" office:value-type="float" office:value="97.83" calcext:value-type="float">
            <text:p>97.83</text:p>
          </table:table-cell>
          <table:table-cell table:style-name="ce8" table:formula="of:=IF([.G9]=0 OR([.G9]=&quot;&quot;);NA();[.G9])" office:value-type="float" office:value="117.39" calcext:value-type="float">
            <text:p>117.39</text:p>
          </table:table-cell>
          <table:table-cell table:style-name="ce8" table:formula="of:=IF([.H9]=0 OR([.H9]=&quot;&quot;);NA();[.H9])" office:value-type="float" office:value="136.96" calcext:value-type="float">
            <text:p>136.96</text:p>
          </table:table-cell>
          <table:table-cell table:style-name="ce8" table:formula="of:=IF([.I9]=0 OR([.I9]=&quot;&quot;);NA();[.I9])" office:value-type="float" office:value="156.53" calcext:value-type="float">
            <text:p>156.53</text:p>
          </table:table-cell>
          <table:table-cell table:style-name="ce8" table:formula="of:=IF([.J9]=0 OR([.J9]=&quot;&quot;);NA();[.J9])" office:value-type="float" office:value="176.09" calcext:value-type="float">
            <text:p>176.09</text:p>
          </table:table-cell>
          <table:table-cell table:style-name="ce8" table:formula="of:=IF([.K9]=0 OR([.K9]=&quot;&quot;);NA();[.K9])" office:value-type="float" office:value="195.66" calcext:value-type="float">
            <text:p>195.66</text:p>
          </table:table-cell>
          <table:table-cell table:style-name="ce8" table:formula="of:=IF([.L9]=0 OR([.L9]=&quot;&quot;);NA();[.L9])" office:value-type="float" office:value="215.23" calcext:value-type="float">
            <text:p>215.23</text:p>
          </table:table-cell>
          <table:table-cell table:style-name="ce8" table:formula="of:=IF([.M9]=0 OR([.M9]=&quot;&quot;);NA();[.M9])" office:value-type="float" office:value="234.79" calcext:value-type="float">
            <text:p>234.79</text:p>
          </table:table-cell>
          <table:table-cell table:style-name="ce8" table:formula="of:=IF([.N9]=0 OR([.N9]=&quot;&quot;);NA();[.N9])" office:value-type="float" office:value="254.36" calcext:value-type="float">
            <text:p>254.36</text:p>
          </table:table-cell>
          <table:table-cell table:style-name="ce8" table:formula="of:=IF([.O9]=0 OR([.O9]=&quot;&quot;);NA();[.O9])" office:value-type="float" office:value="273.93" calcext:value-type="float">
            <text:p>273.93</text:p>
          </table:table-cell>
          <table:table-cell table:style-name="ce8" table:formula="of:=IF([.P9]=0 OR([.P9]=&quot;&quot;);NA();[.P9])" office:value-type="float" office:value="293.49" calcext:value-type="float">
            <text:p>293.49</text:p>
          </table:table-cell>
          <table:table-cell table:style-name="ce8" table:formula="of:=IF([.Q9]=0 OR([.Q9]=&quot;&quot;);NA();[.Q9])" office:value-type="float" office:value="313.06" calcext:value-type="float">
            <text:p>313.06</text:p>
          </table:table-cell>
          <table:table-cell table:style-name="ce8" table:formula="of:=IF([.R9]=0 OR([.R9]=&quot;&quot;);NA();[.R9])" office:value-type="float" office:value="332.63" calcext:value-type="float">
            <text:p>332.63</text:p>
          </table:table-cell>
          <table:table-cell table:number-columns-repeated="26"/>
        </table:table-row>
        <table:table-row table:style-name="ro5">
          <table:table-cell table:formula="of:=IF([.A10]=0 OR([.A10]=&quot;&quot;);NA();[.A10])" office:value-type="string" office:string-value="9th" calcext:value-type="string">
            <text:p>9th</text:p>
          </table:table-cell>
          <table:table-cell table:style-name="ce8" table:formula="of:=IF([.B10]=0 OR([.B10]=&quot;&quot;);NA();[.B10])" office:value-type="float" office:value="22.72" calcext:value-type="float">
            <text:p>22.72</text:p>
          </table:table-cell>
          <table:table-cell table:style-name="ce8" table:formula="of:=IF([.C10]=0 OR([.C10]=&quot;&quot;);NA();[.C10])" office:value-type="float" office:value="45.45" calcext:value-type="float">
            <text:p>45.45</text:p>
          </table:table-cell>
          <table:table-cell table:style-name="ce8" table:formula="of:=IF([.D10]=0 OR([.D10]=&quot;&quot;);NA();[.D10])" office:value-type="float" office:value="68.18" calcext:value-type="float">
            <text:p>68.18</text:p>
          </table:table-cell>
          <table:table-cell table:style-name="ce8" table:formula="of:=IF([.E10]=0 OR([.E10]=&quot;&quot;);NA();[.E10])" office:value-type="float" office:value="90.9" calcext:value-type="float">
            <text:p>90.9</text:p>
          </table:table-cell>
          <table:table-cell table:style-name="ce8" table:formula="of:=IF([.F10]=0 OR([.F10]=&quot;&quot;);NA();[.F10])" office:value-type="float" office:value="113.63" calcext:value-type="float">
            <text:p>113.63</text:p>
          </table:table-cell>
          <table:table-cell table:style-name="ce8" table:formula="of:=IF([.G10]=0 OR([.G10]=&quot;&quot;);NA();[.G10])" office:value-type="float" office:value="136.36" calcext:value-type="float">
            <text:p>136.36</text:p>
          </table:table-cell>
          <table:table-cell table:style-name="ce8" table:formula="of:=IF([.H10]=0 OR([.H10]=&quot;&quot;);NA();[.H10])" office:value-type="float" office:value="159.09" calcext:value-type="float">
            <text:p>159.09</text:p>
          </table:table-cell>
          <table:table-cell table:style-name="ce8" table:formula="of:=IF([.I10]=0 OR([.I10]=&quot;&quot;);NA();[.I10])" office:value-type="float" office:value="181.81" calcext:value-type="float">
            <text:p>181.81</text:p>
          </table:table-cell>
          <table:table-cell table:style-name="ce8" table:formula="of:=IF([.J10]=0 OR([.J10]=&quot;&quot;);NA();[.J10])" office:value-type="float" office:value="204.54" calcext:value-type="float">
            <text:p>204.54</text:p>
          </table:table-cell>
          <table:table-cell table:style-name="ce8" table:formula="of:=IF([.K10]=0 OR([.K10]=&quot;&quot;);NA();[.K10])" office:value-type="float" office:value="227.27" calcext:value-type="float">
            <text:p>227.27</text:p>
          </table:table-cell>
          <table:table-cell table:style-name="ce8" table:formula="of:=IF([.L10]=0 OR([.L10]=&quot;&quot;);NA();[.L10])" office:value-type="float" office:value="250" calcext:value-type="float">
            <text:p>250</text:p>
          </table:table-cell>
          <table:table-cell table:style-name="ce8" table:formula="of:=IF([.M10]=0 OR([.M10]=&quot;&quot;);NA();[.M10])" office:value-type="float" office:value="272.72" calcext:value-type="float">
            <text:p>272.72</text:p>
          </table:table-cell>
          <table:table-cell table:style-name="ce8" table:formula="of:=IF([.N10]=0 OR([.N10]=&quot;&quot;);NA();[.N10])" office:value-type="float" office:value="295.45" calcext:value-type="float">
            <text:p>295.45</text:p>
          </table:table-cell>
          <table:table-cell table:style-name="ce8" table:formula="of:=IF([.O10]=0 OR([.O10]=&quot;&quot;);NA();[.O10])" office:value-type="float" office:value="318.18" calcext:value-type="float">
            <text:p>318.18</text:p>
          </table:table-cell>
          <table:table-cell table:style-name="ce8" table:formula="of:=IF([.P10]=0 OR([.P10]=&quot;&quot;);NA();[.P10])" office:value-type="float" office:value="340.9" calcext:value-type="float">
            <text:p>340.9</text:p>
          </table:table-cell>
          <table:table-cell table:style-name="ce8" table:formula="of:=IF([.Q10]=0 OR([.Q10]=&quot;&quot;);NA();[.Q10])" office:value-type="float" office:value="363.63" calcext:value-type="float">
            <text:p>363.63</text:p>
          </table:table-cell>
          <table:table-cell table:style-name="ce8" table:formula="of:=IF([.R10]=0 OR([.R10]=&quot;&quot;);NA();[.R10])" office:value-type="float" office:value="386.36" calcext:value-type="float">
            <text:p>386.36</text:p>
          </table:table-cell>
          <table:table-cell table:number-columns-repeated="26"/>
        </table:table-row>
        <table:table-row table:style-name="ro5">
          <table:table-cell table:formula="of:=IF([.A11]=0 OR([.A11]=&quot;&quot;);NA();[.A11])" office:value-type="string" office:string-value="10th" calcext:value-type="string">
            <text:p>10th</text:p>
          </table:table-cell>
          <table:table-cell table:style-name="ce8" table:formula="of:=IF([.B11]=0 OR([.B11]=&quot;&quot;);NA();[.B11])" office:value-type="float" office:value="22.89" calcext:value-type="float">
            <text:p>22.89</text:p>
          </table:table-cell>
          <table:table-cell table:style-name="ce8" table:formula="of:=IF([.C11]=0 OR([.C11]=&quot;&quot;);NA();[.C11])" office:value-type="float" office:value="45.79" calcext:value-type="float">
            <text:p>45.79</text:p>
          </table:table-cell>
          <table:table-cell table:style-name="ce8" table:formula="of:=IF([.D11]=0 OR([.D11]=&quot;&quot;);NA();[.D11])" office:value-type="float" office:value="68.69" calcext:value-type="float">
            <text:p>68.69</text:p>
          </table:table-cell>
          <table:table-cell table:style-name="ce8" table:formula="of:=IF([.E11]=0 OR([.E11]=&quot;&quot;);NA();[.E11])" office:value-type="float" office:value="91.59" calcext:value-type="float">
            <text:p>91.59</text:p>
          </table:table-cell>
          <table:table-cell table:style-name="ce8" table:formula="of:=IF([.F11]=0 OR([.F11]=&quot;&quot;);NA();[.F11])" office:value-type="float" office:value="114.49" calcext:value-type="float">
            <text:p>114.49</text:p>
          </table:table-cell>
          <table:table-cell table:style-name="ce8" table:formula="of:=IF([.G11]=0 OR([.G11]=&quot;&quot;);NA();[.G11])" office:value-type="float" office:value="137.39" calcext:value-type="float">
            <text:p>137.39</text:p>
          </table:table-cell>
          <table:table-cell table:style-name="ce8" table:formula="of:=IF([.H11]=0 OR([.H11]=&quot;&quot;);NA();[.H11])" office:value-type="float" office:value="160.28" calcext:value-type="float">
            <text:p>160.28</text:p>
          </table:table-cell>
          <table:table-cell table:style-name="ce8" table:formula="of:=IF([.I11]=0 OR([.I11]=&quot;&quot;);NA();[.I11])" office:value-type="float" office:value="183.18" calcext:value-type="float">
            <text:p>183.18</text:p>
          </table:table-cell>
          <table:table-cell table:style-name="ce8" table:formula="of:=IF([.J11]=0 OR([.J11]=&quot;&quot;);NA();[.J11])" office:value-type="float" office:value="206.08" calcext:value-type="float">
            <text:p>206.08</text:p>
          </table:table-cell>
          <table:table-cell table:style-name="ce8" table:formula="of:=IF([.K11]=0 OR([.K11]=&quot;&quot;);NA();[.K11])" office:value-type="float" office:value="228.98" calcext:value-type="float">
            <text:p>228.98</text:p>
          </table:table-cell>
          <table:table-cell table:style-name="ce8" table:formula="of:=IF([.L11]=0 OR([.L11]=&quot;&quot;);NA();[.L11])" office:value-type="float" office:value="251.88" calcext:value-type="float">
            <text:p>251.88</text:p>
          </table:table-cell>
          <table:table-cell table:style-name="ce8" table:formula="of:=IF([.M11]=0 OR([.M11]=&quot;&quot;);NA();[.M11])" office:value-type="float" office:value="274.78" calcext:value-type="float">
            <text:p>274.78</text:p>
          </table:table-cell>
          <table:table-cell table:style-name="ce8" table:formula="of:=IF([.N11]=0 OR([.N11]=&quot;&quot;);NA();[.N11])" office:value-type="float" office:value="297.68" calcext:value-type="float">
            <text:p>297.68</text:p>
          </table:table-cell>
          <table:table-cell table:style-name="ce8" table:formula="of:=IF([.O11]=0 OR([.O11]=&quot;&quot;);NA();[.O11])" office:value-type="float" office:value="320.57" calcext:value-type="float">
            <text:p>320.57</text:p>
          </table:table-cell>
          <table:table-cell table:style-name="ce8" table:formula="of:=IF([.P11]=0 OR([.P11]=&quot;&quot;);NA();[.P11])" office:value-type="float" office:value="343.47" calcext:value-type="float">
            <text:p>343.47</text:p>
          </table:table-cell>
          <table:table-cell table:style-name="ce8" table:formula="of:=IF([.Q11]=0 OR([.Q11]=&quot;&quot;);NA();[.Q11])" office:value-type="float" office:value="366.37" calcext:value-type="float">
            <text:p>366.37</text:p>
          </table:table-cell>
          <table:table-cell table:style-name="ce8" table:formula="of:=IF([.R11]=0 OR([.R11]=&quot;&quot;);NA();[.R11])" office:value-type="float" office:value="389.27" calcext:value-type="float">
            <text:p>389.27</text:p>
          </table:table-cell>
          <table:table-cell table:number-columns-repeated="26"/>
        </table:table-row>
        <table:table-row table:style-name="ro5" table:number-rows-repeated="2">
          <table:table-cell table:number-columns-repeated="44"/>
        </table:table-row>
        <table:table-row table:style-name="ro5">
          <table:table-cell table:formula="of:=[$interface.E9]" office:value-type="string" office:string-value="RPM" calcext:value-type="string">
            <text:p>RPM</text:p>
          </table:table-cell>
          <table:table-cell table:formula="of:=[$interface.E10]" office:value-type="float" office:value="500" calcext:value-type="float">
            <text:p>500</text:p>
          </table:table-cell>
          <table:table-cell table:formula="of:=[$interface.E11]" office:value-type="float" office:value="1000" calcext:value-type="float">
            <text:p>1000</text:p>
          </table:table-cell>
          <table:table-cell table:formula="of:=[$interface.E12]" office:value-type="float" office:value="1500" calcext:value-type="float">
            <text:p>1500</text:p>
          </table:table-cell>
          <table:table-cell table:formula="of:=[$interface.E13]" office:value-type="float" office:value="2000" calcext:value-type="float">
            <text:p>2000</text:p>
          </table:table-cell>
          <table:table-cell table:formula="of:=[$interface.E14]" office:value-type="float" office:value="2500" calcext:value-type="float">
            <text:p>2500</text:p>
          </table:table-cell>
          <table:table-cell table:formula="of:=[$interface.E15]" office:value-type="float" office:value="3000" calcext:value-type="float">
            <text:p>3000</text:p>
          </table:table-cell>
          <table:table-cell table:formula="of:=[$interface.E16]" office:value-type="float" office:value="3500" calcext:value-type="float">
            <text:p>3500</text:p>
          </table:table-cell>
          <table:table-cell table:formula="of:=[$interface.E17]" office:value-type="float" office:value="4000" calcext:value-type="float">
            <text:p>4000</text:p>
          </table:table-cell>
          <table:table-cell table:formula="of:=[$interface.E18]" office:value-type="float" office:value="4500" calcext:value-type="float">
            <text:p>4500</text:p>
          </table:table-cell>
          <table:table-cell table:formula="of:=[$interface.E19]" office:value-type="float" office:value="5000" calcext:value-type="float">
            <text:p>5000</text:p>
          </table:table-cell>
          <table:table-cell table:formula="of:=[$interface.E20]" office:value-type="float" office:value="5500" calcext:value-type="float">
            <text:p>5500</text:p>
          </table:table-cell>
          <table:table-cell table:formula="of:=[$interface.E21]" office:value-type="float" office:value="6000" calcext:value-type="float">
            <text:p>6000</text:p>
          </table:table-cell>
          <table:table-cell table:formula="of:=[$interface.E22]" office:value-type="float" office:value="6500" calcext:value-type="float">
            <text:p>6500</text:p>
          </table:table-cell>
          <table:table-cell table:formula="of:=[$interface.E23]" office:value-type="float" office:value="7000" calcext:value-type="float">
            <text:p>7000</text:p>
          </table:table-cell>
          <table:table-cell table:formula="of:=[$interface.E24]" office:value-type="float" office:value="7500" calcext:value-type="float">
            <text:p>7500</text:p>
          </table:table-cell>
          <table:table-cell table:formula="of:=[$interface.E25]" office:value-type="float" office:value="8000" calcext:value-type="float">
            <text:p>8000</text:p>
          </table:table-cell>
          <table:table-cell table:formula="of:=[$interface.E26]" office:value-type="float" office:value="8500" calcext:value-type="float">
            <text:p>8500</text:p>
          </table:table-cell>
          <table:table-cell table:number-columns-repeated="26"/>
        </table:table-row>
        <table:table-row table:style-name="ro5">
          <table:table-cell table:formula="of:=[$interface.F9]" office:value-type="string" office:string-value="Torque" calcext:value-type="string">
            <text:p>Torque</text:p>
          </table:table-cell>
          <table:table-cell table:style-name="ce13" table:formula="of:=[$interface.F10]" office:value-type="float" office:value="70" calcext:value-type="float">
            <text:p>70.00</text:p>
          </table:table-cell>
          <table:table-cell table:style-name="ce13" table:formula="of:=[$interface.F11]" office:value-type="float" office:value="80" calcext:value-type="float">
            <text:p>80.00</text:p>
          </table:table-cell>
          <table:table-cell table:style-name="ce13" table:formula="of:=[$interface.F12]" office:value-type="float" office:value="85" calcext:value-type="float">
            <text:p>85.00</text:p>
          </table:table-cell>
          <table:table-cell table:style-name="ce13" table:formula="of:=[$interface.F13]" office:value-type="float" office:value="90" calcext:value-type="float">
            <text:p>90.00</text:p>
          </table:table-cell>
          <table:table-cell table:style-name="ce13" table:formula="of:=[$interface.F14]" office:value-type="float" office:value="100" calcext:value-type="float">
            <text:p>100.00</text:p>
          </table:table-cell>
          <table:table-cell table:style-name="ce13" table:formula="of:=[$interface.F15]" office:value-type="float" office:value="110" calcext:value-type="float">
            <text:p>110.00</text:p>
          </table:table-cell>
          <table:table-cell table:style-name="ce13" table:formula="of:=[$interface.F16]" office:value-type="float" office:value="120" calcext:value-type="float">
            <text:p>120.00</text:p>
          </table:table-cell>
          <table:table-cell table:style-name="ce13" table:formula="of:=[$interface.F17]" office:value-type="float" office:value="130" calcext:value-type="float">
            <text:p>130.00</text:p>
          </table:table-cell>
          <table:table-cell table:style-name="ce13" table:formula="of:=[$interface.F18]" office:value-type="float" office:value="140" calcext:value-type="float">
            <text:p>140.00</text:p>
          </table:table-cell>
          <table:table-cell table:style-name="ce13" table:formula="of:=[$interface.F19]" office:value-type="float" office:value="150" calcext:value-type="float">
            <text:p>150.00</text:p>
          </table:table-cell>
          <table:table-cell table:style-name="ce13" table:formula="of:=[$interface.F20]" office:value-type="float" office:value="160" calcext:value-type="float">
            <text:p>160.00</text:p>
          </table:table-cell>
          <table:table-cell table:style-name="ce13" table:formula="of:=[$interface.F21]" office:value-type="float" office:value="150" calcext:value-type="float">
            <text:p>150.00</text:p>
          </table:table-cell>
          <table:table-cell table:style-name="ce13" table:formula="of:=[$interface.F22]" office:value-type="float" office:value="140" calcext:value-type="float">
            <text:p>140.00</text:p>
          </table:table-cell>
          <table:table-cell table:style-name="ce13" table:formula="of:=[$interface.F23]" office:value-type="float" office:value="130" calcext:value-type="float">
            <text:p>130.00</text:p>
          </table:table-cell>
          <table:table-cell table:style-name="ce13" table:formula="of:=[$interface.F24]" office:value-type="float" office:value="120" calcext:value-type="float">
            <text:p>120.00</text:p>
          </table:table-cell>
          <table:table-cell table:style-name="ce13" table:formula="of:=[$interface.F25]" office:value-type="float" office:value="110" calcext:value-type="float">
            <text:p>110.00</text:p>
          </table:table-cell>
          <table:table-cell table:style-name="ce13" table:formula="of:=[$interface.F26]" office:value-type="float" office:value="110" calcext:value-type="float">
            <text:p>110.00</text:p>
          </table:table-cell>
          <table:table-cell table:number-columns-repeated="26"/>
        </table:table-row>
        <table:table-row table:style-name="ro5">
          <table:table-cell table:formula="of:=[$interface.G9]" office:value-type="string" office:string-value="Horse Power" calcext:value-type="string">
            <text:p>Horse Power</text:p>
          </table:table-cell>
          <table:table-cell table:style-name="ce13" table:formula="of:=[$interface.G10]" office:value-type="float" office:value="5" calcext:value-type="float">
            <text:p>5.00</text:p>
          </table:table-cell>
          <table:table-cell table:style-name="ce13" table:formula="of:=[$interface.G11]" office:value-type="float" office:value="10" calcext:value-type="float">
            <text:p>10.00</text:p>
          </table:table-cell>
          <table:table-cell table:style-name="ce13" table:formula="of:=[$interface.G12]" office:value-type="float" office:value="20" calcext:value-type="float">
            <text:p>20.00</text:p>
          </table:table-cell>
          <table:table-cell table:style-name="ce13" table:formula="of:=[$interface.G13]" office:value-type="float" office:value="40" calcext:value-type="float">
            <text:p>40.00</text:p>
          </table:table-cell>
          <table:table-cell table:style-name="ce13" table:formula="of:=[$interface.G14]" office:value-type="float" office:value="50" calcext:value-type="float">
            <text:p>50.00</text:p>
          </table:table-cell>
          <table:table-cell table:style-name="ce13" table:formula="of:=[$interface.G15]" office:value-type="float" office:value="60" calcext:value-type="float">
            <text:p>60.00</text:p>
          </table:table-cell>
          <table:table-cell table:style-name="ce13" table:formula="of:=[$interface.G16]" office:value-type="float" office:value="70" calcext:value-type="float">
            <text:p>70.00</text:p>
          </table:table-cell>
          <table:table-cell table:style-name="ce13" table:formula="of:=[$interface.G17]" office:value-type="float" office:value="80" calcext:value-type="float">
            <text:p>80.00</text:p>
          </table:table-cell>
          <table:table-cell table:style-name="ce13" table:formula="of:=[$interface.G18]" office:value-type="float" office:value="90" calcext:value-type="float">
            <text:p>90.00</text:p>
          </table:table-cell>
          <table:table-cell table:style-name="ce13" table:formula="of:=[$interface.G19]" office:value-type="float" office:value="100" calcext:value-type="float">
            <text:p>100.00</text:p>
          </table:table-cell>
          <table:table-cell table:style-name="ce13" table:formula="of:=[$interface.G20]" office:value-type="float" office:value="110" calcext:value-type="float">
            <text:p>110.00</text:p>
          </table:table-cell>
          <table:table-cell table:style-name="ce13" table:formula="of:=[$interface.G21]" office:value-type="float" office:value="120" calcext:value-type="float">
            <text:p>120.00</text:p>
          </table:table-cell>
          <table:table-cell table:style-name="ce13" table:formula="of:=[$interface.G22]" office:value-type="float" office:value="110" calcext:value-type="float">
            <text:p>110.00</text:p>
          </table:table-cell>
          <table:table-cell table:style-name="ce13" table:formula="of:=[$interface.G23]" office:value-type="float" office:value="100" calcext:value-type="float">
            <text:p>100.00</text:p>
          </table:table-cell>
          <table:table-cell table:style-name="ce13" table:formula="of:=[$interface.G24]" office:value-type="float" office:value="101" calcext:value-type="float">
            <text:p>101.00</text:p>
          </table:table-cell>
          <table:table-cell table:style-name="ce13" table:formula="of:=[$interface.G25]" office:value-type="float" office:value="95" calcext:value-type="float">
            <text:p>95.00</text:p>
          </table:table-cell>
          <table:table-cell table:style-name="ce13" table:formula="of:=[$interface.G26]" office:value-type="float" office:value="90" calcext:value-type="float">
            <text:p>90.00</text:p>
          </table:table-cell>
          <table:table-cell table:number-columns-repeated="26"/>
        </table:table-row>
        <table:table-row table:style-name="ro5">
          <table:table-cell table:number-columns-repeated="10"/>
          <table:table-cell table:style-name="ce13"/>
          <table:table-cell table:number-columns-repeated="33"/>
        </table:table-row>
        <table:table-row table:style-name="ro5" table:number-rows-repeated="50">
          <table:table-cell table:number-columns-repeated="44"/>
        </table:table-row>
        <table:table-row table:style-name="ro5">
          <table:table-cell table:formula="of:=[.A33]" office:value-type="string" office:string-value="Shift\RPM" calcext:value-type="string">
            <text:p>Shift\RPM</text:p>
          </table:table-cell>
          <table:table-cell table:style-name="ce14" table:formula="of:=[.A34]" office:value-type="string" office:string-value="1st" calcext:value-type="string">
            <text:p>1st</text:p>
          </table:table-cell>
          <table:table-cell table:formula="of:=[.A35]" office:value-type="string" office:string-value="2nd" calcext:value-type="string">
            <text:p>2nd</text:p>
          </table:table-cell>
          <table:table-cell table:formula="of:=[.A36]" office:value-type="string" office:string-value="3rd" calcext:value-type="string">
            <text:p>3rd</text:p>
          </table:table-cell>
          <table:table-cell table:formula="of:=[.A37]" office:value-type="string" office:string-value="4th" calcext:value-type="string">
            <text:p>4th</text:p>
          </table:table-cell>
          <table:table-cell table:formula="of:=[.A38]" office:value-type="string" office:string-value="5th" calcext:value-type="string">
            <text:p>5th</text:p>
          </table:table-cell>
          <table:table-cell table:formula="of:=[.A39]" office:value-type="string" office:string-value="6th" calcext:value-type="string">
            <text:p>6th</text:p>
          </table:table-cell>
          <table:table-cell table:formula="of:=[.A40]" office:value-type="string" office:string-value="7th" calcext:value-type="string">
            <text:p>7th</text:p>
          </table:table-cell>
          <table:table-cell table:formula="of:=[.A41]" office:value-type="string" office:string-value="8th" calcext:value-type="string">
            <text:p>8th</text:p>
          </table:table-cell>
          <table:table-cell table:formula="of:=[.A42]" office:value-type="string" office:string-value="9th" calcext:value-type="string">
            <text:p>9th</text:p>
          </table:table-cell>
          <table:table-cell table:formula="of:=[.A43]" office:value-type="string" office:string-value="10th" calcext:value-type="string">
            <text:p>10th</text:p>
          </table:table-cell>
          <table:table-cell table:number-columns-repeated="33"/>
        </table:table-row>
        <table:table-row table:style-name="ro5">
          <table:table-cell table:style-name="ce12" table:formula="of:=[.B33]" office:value-type="float" office:value="500" calcext:value-type="float">
            <text:p>500.00</text:p>
          </table:table-cell>
          <table:table-cell table:style-name="ce13" table:formula="of:=[.B34]" office:value-type="float" office:value="3.65" calcext:value-type="float">
            <text:p>3.65</text:p>
          </table:table-cell>
          <table:table-cell table:style-name="ce13" table:formula="of:=[.B35]" office:value-type="float" office:value="6.36" calcext:value-type="float">
            <text:p>6.36</text:p>
          </table:table-cell>
          <table:table-cell table:style-name="ce13" table:formula="of:=[.B36]" office:value-type="float" office:value="10.81" calcext:value-type="float">
            <text:p>10.81</text:p>
          </table:table-cell>
          <table:table-cell table:style-name="ce13" table:formula="of:=[.B37]" office:value-type="float" office:value="12.5" calcext:value-type="float">
            <text:p>12.50</text:p>
          </table:table-cell>
          <table:table-cell table:style-name="ce13" table:formula="of:=[.B38]" office:value-type="float" office:value="13.63" calcext:value-type="float">
            <text:p>13.63</text:p>
          </table:table-cell>
          <table:table-cell table:style-name="ce13" table:formula="of:=[.B39]" office:value-type="float" office:value="14.86" calcext:value-type="float">
            <text:p>14.86</text:p>
          </table:table-cell>
          <table:table-cell table:style-name="ce13" table:formula="of:=[.B40]" office:value-type="float" office:value="16.36" calcext:value-type="float">
            <text:p>16.36</text:p>
          </table:table-cell>
          <table:table-cell table:style-name="ce13" table:formula="of:=[.B41]" office:value-type="float" office:value="19.56" calcext:value-type="float">
            <text:p>19.56</text:p>
          </table:table-cell>
          <table:table-cell table:style-name="ce13" table:formula="of:=[.B42]" office:value-type="float" office:value="22.72" calcext:value-type="float">
            <text:p>22.72</text:p>
          </table:table-cell>
          <table:table-cell table:style-name="ce13" table:formula="of:=[.B43]" office:value-type="float" office:value="22.89" calcext:value-type="float">
            <text:p>22.89</text:p>
          </table:table-cell>
          <table:table-cell table:number-columns-repeated="33"/>
        </table:table-row>
        <table:table-row table:style-name="ro5">
          <table:table-cell table:style-name="ce13" table:formula="of:=[.C33]" office:value-type="float" office:value="1000" calcext:value-type="float">
            <text:p>1000.00</text:p>
          </table:table-cell>
          <table:table-cell table:style-name="ce13" table:formula="of:=[.C34]" office:value-type="float" office:value="7.31" calcext:value-type="float">
            <text:p>7.31</text:p>
          </table:table-cell>
          <table:table-cell table:style-name="ce13" table:formula="of:=[.C35]" office:value-type="float" office:value="12.72" calcext:value-type="float">
            <text:p>12.72</text:p>
          </table:table-cell>
          <table:table-cell table:style-name="ce13" table:formula="of:=[.C36]" office:value-type="float" office:value="21.62" calcext:value-type="float">
            <text:p>21.62</text:p>
          </table:table-cell>
          <table:table-cell table:style-name="ce13" table:formula="of:=[.C37]" office:value-type="float" office:value="25" calcext:value-type="float">
            <text:p>25.00</text:p>
          </table:table-cell>
          <table:table-cell table:style-name="ce13" table:formula="of:=[.C38]" office:value-type="float" office:value="27.27" calcext:value-type="float">
            <text:p>27.27</text:p>
          </table:table-cell>
          <table:table-cell table:style-name="ce13" table:formula="of:=[.C39]" office:value-type="float" office:value="29.73" calcext:value-type="float">
            <text:p>29.73</text:p>
          </table:table-cell>
          <table:table-cell table:style-name="ce13" table:formula="of:=[.C40]" office:value-type="float" office:value="32.73" calcext:value-type="float">
            <text:p>32.73</text:p>
          </table:table-cell>
          <table:table-cell table:style-name="ce13" table:formula="of:=[.C41]" office:value-type="float" office:value="39.13" calcext:value-type="float">
            <text:p>39.13</text:p>
          </table:table-cell>
          <table:table-cell table:style-name="ce13" table:formula="of:=[.C42]" office:value-type="float" office:value="45.45" calcext:value-type="float">
            <text:p>45.45</text:p>
          </table:table-cell>
          <table:table-cell table:style-name="ce13" table:formula="of:=[.C43]" office:value-type="float" office:value="45.79" calcext:value-type="float">
            <text:p>45.79</text:p>
          </table:table-cell>
          <table:table-cell table:number-columns-repeated="33"/>
        </table:table-row>
        <table:table-row table:style-name="ro5">
          <table:table-cell table:style-name="ce13" table:formula="of:=[.D33]" office:value-type="float" office:value="1500" calcext:value-type="float">
            <text:p>1500.00</text:p>
          </table:table-cell>
          <table:table-cell table:style-name="ce13" table:formula="of:=[.D34]" office:value-type="float" office:value="10.97" calcext:value-type="float">
            <text:p>10.97</text:p>
          </table:table-cell>
          <table:table-cell table:style-name="ce13" table:formula="of:=[.D35]" office:value-type="float" office:value="19.09" calcext:value-type="float">
            <text:p>19.09</text:p>
          </table:table-cell>
          <table:table-cell table:style-name="ce13" table:formula="of:=[.D36]" office:value-type="float" office:value="32.43" calcext:value-type="float">
            <text:p>32.43</text:p>
          </table:table-cell>
          <table:table-cell table:style-name="ce13" table:formula="of:=[.D37]" office:value-type="float" office:value="37.5" calcext:value-type="float">
            <text:p>37.50</text:p>
          </table:table-cell>
          <table:table-cell table:style-name="ce13" table:formula="of:=[.D38]" office:value-type="float" office:value="40.9" calcext:value-type="float">
            <text:p>40.90</text:p>
          </table:table-cell>
          <table:table-cell table:style-name="ce13" table:formula="of:=[.D39]" office:value-type="float" office:value="44.6" calcext:value-type="float">
            <text:p>44.60</text:p>
          </table:table-cell>
          <table:table-cell table:style-name="ce13" table:formula="of:=[.D40]" office:value-type="float" office:value="49.1" calcext:value-type="float">
            <text:p>49.10</text:p>
          </table:table-cell>
          <table:table-cell table:style-name="ce13" table:formula="of:=[.D41]" office:value-type="float" office:value="58.69" calcext:value-type="float">
            <text:p>58.69</text:p>
          </table:table-cell>
          <table:table-cell table:style-name="ce13" table:formula="of:=[.D42]" office:value-type="float" office:value="68.18" calcext:value-type="float">
            <text:p>68.18</text:p>
          </table:table-cell>
          <table:table-cell table:style-name="ce13" table:formula="of:=[.D43]" office:value-type="float" office:value="68.69" calcext:value-type="float">
            <text:p>68.69</text:p>
          </table:table-cell>
          <table:table-cell table:number-columns-repeated="33"/>
        </table:table-row>
        <table:table-row table:style-name="ro5">
          <table:table-cell table:style-name="ce13" table:formula="of:=[.E33]" office:value-type="float" office:value="2000" calcext:value-type="float">
            <text:p>2000.00</text:p>
          </table:table-cell>
          <table:table-cell table:style-name="ce13" table:formula="of:=[.E34]" office:value-type="float" office:value="14.63" calcext:value-type="float">
            <text:p>14.63</text:p>
          </table:table-cell>
          <table:table-cell table:style-name="ce13" table:formula="of:=[.E35]" office:value-type="float" office:value="25.45" calcext:value-type="float">
            <text:p>25.45</text:p>
          </table:table-cell>
          <table:table-cell table:style-name="ce13" table:formula="of:=[.E36]" office:value-type="float" office:value="43.24" calcext:value-type="float">
            <text:p>43.24</text:p>
          </table:table-cell>
          <table:table-cell table:style-name="ce13" table:formula="of:=[.E37]" office:value-type="float" office:value="50" calcext:value-type="float">
            <text:p>50.00</text:p>
          </table:table-cell>
          <table:table-cell table:style-name="ce13" table:formula="of:=[.E38]" office:value-type="float" office:value="54.54" calcext:value-type="float">
            <text:p>54.54</text:p>
          </table:table-cell>
          <table:table-cell table:style-name="ce13" table:formula="of:=[.E39]" office:value-type="float" office:value="59.47" calcext:value-type="float">
            <text:p>59.47</text:p>
          </table:table-cell>
          <table:table-cell table:style-name="ce13" table:formula="of:=[.E40]" office:value-type="float" office:value="65.47" calcext:value-type="float">
            <text:p>65.47</text:p>
          </table:table-cell>
          <table:table-cell table:style-name="ce13" table:formula="of:=[.E41]" office:value-type="float" office:value="78.26" calcext:value-type="float">
            <text:p>78.26</text:p>
          </table:table-cell>
          <table:table-cell table:style-name="ce13" table:formula="of:=[.E42]" office:value-type="float" office:value="90.9" calcext:value-type="float">
            <text:p>90.90</text:p>
          </table:table-cell>
          <table:table-cell table:style-name="ce13" table:formula="of:=[.E43]" office:value-type="float" office:value="91.59" calcext:value-type="float">
            <text:p>91.59</text:p>
          </table:table-cell>
          <table:table-cell table:number-columns-repeated="33"/>
        </table:table-row>
        <table:table-row table:style-name="ro5">
          <table:table-cell table:style-name="ce13" table:formula="of:=[.F33]" office:value-type="float" office:value="2500" calcext:value-type="float">
            <text:p>2500.00</text:p>
          </table:table-cell>
          <table:table-cell table:style-name="ce13" table:formula="of:=[.F34]" office:value-type="float" office:value="18.29" calcext:value-type="float">
            <text:p>18.29</text:p>
          </table:table-cell>
          <table:table-cell table:style-name="ce13" table:formula="of:=[.F35]" office:value-type="float" office:value="31.81" calcext:value-type="float">
            <text:p>31.81</text:p>
          </table:table-cell>
          <table:table-cell table:style-name="ce13" table:formula="of:=[.F36]" office:value-type="float" office:value="54.05" calcext:value-type="float">
            <text:p>54.05</text:p>
          </table:table-cell>
          <table:table-cell table:style-name="ce13" table:formula="of:=[.F37]" office:value-type="float" office:value="62.5" calcext:value-type="float">
            <text:p>62.50</text:p>
          </table:table-cell>
          <table:table-cell table:style-name="ce13" table:formula="of:=[.F38]" office:value-type="float" office:value="68.18" calcext:value-type="float">
            <text:p>68.18</text:p>
          </table:table-cell>
          <table:table-cell table:style-name="ce13" table:formula="of:=[.F39]" office:value-type="float" office:value="74.34" calcext:value-type="float">
            <text:p>74.34</text:p>
          </table:table-cell>
          <table:table-cell table:style-name="ce13" table:formula="of:=[.F40]" office:value-type="float" office:value="81.84" calcext:value-type="float">
            <text:p>81.84</text:p>
          </table:table-cell>
          <table:table-cell table:style-name="ce13" table:formula="of:=[.F41]" office:value-type="float" office:value="97.83" calcext:value-type="float">
            <text:p>97.83</text:p>
          </table:table-cell>
          <table:table-cell table:style-name="ce13" table:formula="of:=[.F42]" office:value-type="float" office:value="113.63" calcext:value-type="float">
            <text:p>113.63</text:p>
          </table:table-cell>
          <table:table-cell table:style-name="ce13" table:formula="of:=[.F43]" office:value-type="float" office:value="114.49" calcext:value-type="float">
            <text:p>114.49</text:p>
          </table:table-cell>
          <table:table-cell table:number-columns-repeated="33"/>
        </table:table-row>
        <table:table-row table:style-name="ro5">
          <table:table-cell table:style-name="ce13" table:formula="of:=[.G33]" office:value-type="float" office:value="3000" calcext:value-type="float">
            <text:p>3000.00</text:p>
          </table:table-cell>
          <table:table-cell table:style-name="ce13" table:formula="of:=[.G34]" office:value-type="float" office:value="21.95" calcext:value-type="float">
            <text:p>21.95</text:p>
          </table:table-cell>
          <table:table-cell table:style-name="ce13" table:formula="of:=[.G35]" office:value-type="float" office:value="38.18" calcext:value-type="float">
            <text:p>38.18</text:p>
          </table:table-cell>
          <table:table-cell table:style-name="ce13" table:formula="of:=[.G36]" office:value-type="float" office:value="64.86" calcext:value-type="float">
            <text:p>64.86</text:p>
          </table:table-cell>
          <table:table-cell table:style-name="ce13" table:formula="of:=[.G37]" office:value-type="float" office:value="75" calcext:value-type="float">
            <text:p>75.00</text:p>
          </table:table-cell>
          <table:table-cell table:style-name="ce13" table:formula="of:=[.G38]" office:value-type="float" office:value="81.81" calcext:value-type="float">
            <text:p>81.81</text:p>
          </table:table-cell>
          <table:table-cell table:style-name="ce13" table:formula="of:=[.G39]" office:value-type="float" office:value="89.21" calcext:value-type="float">
            <text:p>89.21</text:p>
          </table:table-cell>
          <table:table-cell table:style-name="ce13" table:formula="of:=[.G40]" office:value-type="float" office:value="98.21" calcext:value-type="float">
            <text:p>98.21</text:p>
          </table:table-cell>
          <table:table-cell table:style-name="ce13" table:formula="of:=[.G41]" office:value-type="float" office:value="117.39" calcext:value-type="float">
            <text:p>117.39</text:p>
          </table:table-cell>
          <table:table-cell table:style-name="ce13" table:formula="of:=[.G42]" office:value-type="float" office:value="136.36" calcext:value-type="float">
            <text:p>136.36</text:p>
          </table:table-cell>
          <table:table-cell table:style-name="ce13" table:formula="of:=[.G43]" office:value-type="float" office:value="137.39" calcext:value-type="float">
            <text:p>137.39</text:p>
          </table:table-cell>
          <table:table-cell table:number-columns-repeated="33"/>
        </table:table-row>
        <table:table-row table:style-name="ro5">
          <table:table-cell table:style-name="ce13" table:formula="of:=[.H33]" office:value-type="float" office:value="3500" calcext:value-type="float">
            <text:p>3500.00</text:p>
          </table:table-cell>
          <table:table-cell table:style-name="ce13" table:formula="of:=[.H34]" office:value-type="float" office:value="25.6" calcext:value-type="float">
            <text:p>25.60</text:p>
          </table:table-cell>
          <table:table-cell table:style-name="ce13" table:formula="of:=[.H35]" office:value-type="float" office:value="44.54" calcext:value-type="float">
            <text:p>44.54</text:p>
          </table:table-cell>
          <table:table-cell table:style-name="ce13" table:formula="of:=[.H36]" office:value-type="float" office:value="75.67" calcext:value-type="float">
            <text:p>75.67</text:p>
          </table:table-cell>
          <table:table-cell table:style-name="ce13" table:formula="of:=[.H37]" office:value-type="float" office:value="87.5" calcext:value-type="float">
            <text:p>87.50</text:p>
          </table:table-cell>
          <table:table-cell table:style-name="ce13" table:formula="of:=[.H38]" office:value-type="float" office:value="95.45" calcext:value-type="float">
            <text:p>95.45</text:p>
          </table:table-cell>
          <table:table-cell table:style-name="ce13" table:formula="of:=[.H39]" office:value-type="float" office:value="104.08" calcext:value-type="float">
            <text:p>104.08</text:p>
          </table:table-cell>
          <table:table-cell table:style-name="ce13" table:formula="of:=[.H40]" office:value-type="float" office:value="114.58" calcext:value-type="float">
            <text:p>114.58</text:p>
          </table:table-cell>
          <table:table-cell table:style-name="ce13" table:formula="of:=[.H41]" office:value-type="float" office:value="136.96" calcext:value-type="float">
            <text:p>136.96</text:p>
          </table:table-cell>
          <table:table-cell table:style-name="ce13" table:formula="of:=[.H42]" office:value-type="float" office:value="159.09" calcext:value-type="float">
            <text:p>159.09</text:p>
          </table:table-cell>
          <table:table-cell table:style-name="ce13" table:formula="of:=[.H43]" office:value-type="float" office:value="160.28" calcext:value-type="float">
            <text:p>160.28</text:p>
          </table:table-cell>
          <table:table-cell table:number-columns-repeated="33"/>
        </table:table-row>
        <table:table-row table:style-name="ro5">
          <table:table-cell table:style-name="ce13" table:formula="of:=[.I33]" office:value-type="float" office:value="4000" calcext:value-type="float">
            <text:p>4000.00</text:p>
          </table:table-cell>
          <table:table-cell table:style-name="ce13" table:formula="of:=[.I34]" office:value-type="float" office:value="29.26" calcext:value-type="float">
            <text:p>29.26</text:p>
          </table:table-cell>
          <table:table-cell table:style-name="ce13" table:formula="of:=[.I35]" office:value-type="float" office:value="50.9" calcext:value-type="float">
            <text:p>50.90</text:p>
          </table:table-cell>
          <table:table-cell table:style-name="ce13" table:formula="of:=[.I36]" office:value-type="float" office:value="86.48" calcext:value-type="float">
            <text:p>86.48</text:p>
          </table:table-cell>
          <table:table-cell table:style-name="ce13" table:formula="of:=[.I37]" office:value-type="float" office:value="100" calcext:value-type="float">
            <text:p>100.00</text:p>
          </table:table-cell>
          <table:table-cell table:style-name="ce13" table:formula="of:=[.I38]" office:value-type="float" office:value="109.09" calcext:value-type="float">
            <text:p>109.09</text:p>
          </table:table-cell>
          <table:table-cell table:style-name="ce13" table:formula="of:=[.I39]" office:value-type="float" office:value="118.95" calcext:value-type="float">
            <text:p>118.95</text:p>
          </table:table-cell>
          <table:table-cell table:style-name="ce13" table:formula="of:=[.I40]" office:value-type="float" office:value="130.95" calcext:value-type="float">
            <text:p>130.95</text:p>
          </table:table-cell>
          <table:table-cell table:style-name="ce13" table:formula="of:=[.I41]" office:value-type="float" office:value="156.53" calcext:value-type="float">
            <text:p>156.53</text:p>
          </table:table-cell>
          <table:table-cell table:style-name="ce13" table:formula="of:=[.I42]" office:value-type="float" office:value="181.81" calcext:value-type="float">
            <text:p>181.81</text:p>
          </table:table-cell>
          <table:table-cell table:style-name="ce13" table:formula="of:=[.I43]" office:value-type="float" office:value="183.18" calcext:value-type="float">
            <text:p>183.18</text:p>
          </table:table-cell>
          <table:table-cell table:number-columns-repeated="33"/>
        </table:table-row>
        <table:table-row table:style-name="ro5">
          <table:table-cell table:style-name="ce13" table:formula="of:=[.J33]" office:value-type="float" office:value="4500" calcext:value-type="float">
            <text:p>4500.00</text:p>
          </table:table-cell>
          <table:table-cell table:style-name="ce13" table:formula="of:=[.J34]" office:value-type="float" office:value="32.92" calcext:value-type="float">
            <text:p>32.92</text:p>
          </table:table-cell>
          <table:table-cell table:style-name="ce13" table:formula="of:=[.J35]" office:value-type="float" office:value="57.27" calcext:value-type="float">
            <text:p>57.27</text:p>
          </table:table-cell>
          <table:table-cell table:style-name="ce13" table:formula="of:=[.J36]" office:value-type="float" office:value="97.29" calcext:value-type="float">
            <text:p>97.29</text:p>
          </table:table-cell>
          <table:table-cell table:style-name="ce13" table:formula="of:=[.J37]" office:value-type="float" office:value="112.5" calcext:value-type="float">
            <text:p>112.50</text:p>
          </table:table-cell>
          <table:table-cell table:style-name="ce13" table:formula="of:=[.J38]" office:value-type="float" office:value="122.72" calcext:value-type="float">
            <text:p>122.72</text:p>
          </table:table-cell>
          <table:table-cell table:style-name="ce13" table:formula="of:=[.J39]" office:value-type="float" office:value="133.81" calcext:value-type="float">
            <text:p>133.81</text:p>
          </table:table-cell>
          <table:table-cell table:style-name="ce13" table:formula="of:=[.J40]" office:value-type="float" office:value="147.32" calcext:value-type="float">
            <text:p>147.32</text:p>
          </table:table-cell>
          <table:table-cell table:style-name="ce13" table:formula="of:=[.J41]" office:value-type="float" office:value="176.09" calcext:value-type="float">
            <text:p>176.09</text:p>
          </table:table-cell>
          <table:table-cell table:style-name="ce13" table:formula="of:=[.J42]" office:value-type="float" office:value="204.54" calcext:value-type="float">
            <text:p>204.54</text:p>
          </table:table-cell>
          <table:table-cell table:style-name="ce13" table:formula="of:=[.J43]" office:value-type="float" office:value="206.08" calcext:value-type="float">
            <text:p>206.08</text:p>
          </table:table-cell>
          <table:table-cell table:number-columns-repeated="33"/>
        </table:table-row>
        <table:table-row table:style-name="ro5">
          <table:table-cell table:style-name="ce13" table:formula="of:=[.K33]" office:value-type="float" office:value="5000" calcext:value-type="float">
            <text:p>5000.00</text:p>
          </table:table-cell>
          <table:table-cell table:style-name="ce13" table:formula="of:=[.K34]" office:value-type="float" office:value="36.58" calcext:value-type="float">
            <text:p>36.58</text:p>
          </table:table-cell>
          <table:table-cell table:style-name="ce13" table:formula="of:=[.K35]" office:value-type="float" office:value="63.63" calcext:value-type="float">
            <text:p>63.63</text:p>
          </table:table-cell>
          <table:table-cell table:style-name="ce13" table:formula="of:=[.K36]" office:value-type="float" office:value="108.1" calcext:value-type="float">
            <text:p>108.10</text:p>
          </table:table-cell>
          <table:table-cell table:style-name="ce13" table:formula="of:=[.K37]" office:value-type="float" office:value="125" calcext:value-type="float">
            <text:p>125.00</text:p>
          </table:table-cell>
          <table:table-cell table:style-name="ce13" table:formula="of:=[.K38]" office:value-type="float" office:value="136.36" calcext:value-type="float">
            <text:p>136.36</text:p>
          </table:table-cell>
          <table:table-cell table:style-name="ce13" table:formula="of:=[.K39]" office:value-type="float" office:value="148.68" calcext:value-type="float">
            <text:p>148.68</text:p>
          </table:table-cell>
          <table:table-cell table:style-name="ce13" table:formula="of:=[.K40]" office:value-type="float" office:value="163.69" calcext:value-type="float">
            <text:p>163.69</text:p>
          </table:table-cell>
          <table:table-cell table:style-name="ce13" table:formula="of:=[.K41]" office:value-type="float" office:value="195.66" calcext:value-type="float">
            <text:p>195.66</text:p>
          </table:table-cell>
          <table:table-cell table:style-name="ce13" table:formula="of:=[.K42]" office:value-type="float" office:value="227.27" calcext:value-type="float">
            <text:p>227.27</text:p>
          </table:table-cell>
          <table:table-cell table:style-name="ce13" table:formula="of:=[.K43]" office:value-type="float" office:value="228.98" calcext:value-type="float">
            <text:p>228.98</text:p>
          </table:table-cell>
          <table:table-cell table:number-columns-repeated="33"/>
        </table:table-row>
        <table:table-row table:style-name="ro5">
          <table:table-cell table:style-name="ce13" table:formula="of:=[.L33]" office:value-type="float" office:value="5500" calcext:value-type="float">
            <text:p>5500.00</text:p>
          </table:table-cell>
          <table:table-cell table:style-name="ce13" table:formula="of:=[.L34]" office:value-type="float" office:value="40.24" calcext:value-type="float">
            <text:p>40.24</text:p>
          </table:table-cell>
          <table:table-cell table:style-name="ce13" table:formula="of:=[.L35]" office:value-type="float" office:value="70" calcext:value-type="float">
            <text:p>70.00</text:p>
          </table:table-cell>
          <table:table-cell table:style-name="ce13" table:formula="of:=[.L36]" office:value-type="float" office:value="118.91" calcext:value-type="float">
            <text:p>118.91</text:p>
          </table:table-cell>
          <table:table-cell table:style-name="ce13" table:formula="of:=[.L37]" office:value-type="float" office:value="137.5" calcext:value-type="float">
            <text:p>137.50</text:p>
          </table:table-cell>
          <table:table-cell table:style-name="ce13" table:formula="of:=[.L38]" office:value-type="float" office:value="150" calcext:value-type="float">
            <text:p>150.00</text:p>
          </table:table-cell>
          <table:table-cell table:style-name="ce13" table:formula="of:=[.L39]" office:value-type="float" office:value="163.55" calcext:value-type="float">
            <text:p>163.55</text:p>
          </table:table-cell>
          <table:table-cell table:style-name="ce13" table:formula="of:=[.L40]" office:value-type="float" office:value="180.05" calcext:value-type="float">
            <text:p>180.05</text:p>
          </table:table-cell>
          <table:table-cell table:style-name="ce13" table:formula="of:=[.L41]" office:value-type="float" office:value="215.23" calcext:value-type="float">
            <text:p>215.23</text:p>
          </table:table-cell>
          <table:table-cell table:style-name="ce13" table:formula="of:=[.L42]" office:value-type="float" office:value="250" calcext:value-type="float">
            <text:p>250.00</text:p>
          </table:table-cell>
          <table:table-cell table:style-name="ce13" table:formula="of:=[.L43]" office:value-type="float" office:value="251.88" calcext:value-type="float">
            <text:p>251.88</text:p>
          </table:table-cell>
          <table:table-cell table:number-columns-repeated="33"/>
        </table:table-row>
        <table:table-row table:style-name="ro5">
          <table:table-cell table:style-name="ce13" table:formula="of:=[.M33]" office:value-type="float" office:value="6000" calcext:value-type="float">
            <text:p>6000.00</text:p>
          </table:table-cell>
          <table:table-cell table:style-name="ce13" table:formula="of:=[.M34]" office:value-type="float" office:value="43.9" calcext:value-type="float">
            <text:p>43.90</text:p>
          </table:table-cell>
          <table:table-cell table:style-name="ce13" table:formula="of:=[.M35]" office:value-type="float" office:value="76.36" calcext:value-type="float">
            <text:p>76.36</text:p>
          </table:table-cell>
          <table:table-cell table:style-name="ce13" table:formula="of:=[.M36]" office:value-type="float" office:value="129.72" calcext:value-type="float">
            <text:p>129.72</text:p>
          </table:table-cell>
          <table:table-cell table:style-name="ce13" table:formula="of:=[.M37]" office:value-type="float" office:value="150" calcext:value-type="float">
            <text:p>150.00</text:p>
          </table:table-cell>
          <table:table-cell table:style-name="ce13" table:formula="of:=[.M38]" office:value-type="float" office:value="163.63" calcext:value-type="float">
            <text:p>163.63</text:p>
          </table:table-cell>
          <table:table-cell table:style-name="ce13" table:formula="of:=[.M39]" office:value-type="float" office:value="178.42" calcext:value-type="float">
            <text:p>178.42</text:p>
          </table:table-cell>
          <table:table-cell table:style-name="ce13" table:formula="of:=[.M40]" office:value-type="float" office:value="196.42" calcext:value-type="float">
            <text:p>196.42</text:p>
          </table:table-cell>
          <table:table-cell table:style-name="ce13" table:formula="of:=[.M41]" office:value-type="float" office:value="234.79" calcext:value-type="float">
            <text:p>234.79</text:p>
          </table:table-cell>
          <table:table-cell table:style-name="ce13" table:formula="of:=[.M42]" office:value-type="float" office:value="272.72" calcext:value-type="float">
            <text:p>272.72</text:p>
          </table:table-cell>
          <table:table-cell table:style-name="ce13" table:formula="of:=[.M43]" office:value-type="float" office:value="274.78" calcext:value-type="float">
            <text:p>274.78</text:p>
          </table:table-cell>
          <table:table-cell table:number-columns-repeated="33"/>
        </table:table-row>
        <table:table-row table:style-name="ro5">
          <table:table-cell table:style-name="ce13" table:formula="of:=[.N33]" office:value-type="float" office:value="6500" calcext:value-type="float">
            <text:p>6500.00</text:p>
          </table:table-cell>
          <table:table-cell table:style-name="ce13" table:formula="of:=[.N34]" office:value-type="float" office:value="47.56" calcext:value-type="float">
            <text:p>47.56</text:p>
          </table:table-cell>
          <table:table-cell table:style-name="ce13" table:formula="of:=[.N35]" office:value-type="float" office:value="82.72" calcext:value-type="float">
            <text:p>82.72</text:p>
          </table:table-cell>
          <table:table-cell table:style-name="ce13" table:formula="of:=[.N36]" office:value-type="float" office:value="140.54" calcext:value-type="float">
            <text:p>140.54</text:p>
          </table:table-cell>
          <table:table-cell table:style-name="ce13" table:formula="of:=[.N37]" office:value-type="float" office:value="162.5" calcext:value-type="float">
            <text:p>162.50</text:p>
          </table:table-cell>
          <table:table-cell table:style-name="ce13" table:formula="of:=[.N38]" office:value-type="float" office:value="177.27" calcext:value-type="float">
            <text:p>177.27</text:p>
          </table:table-cell>
          <table:table-cell table:style-name="ce13" table:formula="of:=[.N39]" office:value-type="float" office:value="193.29" calcext:value-type="float">
            <text:p>193.29</text:p>
          </table:table-cell>
          <table:table-cell table:style-name="ce13" table:formula="of:=[.N40]" office:value-type="float" office:value="212.79" calcext:value-type="float">
            <text:p>212.79</text:p>
          </table:table-cell>
          <table:table-cell table:style-name="ce13" table:formula="of:=[.N41]" office:value-type="float" office:value="254.36" calcext:value-type="float">
            <text:p>254.36</text:p>
          </table:table-cell>
          <table:table-cell table:style-name="ce13" table:formula="of:=[.N42]" office:value-type="float" office:value="295.45" calcext:value-type="float">
            <text:p>295.45</text:p>
          </table:table-cell>
          <table:table-cell table:style-name="ce13" table:formula="of:=[.N43]" office:value-type="float" office:value="297.68" calcext:value-type="float">
            <text:p>297.68</text:p>
          </table:table-cell>
          <table:table-cell table:number-columns-repeated="33"/>
        </table:table-row>
        <table:table-row table:style-name="ro5">
          <table:table-cell table:style-name="ce13" table:formula="of:=[.O33]" office:value-type="float" office:value="7000" calcext:value-type="float">
            <text:p>7000.00</text:p>
          </table:table-cell>
          <table:table-cell table:style-name="ce13" table:formula="of:=[.O34]" office:value-type="float" office:value="51.21" calcext:value-type="float">
            <text:p>51.21</text:p>
          </table:table-cell>
          <table:table-cell table:style-name="ce13" table:formula="of:=[.O35]" office:value-type="float" office:value="89.09" calcext:value-type="float">
            <text:p>89.09</text:p>
          </table:table-cell>
          <table:table-cell table:style-name="ce13" table:formula="of:=[.O36]" office:value-type="float" office:value="151.35" calcext:value-type="float">
            <text:p>151.35</text:p>
          </table:table-cell>
          <table:table-cell table:style-name="ce13" table:formula="of:=[.O37]" office:value-type="float" office:value="175" calcext:value-type="float">
            <text:p>175.00</text:p>
          </table:table-cell>
          <table:table-cell table:style-name="ce13" table:formula="of:=[.O38]" office:value-type="float" office:value="190.9" calcext:value-type="float">
            <text:p>190.90</text:p>
          </table:table-cell>
          <table:table-cell table:style-name="ce13" table:formula="of:=[.O39]" office:value-type="float" office:value="208.16" calcext:value-type="float">
            <text:p>208.16</text:p>
          </table:table-cell>
          <table:table-cell table:style-name="ce13" table:formula="of:=[.O40]" office:value-type="float" office:value="229.16" calcext:value-type="float">
            <text:p>229.16</text:p>
          </table:table-cell>
          <table:table-cell table:style-name="ce13" table:formula="of:=[.O41]" office:value-type="float" office:value="273.93" calcext:value-type="float">
            <text:p>273.93</text:p>
          </table:table-cell>
          <table:table-cell table:style-name="ce13" table:formula="of:=[.O42]" office:value-type="float" office:value="318.18" calcext:value-type="float">
            <text:p>318.18</text:p>
          </table:table-cell>
          <table:table-cell table:style-name="ce13" table:formula="of:=[.O43]" office:value-type="float" office:value="320.57" calcext:value-type="float">
            <text:p>320.57</text:p>
          </table:table-cell>
          <table:table-cell table:number-columns-repeated="33"/>
        </table:table-row>
        <table:table-row table:style-name="ro5">
          <table:table-cell table:style-name="ce13" table:formula="of:=[.P33]" office:value-type="float" office:value="7500" calcext:value-type="float">
            <text:p>7500.00</text:p>
          </table:table-cell>
          <table:table-cell table:style-name="ce13" table:formula="of:=[.P34]" office:value-type="float" office:value="54.87" calcext:value-type="float">
            <text:p>54.87</text:p>
          </table:table-cell>
          <table:table-cell table:style-name="ce13" table:formula="of:=[.P35]" office:value-type="float" office:value="95.45" calcext:value-type="float">
            <text:p>95.45</text:p>
          </table:table-cell>
          <table:table-cell table:style-name="ce13" table:formula="of:=[.P36]" office:value-type="float" office:value="162.16" calcext:value-type="float">
            <text:p>162.16</text:p>
          </table:table-cell>
          <table:table-cell table:style-name="ce13" table:formula="of:=[.P37]" office:value-type="float" office:value="187.5" calcext:value-type="float">
            <text:p>187.50</text:p>
          </table:table-cell>
          <table:table-cell table:style-name="ce13" table:formula="of:=[.P38]" office:value-type="float" office:value="204.54" calcext:value-type="float">
            <text:p>204.54</text:p>
          </table:table-cell>
          <table:table-cell table:style-name="ce13" table:formula="of:=[.P39]" office:value-type="float" office:value="223.03" calcext:value-type="float">
            <text:p>223.03</text:p>
          </table:table-cell>
          <table:table-cell table:style-name="ce13" table:formula="of:=[.P40]" office:value-type="float" office:value="245.53" calcext:value-type="float">
            <text:p>245.53</text:p>
          </table:table-cell>
          <table:table-cell table:style-name="ce13" table:formula="of:=[.P41]" office:value-type="float" office:value="293.49" calcext:value-type="float">
            <text:p>293.49</text:p>
          </table:table-cell>
          <table:table-cell table:style-name="ce13" table:formula="of:=[.P42]" office:value-type="float" office:value="340.9" calcext:value-type="float">
            <text:p>340.90</text:p>
          </table:table-cell>
          <table:table-cell table:style-name="ce13" table:formula="of:=[.P43]" office:value-type="float" office:value="343.47" calcext:value-type="float">
            <text:p>343.47</text:p>
          </table:table-cell>
          <table:table-cell table:number-columns-repeated="33"/>
        </table:table-row>
        <table:table-row table:style-name="ro5">
          <table:table-cell table:style-name="ce13" table:formula="of:=[.Q33]" office:value-type="float" office:value="8000" calcext:value-type="float">
            <text:p>8000.00</text:p>
          </table:table-cell>
          <table:table-cell table:style-name="ce13" table:formula="of:=[.Q34]" office:value-type="float" office:value="58.53" calcext:value-type="float">
            <text:p>58.53</text:p>
          </table:table-cell>
          <table:table-cell table:style-name="ce13" table:formula="of:=[.Q35]" office:value-type="float" office:value="101.81" calcext:value-type="float">
            <text:p>101.81</text:p>
          </table:table-cell>
          <table:table-cell table:style-name="ce13" table:formula="of:=[.Q36]" office:value-type="float" office:value="172.97" calcext:value-type="float">
            <text:p>172.97</text:p>
          </table:table-cell>
          <table:table-cell table:style-name="ce13" table:formula="of:=[.Q37]" office:value-type="float" office:value="200" calcext:value-type="float">
            <text:p>200.00</text:p>
          </table:table-cell>
          <table:table-cell table:style-name="ce13" table:formula="of:=[.Q38]" office:value-type="float" office:value="218.18" calcext:value-type="float">
            <text:p>218.18</text:p>
          </table:table-cell>
          <table:table-cell table:style-name="ce13" table:formula="of:=[.Q39]" office:value-type="float" office:value="237.9" calcext:value-type="float">
            <text:p>237.90</text:p>
          </table:table-cell>
          <table:table-cell table:style-name="ce13" table:formula="of:=[.Q40]" office:value-type="float" office:value="261.9" calcext:value-type="float">
            <text:p>261.90</text:p>
          </table:table-cell>
          <table:table-cell table:style-name="ce13" table:formula="of:=[.Q41]" office:value-type="float" office:value="313.06" calcext:value-type="float">
            <text:p>313.06</text:p>
          </table:table-cell>
          <table:table-cell table:style-name="ce13" table:formula="of:=[.Q42]" office:value-type="float" office:value="363.63" calcext:value-type="float">
            <text:p>363.63</text:p>
          </table:table-cell>
          <table:table-cell table:style-name="ce13" table:formula="of:=[.Q43]" office:value-type="float" office:value="366.37" calcext:value-type="float">
            <text:p>366.37</text:p>
          </table:table-cell>
          <table:table-cell table:number-columns-repeated="33"/>
        </table:table-row>
        <table:table-row table:style-name="ro5">
          <table:table-cell table:style-name="ce13" table:formula="of:=[.R33]" office:value-type="float" office:value="8500" calcext:value-type="float">
            <text:p>8500.00</text:p>
          </table:table-cell>
          <table:table-cell table:style-name="ce13" table:formula="of:=[.R34]" office:value-type="float" office:value="62.19" calcext:value-type="float">
            <text:p>62.19</text:p>
          </table:table-cell>
          <table:table-cell table:style-name="ce13" table:formula="of:=[.R35]" office:value-type="float" office:value="108.18" calcext:value-type="float">
            <text:p>108.18</text:p>
          </table:table-cell>
          <table:table-cell table:style-name="ce13" table:formula="of:=[.R36]" office:value-type="float" office:value="183.78" calcext:value-type="float">
            <text:p>183.78</text:p>
          </table:table-cell>
          <table:table-cell table:style-name="ce13" table:formula="of:=[.R37]" office:value-type="float" office:value="212.5" calcext:value-type="float">
            <text:p>212.50</text:p>
          </table:table-cell>
          <table:table-cell table:style-name="ce13" table:formula="of:=[.R38]" office:value-type="float" office:value="231.81" calcext:value-type="float">
            <text:p>231.81</text:p>
          </table:table-cell>
          <table:table-cell table:style-name="ce13" table:formula="of:=[.R39]" office:value-type="float" office:value="252.76" calcext:value-type="float">
            <text:p>252.76</text:p>
          </table:table-cell>
          <table:table-cell table:style-name="ce13" table:formula="of:=[.R40]" office:value-type="float" office:value="278.27" calcext:value-type="float">
            <text:p>278.27</text:p>
          </table:table-cell>
          <table:table-cell table:style-name="ce13" table:formula="of:=[.R41]" office:value-type="float" office:value="332.63" calcext:value-type="float">
            <text:p>332.63</text:p>
          </table:table-cell>
          <table:table-cell table:style-name="ce13" table:formula="of:=[.R42]" office:value-type="float" office:value="386.36" calcext:value-type="float">
            <text:p>386.36</text:p>
          </table:table-cell>
          <table:table-cell table:style-name="ce13" table:formula="of:=[.R43]" office:value-type="float" office:value="389.27" calcext:value-type="float">
            <text:p>389.27</text:p>
          </table:table-cell>
          <table:table-cell table:number-columns-repeated="33"/>
        </table:table-row>
      </table:table>
      <table:table table:name="output" table:style-name="ta1" table:print-ranges="output.A1:output.K74">
        <office:forms form:automatic-focus="false" form:apply-design-mode="false"/>
        <table:shapes>
          <draw:frame draw:z-index="0" draw:style-name="gr2" draw:text-style-name="P2" svg:width="6.1976in" svg:height="3.5661in" svg:x="0.0795in" svg:y="0.6189in">
            <draw:object draw:notify-on-update-of-ranges="calculations.B33:calculations.R33 calculations.B34:calculations.R34 calculations.A34:calculations.A34 calculations.B33:calculations.R33 calculations.B35:calculations.R35 calculations.A35:calculations.A35 calculations.B33:calculations.R33 calculations.B36:calculations.R36 calculations.A36:calculations.A36 calculations.B33:calculations.R33 calculations.B37:calculations.R37 calculations.A37:calculations.A37 calculations.B33:calculations.R33 calculations.B38:calculations.R38 calculations.A38:calculations.A38 calculations.B33:calculations.R33 calculations.B39:calculations.R39 calculations.A39:calculations.A39 calculations.B33:calculations.R33 calculations.B40:calculations.R40 calculations.A40:calculations.A40 calculations.B33:calculations.R33 calculations.B41:calculations.R41 calculations.A41:calculations.A41 calculations.B33:calculations.R33 calculations.B42:calculations.R42 calculations.A42:calculations.A42 calculations.B33:calculations.R33 calculations.B43:calculations.R43 calculations.A43:calculations.A43 calculations.B33:calculations.R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6.2295in" svg:height="3.7531in" svg:x="0.0366in" svg:y="4.8976in">
            <draw:object draw:notify-on-update-of-ranges="calculations.AB1:calculations.AR1 calculations.AB2:calculations.AR2 calculations.AA2:calculations.AA2 calculations.AB1:calculations.AR1 calculations.AB3:calculations.AR3 calculations.AA3:calculations.AA3 calculations.AB1:calculations.AR1 calculations.AB4:calculations.AR4 calculations.AA4:calculations.AA4 calculations.AB1:calculations.AR1 calculations.AB5:calculations.AR5 calculations.AA5:calculations.AA5 calculations.AB1:calculations.AR1 calculations.AB6:calculations.AR6 calculations.AA6:calculations.AA6 calculations.AB1:calculations.AR1 calculations.AB7:calculations.AR7 calculations.AA7:calculations.AA7 calculations.AB1:calculations.AR1 calculations.AB8:calculations.AR8 calculations.AA8:calculations.AA8 calculations.AB1:calculations.AR1 calculations.AB9:calculations.AR9 calculations.AA9:calculations.AA9 calculations.AB1:calculations.AR1 calculations.AB10:calculations.AR10 calculations.AA10:calculations.AA10 calculations.AB1:calculations.AR1 calculations.AB11:calculations.AR11 calculations.AA11:calculations.AA11 calculations.AB1:calculations.AR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2" draw:text-style-name="P2" svg:width="8.15in" svg:height="3.3067in" svg:x="1.6835in" svg:y="9.8272in">
            <draw:object draw:notify-on-update-of-ranges="calculations.B46:calculations.R46 calculations.B46:calculations.R46 calculations.A47:calculations.A47 calculations.B47:calculations.R47 calculations.B46:calculations.R46 calculations.A48:calculations.A48 calculations.B48:calculations.R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ce18"/>
        <table:table-column table:style-name="co12" table:default-cell-style-name="ce18"/>
        <table:table-column table:style-name="co1" table:number-columns-repeated="4" table:default-cell-style-name="ce18"/>
        <table:table-column table:style-name="co13" table:default-cell-style-name="ce18"/>
        <table:table-column table:style-name="co1" table:number-columns-repeated="4" table:default-cell-style-name="ce18"/>
        <table:table-row table:style-name="ro5">
          <table:table-cell table:style-name="ce25" office:value-type="string" calcext:value-type="string" table:number-columns-spanned="11" table:number-rows-spanned="3">
            <text:p>Speed performance metrics (inverse)</text:p>
          </table:table-cell>
          <table:covered-table-cell table:number-columns-repeated="6"/>
          <table:covered-table-cell table:style-name="ce45"/>
          <table:covered-table-cell table:number-columns-repeated="3"/>
        </table:table-row>
        <table:table-row table:style-name="ro5">
          <table:covered-table-cell table:style-name="ce4"/>
          <table:covered-table-cell table:number-columns-repeated="6"/>
          <table:covered-table-cell table:style-name="ce45"/>
          <table:covered-table-cell table:number-columns-repeated="3"/>
        </table:table-row>
        <table:table-row table:style-name="ro5">
          <table:covered-table-cell table:style-name="ce4"/>
          <table:covered-table-cell table:number-columns-repeated="6"/>
          <table:covered-table-cell table:style-name="ce45"/>
          <table:covered-table-cell table:number-columns-repeated="3"/>
        </table:table-row>
        <table:table-row table:style-name="ro5">
          <table:table-cell table:style-name="ce4" table:number-columns-spanned="7" table:number-rows-spanned="21"/>
          <table:covered-table-cell table:number-columns-repeated="6"/>
          <table:table-cell table:style-name="ce29" office:value-type="string" calcext:value-type="string" table:number-columns-spanned="4" table:number-rows-spanned="2">
            <text:p>note space:</text:p>
          </table:table-cell>
          <table:covered-table-cell table:number-columns-repeated="3"/>
        </table:table-row>
        <table:table-row table:style-name="ro5">
          <table:covered-table-cell table:style-name="ce4"/>
          <table:covered-table-cell table:number-columns-repeated="10"/>
        </table:table-row>
        <table:table-row table:style-name="ro5">
          <table:covered-table-cell table:number-columns-repeated="7"/>
          <table:table-cell table:style-name="ce4" table:number-columns-spanned="4" table:number-rows-spanned="19"/>
          <table:covered-table-cell table:number-columns-repeated="3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table-cell table:style-name="ce25" office:value-type="string" calcext:value-type="string" table:number-columns-spanned="11" table:number-rows-spanned="3">
            <text:p>Wheel Torque performance metrics (inverse)</text:p>
          </table:table-cell>
          <table:covered-table-cell table:number-columns-repeated="10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table-cell table:style-name="ce4" table:number-columns-spanned="7" table:number-rows-spanned="22"/>
          <table:covered-table-cell table:number-columns-repeated="6"/>
          <table:table-cell table:style-name="ce29" office:value-type="string" calcext:value-type="string" table:number-columns-spanned="4" table:number-rows-spanned="2">
            <text:p>note space:</text:p>
          </table:table-cell>
          <table:covered-table-cell table:number-columns-repeated="3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7"/>
          <table:table-cell table:style-name="ce4" table:number-columns-spanned="4" table:number-rows-spanned="20"/>
          <table:covered-table-cell table:number-columns-repeated="3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table-cell table:style-name="ce25" office:value-type="string" calcext:value-type="string" table:number-columns-spanned="11" table:number-rows-spanned="3">
            <text:p>Torque performance metrics</text:p>
          </table:table-cell>
          <table:covered-table-cell table:number-columns-repeated="10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table-cell table:style-name="ce1" office:value-type="string" calcext:value-type="string">
            <text:p>Shift</text:p>
          </table:table-cell>
          <table:table-cell table:style-name="ce1" office:value-type="string" calcext:value-type="string">
            <text:p>Final Gear ratio</text:p>
          </table:table-cell>
          <table:table-cell table:style-name="ce4" office:value-type="string" calcext:value-type="string" table:number-columns-spanned="2" table:number-rows-spanned="1">
            <text:p>ideal wheel circumference</text:p>
          </table:table-cell>
          <table:covered-table-cell/>
          <table:table-cell table:style-name="ce4" office:value-type="string" calcext:value-type="string" table:number-columns-spanned="3" table:number-rows-spanned="1">
            <text:p>Tyre size:</text:p>
          </table:table-cell>
          <table:covered-table-cell table:number-columns-repeated="2"/>
          <table:table-cell table:style-name="ce38" table:number-columns-spanned="4" table:number-rows-spanned="3"/>
          <table:covered-table-cell table:number-columns-repeated="3"/>
        </table:table-row>
        <table:table-row table:style-name="ro5">
          <table:table-cell table:style-name="ce1" table:formula="of:=[$calculations.A34]" office:value-type="string" office:string-value="1st" calcext:value-type="string">
            <text:p>1st</text:p>
          </table:table-cell>
          <table:table-cell table:style-name="ce1" table:formula="of:=[$calculations.K20]" office:value-type="float" office:value="0.06001" calcext:value-type="float">
            <text:p>0.06001</text:p>
          </table:table-cell>
          <table:table-cell table:style-name="ce34" table:formula="of:=CONCATENATE([$calculations.G20];&quot; M&quot;)" office:value-type="string" office:string-value="2.0319 M" calcext:value-type="string" table:number-columns-spanned="2" table:number-rows-spanned="2">
            <text:p>2.0319 M</text:p>
          </table:table-cell>
          <table:covered-table-cell/>
          <table:table-cell table:style-name="ce35" table:formula="of:=CONCATENATE([$interface.A8];&quot; / &quot;;[$interface.B8];&quot; R&quot;;[$interface.C8])" office:value-type="string" office:string-value="215 / 50 R17" calcext:value-type="string" table:number-columns-spanned="3" table:number-rows-spanned="2">
            <text:p>215 / 50 R17</text:p>
          </table:table-cell>
          <table:covered-table-cell table:number-columns-repeated="6"/>
        </table:table-row>
        <table:table-row table:style-name="ro5">
          <table:table-cell table:style-name="ce1" table:formula="of:=[$calculations.A35]" office:value-type="string" office:string-value="2nd" calcext:value-type="string">
            <text:p>2nd</text:p>
          </table:table-cell>
          <table:table-cell table:style-name="ce1" table:formula="of:=[$calculations.K21]" office:value-type="float" office:value="0.10439" calcext:value-type="float">
            <text:p>0.10439</text:p>
          </table:table-cell>
          <table:covered-table-cell table:number-columns-repeated="5"/>
          <table:covered-table-cell table:style-name="ce4"/>
          <table:covered-table-cell table:number-columns-repeated="3"/>
        </table:table-row>
        <table:table-row table:style-name="ro5">
          <table:table-cell table:style-name="ce1" table:formula="of:=[$calculations.A36]" office:value-type="string" office:string-value="3rd" calcext:value-type="string">
            <text:p>3rd</text:p>
          </table:table-cell>
          <table:table-cell table:style-name="ce1" table:formula="of:=[$calculations.K22]" office:value-type="float" office:value="0.17735" calcext:value-type="float">
            <text:p>0.17735</text:p>
          </table:table-cell>
          <table:table-cell table:style-name="ce4" table:number-columns-spanned="9" table:number-rows-spanned="19"/>
          <table:covered-table-cell table:number-columns-repeated="6"/>
          <table:covered-table-cell table:style-name="ce4"/>
          <table:covered-table-cell/>
        </table:table-row>
        <table:table-row table:style-name="ro5">
          <table:table-cell table:style-name="ce1" table:formula="of:=[$calculations.A37]" office:value-type="string" office:string-value="4th" calcext:value-type="string">
            <text:p>4th</text:p>
          </table:table-cell>
          <table:table-cell table:style-name="ce1" table:formula="of:=[$calculations.K23]" office:value-type="float" office:value="0.20506" calcext:value-type="float">
            <text:p>0.20506</text:p>
          </table:table-cell>
          <table:covered-table-cell table:number-columns-repeated="9"/>
        </table:table-row>
        <table:table-row table:style-name="ro5">
          <table:table-cell table:style-name="ce1" table:formula="of:=[$calculations.A38]" office:value-type="string" office:string-value="5th" calcext:value-type="string">
            <text:p>5th</text:p>
          </table:table-cell>
          <table:table-cell table:style-name="ce1" table:formula="of:=[$calculations.K24]" office:value-type="float" office:value="0.2237" calcext:value-type="float">
            <text:p>0.2237</text:p>
          </table:table-cell>
          <table:covered-table-cell table:number-columns-repeated="9"/>
        </table:table-row>
        <table:table-row table:style-name="ro5">
          <table:table-cell table:style-name="ce1" table:formula="of:=[$calculations.A39]" office:value-type="string" office:string-value="6th" calcext:value-type="string">
            <text:p>6th</text:p>
          </table:table-cell>
          <table:table-cell table:style-name="ce1" table:formula="of:=[$calculations.K25]" office:value-type="float" office:value="0.24392" calcext:value-type="float">
            <text:p>0.24392</text:p>
          </table:table-cell>
          <table:covered-table-cell table:number-columns-repeated="9"/>
        </table:table-row>
        <table:table-row table:style-name="ro5">
          <table:table-cell table:style-name="ce1" table:formula="of:=[$calculations.A40]" office:value-type="string" office:string-value="7th" calcext:value-type="string">
            <text:p>7th</text:p>
          </table:table-cell>
          <table:table-cell table:style-name="ce1" table:formula="of:=[$calculations.K26]" office:value-type="float" office:value="0.26853" calcext:value-type="float">
            <text:p>0.26853</text:p>
          </table:table-cell>
          <table:covered-table-cell table:number-columns-repeated="9"/>
        </table:table-row>
        <table:table-row table:style-name="ro5">
          <table:table-cell table:style-name="ce1" table:formula="of:=[$calculations.A41]" office:value-type="string" office:string-value="8th" calcext:value-type="string">
            <text:p>8th</text:p>
          </table:table-cell>
          <table:table-cell table:style-name="ce1" table:formula="of:=[$calculations.K27]" office:value-type="float" office:value="0.32098" calcext:value-type="float">
            <text:p>0.32098</text:p>
          </table:table-cell>
          <table:covered-table-cell table:number-columns-repeated="9"/>
        </table:table-row>
        <table:table-row table:style-name="ro5">
          <table:table-cell table:style-name="ce1" table:formula="of:=[$calculations.A42]" office:value-type="string" office:string-value="9th" calcext:value-type="string">
            <text:p>9th</text:p>
          </table:table-cell>
          <table:table-cell table:style-name="ce1" table:formula="of:=[$calculations.K28]" office:value-type="float" office:value="0.37284" calcext:value-type="float">
            <text:p>0.37284</text:p>
          </table:table-cell>
          <table:covered-table-cell table:number-columns-repeated="9"/>
        </table:table-row>
        <table:table-row table:style-name="ro5">
          <table:table-cell table:style-name="ce1" table:formula="of:=[$calculations.A43]" office:value-type="string" office:string-value="10th" calcext:value-type="string">
            <text:p>10th</text:p>
          </table:table-cell>
          <table:table-cell table:style-name="ce1" table:formula="of:=[$calculations.K29]" office:value-type="float" office:value="0.37565" calcext:value-type="float">
            <text:p>0.37565</text:p>
          </table:table-cell>
          <table:covered-table-cell table:number-columns-repeated="9"/>
        </table:table-row>
        <table:table-row table:style-name="ro5">
          <table:table-cell table:style-name="ce4" table:number-columns-spanned="2" table:number-rows-spanned="11"/>
          <table:covered-table-cell table:number-columns-repeated="10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</table:table>
      <table:named-expressions>
        <table:named-expression table:name="currentdata" table:base-cell-address="$calculations.$N$39" table:expression="OFFSET([.$A$33];0;0;COUNTA([.$A$33:.$A$1002]);COUNTA([.$A$33:.$N$33]))"/>
        <table:named-expression table:name="DataRange" table:base-cell-address="$calculations.$A$50" table:expression="INDIRECT(&quot;Sheet2.$A$33:$N$39&quot;)"/>
      </table:named-expressions>
      <table:database-ranges>
        <table:database-range table:name="__Anonymous_Sheet_DB__1" table:target-range-address="calculations.AA1:calculations.AA1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5:12:51.397753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21:25:55.636849173</meta:creation-date>
    <dc:date>2025-03-26T15:13:32.514049376</dc:date>
    <meta:editing-duration>PT4H26M59S</meta:editing-duration>
    <meta:editing-cycles>27</meta:editing-cycles>
    <meta:generator>LibreOffice/25.2.1.2$Linux_X86_64 LibreOffice_project/520$Build-2</meta:generator>
    <meta:document-statistic meta:table-count="3" meta:cell-count="1074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743cm" svg:height="9.059cm" xlink:href=".." xlink:type="simple" chart:class="chart:scatter" chart:style-name="ch1">
        <chart:title svg:x="6.166cm" svg:y="0.316cm" chart:style-name="ch2">
          <text:p>RPM VS Speed</text:p>
        </chart:title>
        <chart:legend chart:legend-position="end" svg:x="13.704cm" svg:y="1.989cm" style:legend-expansion="high" chart:style-name="ch3"/>
        <chart:plot-area chart:style-name="ch4" svg:x="1.312cm" svg:y="1.29cm" svg:width="12.078cm" svg:height="6.62cm">
          <chart:coordinate-region svg:x="2.358cm" svg:y="1.49cm" svg:width="10.733cm" svg:height="5.773cm"/>
          <chart:axis chart:dimension="x" chart:name="primary-x" chart:style-name="ch5" chartooo:axis-type="auto">
            <chart:title svg:x="6.835cm" svg:y="8.092cm" chart:style-name="ch2">
              <text:p><text:span text:style-name="T1">Speed</text:span></text:p>
            </chart:title>
            <chart:categories table:cell-range-address="calculations.B33:calculations.R33"/>
            <chart:grid chart:style-name="ch6" chart:class="major"/>
          </chart:axis>
          <chart:axis chart:dimension="y" chart:name="primary-y" chart:style-name="ch7">
            <chart:title svg:x="0.451cm" svg:y="5.01cm" chart:style-name="ch8">
              <text:p><text:span text:style-name="T1">RPM</text:span></text:p>
            </chart:title>
            <chart:grid chart:style-name="ch6" chart:class="major"/>
          </chart:axis>
          <chart:series chart:style-name="ch9" chart:values-cell-range-address="calculations.B33:calculations.R33" chart:label-cell-address="calculations.A34:calculations.A34" chart:class="chart:scatter">
            <chart:domain table:cell-range-address="calculations.B34:calculations.R34"/>
            <chart:data-point chart:repeated="17"/>
          </chart:series>
          <chart:series chart:style-name="ch10" chart:values-cell-range-address="calculations.B33:calculations.R33" chart:label-cell-address="calculations.A35:calculations.A35" chart:class="chart:scatter">
            <chart:domain table:cell-range-address="calculations.B35:calculations.R35"/>
            <chart:data-point chart:repeated="17"/>
          </chart:series>
          <chart:series chart:style-name="ch11" chart:values-cell-range-address="calculations.B33:calculations.R33" chart:label-cell-address="calculations.A36:calculations.A36" chart:class="chart:scatter">
            <chart:domain table:cell-range-address="calculations.B36:calculations.R36"/>
            <chart:data-point chart:repeated="17"/>
          </chart:series>
          <chart:series chart:style-name="ch12" chart:values-cell-range-address="calculations.B33:calculations.R33" chart:label-cell-address="calculations.A37:calculations.A37" chart:class="chart:scatter">
            <chart:domain table:cell-range-address="calculations.B37:calculations.R37"/>
            <chart:data-point chart:repeated="17"/>
          </chart:series>
          <chart:series chart:style-name="ch13" chart:values-cell-range-address="calculations.B33:calculations.R33" chart:label-cell-address="calculations.A38:calculations.A38" chart:class="chart:scatter">
            <chart:domain table:cell-range-address="calculations.B38:calculations.R38"/>
            <chart:data-point chart:repeated="17"/>
          </chart:series>
          <chart:series chart:style-name="ch14" chart:values-cell-range-address="calculations.B33:calculations.R33" chart:label-cell-address="calculations.A39:calculations.A39" chart:class="chart:scatter">
            <chart:domain table:cell-range-address="calculations.B39:calculations.R39"/>
            <chart:data-point chart:repeated="17"/>
          </chart:series>
          <chart:series chart:style-name="ch15" chart:values-cell-range-address="calculations.B33:calculations.R33" chart:label-cell-address="calculations.A40:calculations.A40" chart:class="chart:scatter">
            <chart:domain table:cell-range-address="calculations.B40:calculations.R40"/>
            <chart:data-point chart:repeated="17"/>
          </chart:series>
          <chart:series chart:style-name="ch16" chart:values-cell-range-address="calculations.B33:calculations.R33" chart:label-cell-address="calculations.A41:calculations.A41" chart:class="chart:scatter">
            <chart:domain table:cell-range-address="calculations.B41:calculations.R41"/>
            <chart:data-point chart:repeated="17"/>
          </chart:series>
          <chart:series chart:style-name="ch17" chart:values-cell-range-address="calculations.B33:calculations.R33" chart:label-cell-address="calculations.A42:calculations.A42" chart:class="chart:scatter">
            <chart:domain table:cell-range-address="calculations.B42:calculations.R42"/>
            <chart:data-point chart:repeated="17"/>
          </chart:series>
          <chart:series chart:style-name="ch18" chart:values-cell-range-address="calculations.B33:calculations.R33" chart:label-cell-address="calculations.A43:calculations.A43" chart:class="chart:scatter">
            <chart:domain table:cell-range-address="calculations.B43:calculations.R43"/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3.65">
                <text:p>3.65</text:p>
                <draw:g>
                  <svg:desc>calculations.B34:calculations.R34</svg:desc>
                </draw:g>
              </table:table-cell>
              <table:table-cell office:value-type="float" office:value="7.31">
                <text:p>7.31</text:p>
              </table:table-cell>
              <table:table-cell office:value-type="float" office:value="10.97">
                <text:p>10.97</text:p>
              </table:table-cell>
              <table:table-cell office:value-type="float" office:value="14.63">
                <text:p>14.63</text:p>
              </table:table-cell>
              <table:table-cell office:value-type="float" office:value="18.29">
                <text:p>18.29</text:p>
              </table:table-cell>
              <table:table-cell office:value-type="float" office:value="21.95">
                <text:p>21.95</text:p>
              </table:table-cell>
              <table:table-cell office:value-type="float" office:value="25.6">
                <text:p>25.6</text:p>
              </table:table-cell>
              <table:table-cell office:value-type="float" office:value="29.26">
                <text:p>29.26</text:p>
              </table:table-cell>
              <table:table-cell office:value-type="float" office:value="32.92">
                <text:p>32.92</text:p>
              </table:table-cell>
              <table:table-cell office:value-type="float" office:value="36.58">
                <text:p>36.58</text:p>
              </table:table-cell>
              <table:table-cell office:value-type="float" office:value="40.24">
                <text:p>40.24</text:p>
              </table:table-cell>
              <table:table-cell office:value-type="float" office:value="43.9">
                <text:p>43.9</text:p>
              </table:table-cell>
              <table:table-cell office:value-type="float" office:value="47.56">
                <text:p>47.56</text:p>
              </table:table-cell>
              <table:table-cell office:value-type="float" office:value="51.21">
                <text:p>51.21</text:p>
              </table:table-cell>
              <table:table-cell office:value-type="float" office:value="54.87">
                <text:p>54.87</text:p>
              </table:table-cell>
              <table:table-cell office:value-type="float" office:value="58.53">
                <text:p>58.53</text:p>
              </table:table-cell>
              <table:table-cell office:value-type="float" office:value="62.19">
                <text:p>62.19</text:p>
              </table:table-cell>
            </table:table-row>
            <table:table-row>
              <table:table-cell office:value-type="string">
                <text:p>1st</text:p>
                <draw:g>
                  <svg:desc>calculations.A34:calculations.A34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6.36">
                <text:p>6.36</text:p>
                <draw:g>
                  <svg:desc>calculations.B35:calculations.R35</svg:desc>
                </draw:g>
              </table:table-cell>
              <table:table-cell office:value-type="float" office:value="12.72">
                <text:p>12.72</text:p>
              </table:table-cell>
              <table:table-cell office:value-type="float" office:value="19.09">
                <text:p>19.09</text:p>
              </table:table-cell>
              <table:table-cell office:value-type="float" office:value="25.45">
                <text:p>25.45</text:p>
              </table:table-cell>
              <table:table-cell office:value-type="float" office:value="31.81">
                <text:p>31.81</text:p>
              </table:table-cell>
              <table:table-cell office:value-type="float" office:value="38.18">
                <text:p>38.18</text:p>
              </table:table-cell>
              <table:table-cell office:value-type="float" office:value="44.54">
                <text:p>44.54</text:p>
              </table:table-cell>
              <table:table-cell office:value-type="float" office:value="50.9">
                <text:p>50.9</text:p>
              </table:table-cell>
              <table:table-cell office:value-type="float" office:value="57.27">
                <text:p>57.27</text:p>
              </table:table-cell>
              <table:table-cell office:value-type="float" office:value="63.63">
                <text:p>63.63</text:p>
              </table:table-cell>
              <table:table-cell office:value-type="float" office:value="70">
                <text:p>70</text:p>
              </table:table-cell>
              <table:table-cell office:value-type="float" office:value="76.36">
                <text:p>76.36</text:p>
              </table:table-cell>
              <table:table-cell office:value-type="float" office:value="82.72">
                <text:p>82.72</text:p>
              </table:table-cell>
              <table:table-cell office:value-type="float" office:value="89.09">
                <text:p>89.09</text:p>
              </table:table-cell>
              <table:table-cell office:value-type="float" office:value="95.45">
                <text:p>95.45</text:p>
              </table:table-cell>
              <table:table-cell office:value-type="float" office:value="101.81">
                <text:p>101.81</text:p>
              </table:table-cell>
              <table:table-cell office:value-type="float" office:value="108.18">
                <text:p>108.18</text:p>
              </table:table-cell>
            </table:table-row>
            <table:table-row>
              <table:table-cell office:value-type="string">
                <text:p>2nd</text:p>
                <draw:g>
                  <svg:desc>calculations.A35:calculations.A35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0.81">
                <text:p>10.81</text:p>
                <draw:g>
                  <svg:desc>calculations.B36:calculations.R36</svg:desc>
                </draw:g>
              </table:table-cell>
              <table:table-cell office:value-type="float" office:value="21.62">
                <text:p>21.62</text:p>
              </table:table-cell>
              <table:table-cell office:value-type="float" office:value="32.43">
                <text:p>32.43</text:p>
              </table:table-cell>
              <table:table-cell office:value-type="float" office:value="43.24">
                <text:p>43.24</text:p>
              </table:table-cell>
              <table:table-cell office:value-type="float" office:value="54.05">
                <text:p>54.05</text:p>
              </table:table-cell>
              <table:table-cell office:value-type="float" office:value="64.86">
                <text:p>64.86</text:p>
              </table:table-cell>
              <table:table-cell office:value-type="float" office:value="75.67">
                <text:p>75.67</text:p>
              </table:table-cell>
              <table:table-cell office:value-type="float" office:value="86.48">
                <text:p>86.48</text:p>
              </table:table-cell>
              <table:table-cell office:value-type="float" office:value="97.29">
                <text:p>97.29</text:p>
              </table:table-cell>
              <table:table-cell office:value-type="float" office:value="108.1">
                <text:p>108.1</text:p>
              </table:table-cell>
              <table:table-cell office:value-type="float" office:value="118.91">
                <text:p>118.91</text:p>
              </table:table-cell>
              <table:table-cell office:value-type="float" office:value="129.72">
                <text:p>129.72</text:p>
              </table:table-cell>
              <table:table-cell office:value-type="float" office:value="140.54">
                <text:p>140.54</text:p>
              </table:table-cell>
              <table:table-cell office:value-type="float" office:value="151.35">
                <text:p>151.35</text:p>
              </table:table-cell>
              <table:table-cell office:value-type="float" office:value="162.16">
                <text:p>162.16</text:p>
              </table:table-cell>
              <table:table-cell office:value-type="float" office:value="172.97">
                <text:p>172.97</text:p>
              </table:table-cell>
              <table:table-cell office:value-type="float" office:value="183.78">
                <text:p>183.78</text:p>
              </table:table-cell>
            </table:table-row>
            <table:table-row>
              <table:table-cell office:value-type="string">
                <text:p>3rd</text:p>
                <draw:g>
                  <svg:desc>calculations.A36:calculations.A36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12.5">
                <text:p>12.5</text:p>
                <draw:g>
                  <svg:desc>calculations.B37:calculations.R37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  <table:table-cell office:value-type="float" office:value="50">
                <text:p>50</text:p>
              </table:table-cell>
              <table:table-cell office:value-type="float" office:value="62.5">
                <text:p>62.5</text:p>
              </table:table-cell>
              <table:table-cell office:value-type="float" office:value="75">
                <text:p>75</text:p>
              </table:table-cell>
              <table:table-cell office:value-type="float" office:value="87.5">
                <text:p>87.5</text:p>
              </table:table-cell>
              <table:table-cell office:value-type="float" office:value="100">
                <text:p>100</text:p>
              </table:table-cell>
              <table:table-cell office:value-type="float" office:value="112.5">
                <text:p>112.5</text:p>
              </table:table-cell>
              <table:table-cell office:value-type="float" office:value="125">
                <text:p>125</text:p>
              </table:table-cell>
              <table:table-cell office:value-type="float" office:value="137.5">
                <text:p>137.5</text:p>
              </table:table-cell>
              <table:table-cell office:value-type="float" office:value="150">
                <text:p>150</text:p>
              </table:table-cell>
              <table:table-cell office:value-type="float" office:value="162.5">
                <text:p>162.5</text:p>
              </table:table-cell>
              <table:table-cell office:value-type="float" office:value="175">
                <text:p>175</text:p>
              </table:table-cell>
              <table:table-cell office:value-type="float" office:value="187.5">
                <text:p>187.5</text:p>
              </table:table-cell>
              <table:table-cell office:value-type="float" office:value="200">
                <text:p>200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4th</text:p>
                <draw:g>
                  <svg:desc>calculations.A37:calculations.A37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13.63">
                <text:p>13.63</text:p>
                <draw:g>
                  <svg:desc>calculations.B38:calculations.R38</svg:desc>
                </draw:g>
              </table:table-cell>
              <table:table-cell office:value-type="float" office:value="27.27">
                <text:p>27.27</text:p>
              </table:table-cell>
              <table:table-cell office:value-type="float" office:value="40.9">
                <text:p>40.9</text:p>
              </table:table-cell>
              <table:table-cell office:value-type="float" office:value="54.54">
                <text:p>54.54</text:p>
              </table:table-cell>
              <table:table-cell office:value-type="float" office:value="68.18">
                <text:p>68.18</text:p>
              </table:table-cell>
              <table:table-cell office:value-type="float" office:value="81.81">
                <text:p>81.81</text:p>
              </table:table-cell>
              <table:table-cell office:value-type="float" office:value="95.45">
                <text:p>95.45</text:p>
              </table:table-cell>
              <table:table-cell office:value-type="float" office:value="109.09">
                <text:p>109.09</text:p>
              </table:table-cell>
              <table:table-cell office:value-type="float" office:value="122.72">
                <text:p>122.72</text:p>
              </table:table-cell>
              <table:table-cell office:value-type="float" office:value="136.36">
                <text:p>136.36</text:p>
              </table:table-cell>
              <table:table-cell office:value-type="float" office:value="150">
                <text:p>150</text:p>
              </table:table-cell>
              <table:table-cell office:value-type="float" office:value="163.63">
                <text:p>163.63</text:p>
              </table:table-cell>
              <table:table-cell office:value-type="float" office:value="177.27">
                <text:p>177.27</text:p>
              </table:table-cell>
              <table:table-cell office:value-type="float" office:value="190.9">
                <text:p>190.9</text:p>
              </table:table-cell>
              <table:table-cell office:value-type="float" office:value="204.54">
                <text:p>204.54</text:p>
              </table:table-cell>
              <table:table-cell office:value-type="float" office:value="218.18">
                <text:p>218.18</text:p>
              </table:table-cell>
              <table:table-cell office:value-type="float" office:value="231.81">
                <text:p>231.81</text:p>
              </table:table-cell>
            </table:table-row>
            <table:table-row>
              <table:table-cell office:value-type="string">
                <text:p>5th</text:p>
                <draw:g>
                  <svg:desc>calculations.A38:calculations.A38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14.86">
                <text:p>14.86</text:p>
                <draw:g>
                  <svg:desc>calculations.B39:calculations.R39</svg:desc>
                </draw:g>
              </table:table-cell>
              <table:table-cell office:value-type="float" office:value="29.73">
                <text:p>29.73</text:p>
              </table:table-cell>
              <table:table-cell office:value-type="float" office:value="44.6">
                <text:p>44.6</text:p>
              </table:table-cell>
              <table:table-cell office:value-type="float" office:value="59.47">
                <text:p>59.47</text:p>
              </table:table-cell>
              <table:table-cell office:value-type="float" office:value="74.34">
                <text:p>74.34</text:p>
              </table:table-cell>
              <table:table-cell office:value-type="float" office:value="89.21">
                <text:p>89.21</text:p>
              </table:table-cell>
              <table:table-cell office:value-type="float" office:value="104.08">
                <text:p>104.08</text:p>
              </table:table-cell>
              <table:table-cell office:value-type="float" office:value="118.95">
                <text:p>118.95</text:p>
              </table:table-cell>
              <table:table-cell office:value-type="float" office:value="133.81">
                <text:p>133.81</text:p>
              </table:table-cell>
              <table:table-cell office:value-type="float" office:value="148.68">
                <text:p>148.68</text:p>
              </table:table-cell>
              <table:table-cell office:value-type="float" office:value="163.55">
                <text:p>163.55</text:p>
              </table:table-cell>
              <table:table-cell office:value-type="float" office:value="178.42">
                <text:p>178.42</text:p>
              </table:table-cell>
              <table:table-cell office:value-type="float" office:value="193.29">
                <text:p>193.29</text:p>
              </table:table-cell>
              <table:table-cell office:value-type="float" office:value="208.16">
                <text:p>208.16</text:p>
              </table:table-cell>
              <table:table-cell office:value-type="float" office:value="223.03">
                <text:p>223.03</text:p>
              </table:table-cell>
              <table:table-cell office:value-type="float" office:value="237.9">
                <text:p>237.9</text:p>
              </table:table-cell>
              <table:table-cell office:value-type="float" office:value="252.76">
                <text:p>252.76</text:p>
              </table:table-cell>
            </table:table-row>
            <table:table-row>
              <table:table-cell office:value-type="string">
                <text:p>6th</text:p>
                <draw:g>
                  <svg:desc>calculations.A39:calculations.A39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16.36">
                <text:p>16.36</text:p>
                <draw:g>
                  <svg:desc>calculations.B40:calculations.R40</svg:desc>
                </draw:g>
              </table:table-cell>
              <table:table-cell office:value-type="float" office:value="32.73">
                <text:p>32.73</text:p>
              </table:table-cell>
              <table:table-cell office:value-type="float" office:value="49.1">
                <text:p>49.1</text:p>
              </table:table-cell>
              <table:table-cell office:value-type="float" office:value="65.47">
                <text:p>65.47</text:p>
              </table:table-cell>
              <table:table-cell office:value-type="float" office:value="81.84">
                <text:p>81.84</text:p>
              </table:table-cell>
              <table:table-cell office:value-type="float" office:value="98.21">
                <text:p>98.21</text:p>
              </table:table-cell>
              <table:table-cell office:value-type="float" office:value="114.58">
                <text:p>114.58</text:p>
              </table:table-cell>
              <table:table-cell office:value-type="float" office:value="130.95">
                <text:p>130.95</text:p>
              </table:table-cell>
              <table:table-cell office:value-type="float" office:value="147.32">
                <text:p>147.32</text:p>
              </table:table-cell>
              <table:table-cell office:value-type="float" office:value="163.69">
                <text:p>163.69</text:p>
              </table:table-cell>
              <table:table-cell office:value-type="float" office:value="180.05">
                <text:p>180.05</text:p>
              </table:table-cell>
              <table:table-cell office:value-type="float" office:value="196.42">
                <text:p>196.42</text:p>
              </table:table-cell>
              <table:table-cell office:value-type="float" office:value="212.79">
                <text:p>212.79</text:p>
              </table:table-cell>
              <table:table-cell office:value-type="float" office:value="229.16">
                <text:p>229.16</text:p>
              </table:table-cell>
              <table:table-cell office:value-type="float" office:value="245.53">
                <text:p>245.53</text:p>
              </table:table-cell>
              <table:table-cell office:value-type="float" office:value="261.9">
                <text:p>261.9</text:p>
              </table:table-cell>
              <table:table-cell office:value-type="float" office:value="278.27">
                <text:p>278.27</text:p>
              </table:table-cell>
            </table:table-row>
            <table:table-row>
              <table:table-cell office:value-type="string">
                <text:p>7th</text:p>
                <draw:g>
                  <svg:desc>calculations.A40:calculations.A40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19.56">
                <text:p>19.56</text:p>
                <draw:g>
                  <svg:desc>calculations.B41:calculations.R41</svg:desc>
                </draw:g>
              </table:table-cell>
              <table:table-cell office:value-type="float" office:value="39.13">
                <text:p>39.13</text:p>
              </table:table-cell>
              <table:table-cell office:value-type="float" office:value="58.69">
                <text:p>58.69</text:p>
              </table:table-cell>
              <table:table-cell office:value-type="float" office:value="78.26">
                <text:p>78.26</text:p>
              </table:table-cell>
              <table:table-cell office:value-type="float" office:value="97.83">
                <text:p>97.83</text:p>
              </table:table-cell>
              <table:table-cell office:value-type="float" office:value="117.39">
                <text:p>117.39</text:p>
              </table:table-cell>
              <table:table-cell office:value-type="float" office:value="136.96">
                <text:p>136.96</text:p>
              </table:table-cell>
              <table:table-cell office:value-type="float" office:value="156.53">
                <text:p>156.53</text:p>
              </table:table-cell>
              <table:table-cell office:value-type="float" office:value="176.09">
                <text:p>176.09</text:p>
              </table:table-cell>
              <table:table-cell office:value-type="float" office:value="195.66">
                <text:p>195.66</text:p>
              </table:table-cell>
              <table:table-cell office:value-type="float" office:value="215.23">
                <text:p>215.23</text:p>
              </table:table-cell>
              <table:table-cell office:value-type="float" office:value="234.79">
                <text:p>234.79</text:p>
              </table:table-cell>
              <table:table-cell office:value-type="float" office:value="254.36">
                <text:p>254.36</text:p>
              </table:table-cell>
              <table:table-cell office:value-type="float" office:value="273.93">
                <text:p>273.93</text:p>
              </table:table-cell>
              <table:table-cell office:value-type="float" office:value="293.49">
                <text:p>293.49</text:p>
              </table:table-cell>
              <table:table-cell office:value-type="float" office:value="313.06">
                <text:p>313.06</text:p>
              </table:table-cell>
              <table:table-cell office:value-type="float" office:value="332.63">
                <text:p>332.63</text:p>
              </table:table-cell>
            </table:table-row>
            <table:table-row>
              <table:table-cell office:value-type="string">
                <text:p>8th</text:p>
                <draw:g>
                  <svg:desc>calculations.A41:calculations.A41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22.72">
                <text:p>22.72</text:p>
                <draw:g>
                  <svg:desc>calculations.B42:calculations.R42</svg:desc>
                </draw:g>
              </table:table-cell>
              <table:table-cell office:value-type="float" office:value="45.45">
                <text:p>45.45</text:p>
              </table:table-cell>
              <table:table-cell office:value-type="float" office:value="68.18">
                <text:p>68.18</text:p>
              </table:table-cell>
              <table:table-cell office:value-type="float" office:value="90.9">
                <text:p>90.9</text:p>
              </table:table-cell>
              <table:table-cell office:value-type="float" office:value="113.63">
                <text:p>113.63</text:p>
              </table:table-cell>
              <table:table-cell office:value-type="float" office:value="136.36">
                <text:p>136.36</text:p>
              </table:table-cell>
              <table:table-cell office:value-type="float" office:value="159.09">
                <text:p>159.09</text:p>
              </table:table-cell>
              <table:table-cell office:value-type="float" office:value="181.81">
                <text:p>181.81</text:p>
              </table:table-cell>
              <table:table-cell office:value-type="float" office:value="204.54">
                <text:p>204.54</text:p>
              </table:table-cell>
              <table:table-cell office:value-type="float" office:value="227.27">
                <text:p>227.27</text:p>
              </table:table-cell>
              <table:table-cell office:value-type="float" office:value="250">
                <text:p>250</text:p>
              </table:table-cell>
              <table:table-cell office:value-type="float" office:value="272.72">
                <text:p>272.72</text:p>
              </table:table-cell>
              <table:table-cell office:value-type="float" office:value="295.45">
                <text:p>295.45</text:p>
              </table:table-cell>
              <table:table-cell office:value-type="float" office:value="318.18">
                <text:p>318.18</text:p>
              </table:table-cell>
              <table:table-cell office:value-type="float" office:value="340.9">
                <text:p>340.9</text:p>
              </table:table-cell>
              <table:table-cell office:value-type="float" office:value="363.63">
                <text:p>363.63</text:p>
              </table:table-cell>
              <table:table-cell office:value-type="float" office:value="386.36">
                <text:p>386.36</text:p>
              </table:table-cell>
            </table:table-row>
            <table:table-row>
              <table:table-cell office:value-type="string">
                <text:p>9th</text:p>
                <draw:g>
                  <svg:desc>calculations.A42:calculations.A42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22.89">
                <text:p>22.89</text:p>
                <draw:g>
                  <svg:desc>calculations.B43:calculations.R43</svg:desc>
                </draw:g>
              </table:table-cell>
              <table:table-cell office:value-type="float" office:value="45.79">
                <text:p>45.79</text:p>
              </table:table-cell>
              <table:table-cell office:value-type="float" office:value="68.69">
                <text:p>68.69</text:p>
              </table:table-cell>
              <table:table-cell office:value-type="float" office:value="91.59">
                <text:p>91.59</text:p>
              </table:table-cell>
              <table:table-cell office:value-type="float" office:value="114.49">
                <text:p>114.49</text:p>
              </table:table-cell>
              <table:table-cell office:value-type="float" office:value="137.39">
                <text:p>137.39</text:p>
              </table:table-cell>
              <table:table-cell office:value-type="float" office:value="160.28">
                <text:p>160.28</text:p>
              </table:table-cell>
              <table:table-cell office:value-type="float" office:value="183.18">
                <text:p>183.18</text:p>
              </table:table-cell>
              <table:table-cell office:value-type="float" office:value="206.08">
                <text:p>206.08</text:p>
              </table:table-cell>
              <table:table-cell office:value-type="float" office:value="228.98">
                <text:p>228.98</text:p>
              </table:table-cell>
              <table:table-cell office:value-type="float" office:value="251.88">
                <text:p>251.88</text:p>
              </table:table-cell>
              <table:table-cell office:value-type="float" office:value="274.78">
                <text:p>274.78</text:p>
              </table:table-cell>
              <table:table-cell office:value-type="float" office:value="297.68">
                <text:p>297.68</text:p>
              </table:table-cell>
              <table:table-cell office:value-type="float" office:value="320.57">
                <text:p>320.57</text:p>
              </table:table-cell>
              <table:table-cell office:value-type="float" office:value="343.47">
                <text:p>343.47</text:p>
              </table:table-cell>
              <table:table-cell office:value-type="float" office:value="366.37">
                <text:p>366.37</text:p>
              </table:table-cell>
              <table:table-cell office:value-type="float" office:value="389.27">
                <text:p>389.27</text:p>
              </table:table-cell>
            </table:table-row>
            <table:table-row>
              <table:table-cell office:value-type="string">
                <text:p>10th</text:p>
                <draw:g>
                  <svg:desc>calculations.A43:calculations.A43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style:rotation-angle="35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color="#000000"/>
    </style:style>
    <style:style style:name="T2" style:family="text">
      <style:text-properties fo:color="#000000" fo:font-size="9pt" style:font-size-asian="9pt" style:font-size-complex="9pt"/>
    </style:style>
    <style:style style:name="T3" style:family="text">
      <style:text-properties fo:color="#000000" style:text-position="0% 100%" fo:font-size="9pt" style:letter-kerning="false" style:font-size-asian="9pt" style:font-size-complex="9pt"/>
    </style:style>
  </office:automatic-styles>
  <office:body>
    <office:chart>
      <chart:chart svg:width="20.702cm" svg:height="8.4cm" xlink:href=".." xlink:type="simple" chart:class="chart:scatter" chart:style-name="ch1">
        <chart:title svg:x="7.037cm" svg:y="0.303cm" chart:style-name="ch2">
          <text:p><text:span text:style-name="T1">Engine horse power and torque</text:span></text:p>
        </chart:title>
        <chart:legend chart:legend-position="end" svg:x="17.294cm" svg:y="3.652cm" style:legend-expansion="high" chart:style-name="ch3"/>
        <chart:plot-area chart:style-name="ch4" svg:x="1.412cm" svg:y="1.264cm" svg:width="14.506cm" svg:height="6cm">
          <chart:coordinate-region svg:x="2.755cm" svg:y="1.463cm" svg:width="11.819cm" svg:height="4.77cm"/>
          <chart:axis chart:dimension="x" chart:name="primary-x" chart:style-name="ch5" chartooo:axis-type="auto">
            <chart:title svg:x="8.255cm" svg:y="7.433cm" chart:style-name="ch2">
              <text:p><text:span text:style-name="T2">RPM</text:span></text:p>
            </chart:title>
            <chart:categories table:cell-range-address="calculations.B46:calculations.R46"/>
            <chart:grid chart:style-name="ch6" chart:class="major"/>
          </chart:axis>
          <chart:axis chart:dimension="y" chart:name="primary-y" chart:style-name="ch7">
            <chart:title svg:x="0.451cm" svg:y="5.283cm" chart:style-name="ch8">
              <text:p><text:span text:style-name="T3">Torque (N*M)</text:span></text:p>
            </chart:title>
            <chart:grid chart:style-name="ch6" chart:class="major"/>
          </chart:axis>
          <chart:axis chart:dimension="y" chart:name="secondary-y" chart:style-name="ch9">
            <chart:title svg:x="16.333cm" svg:y="5.609cm" chart:style-name="ch8">
              <text:p><text:span text:style-name="T3">Horse Power (HP)</text:span></text:p>
            </chart:title>
          </chart:axis>
          <chart:series chart:attached-axis="primary-y" chart:style-name="ch10" chart:values-cell-range-address="calculations.B47:calculations.R47" chart:label-cell-address="calculations.A47:calculations.A47" chart:class="chart:scatter">
            <chart:domain table:cell-range-address="calculations.B46:calculations.R46"/>
            <chart:data-point chart:repeated="17"/>
          </chart:series>
          <chart:series chart:attached-axis="secondary-y" chart:style-name="ch11" chart:values-cell-range-address="calculations.B48:calculations.R48" chart:label-cell-address="calculations.A48:calculations.A48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calculations.B46:calculations.R4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alculations.B46:calculations.R4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Torque</text:p>
                <draw:g>
                  <svg:desc>calculations.A47:calculations.A47</svg:desc>
                </draw:g>
              </table:table-cell>
              <table:table-cell office:value-type="float" office:value="70">
                <text:p>70</text:p>
                <draw:g>
                  <svg:desc>calculations.B47:calculations.R47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  <table:table-cell office:value-type="float" office:value="130">
                <text:p>13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Horse Power</text:p>
                <draw:g>
                  <svg:desc>calculations.A48:calculations.A48</svg:desc>
                </draw:g>
              </table:table-cell>
              <table:table-cell office:value-type="float" office:value="5">
                <text:p>5</text:p>
                <draw:g>
                  <svg:desc>calculations.B48:calculations.R4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824cm" svg:height="9.534cm" xlink:href=".." xlink:type="simple" chart:class="chart:scatter" chart:style-name="ch1">
        <chart:title svg:x="6.143cm" svg:y="0.325cm" chart:style-name="ch2">
          <text:p>RPM VS Torque</text:p>
        </chart:title>
        <chart:legend chart:legend-position="end" svg:x="13.785cm" svg:y="2.227cm" style:legend-expansion="high" chart:style-name="ch3"/>
        <chart:plot-area chart:style-name="ch4" svg:x="1.314cm" svg:y="1.308cm" svg:width="12.155cm" svg:height="7.068cm">
          <chart:coordinate-region svg:x="2.36cm" svg:y="1.507cm" svg:width="10.71cm" svg:height="6.222cm"/>
          <chart:axis chart:dimension="x" chart:name="primary-x" chart:style-name="ch5" chartooo:axis-type="auto">
            <chart:title svg:x="6.831cm" svg:y="8.567cm" chart:style-name="ch2">
              <text:p><text:span text:style-name="T1">Torque</text:span></text:p>
            </chart:title>
            <chart:categories table:cell-range-address="calculations.AB1:calculations.AR1"/>
            <chart:grid chart:style-name="ch6" chart:class="major"/>
          </chart:axis>
          <chart:axis chart:dimension="y" chart:name="primary-y" chart:style-name="ch7">
            <chart:title svg:x="0.451cm" svg:y="5.252cm" chart:style-name="ch8">
              <text:p><text:span text:style-name="T1">RPM</text:span></text:p>
            </chart:title>
            <chart:grid chart:style-name="ch6" chart:class="major"/>
          </chart:axis>
          <chart:series chart:style-name="ch9" chart:values-cell-range-address="calculations.AB1:calculations.AR1" chart:label-cell-address="calculations.AA2:calculations.AA2" chart:class="chart:scatter">
            <chart:domain table:cell-range-address="calculations.AB2:calculations.AR2"/>
            <chart:data-point chart:repeated="17"/>
          </chart:series>
          <chart:series chart:style-name="ch10" chart:values-cell-range-address="calculations.AB1:calculations.AR1" chart:label-cell-address="calculations.AA3:calculations.AA3" chart:class="chart:scatter">
            <chart:domain table:cell-range-address="calculations.AB3:calculations.AR3"/>
            <chart:data-point chart:repeated="17"/>
          </chart:series>
          <chart:series chart:style-name="ch11" chart:values-cell-range-address="calculations.AB1:calculations.AR1" chart:label-cell-address="calculations.AA4:calculations.AA4" chart:class="chart:scatter">
            <chart:domain table:cell-range-address="calculations.AB4:calculations.AR4"/>
            <chart:data-point chart:repeated="17"/>
          </chart:series>
          <chart:series chart:style-name="ch12" chart:values-cell-range-address="calculations.AB1:calculations.AR1" chart:label-cell-address="calculations.AA5:calculations.AA5" chart:class="chart:scatter">
            <chart:domain table:cell-range-address="calculations.AB5:calculations.AR5"/>
            <chart:data-point chart:repeated="17"/>
          </chart:series>
          <chart:series chart:style-name="ch13" chart:values-cell-range-address="calculations.AB1:calculations.AR1" chart:label-cell-address="calculations.AA6:calculations.AA6" chart:class="chart:scatter">
            <chart:domain table:cell-range-address="calculations.AB6:calculations.AR6"/>
            <chart:data-point chart:repeated="17"/>
          </chart:series>
          <chart:series chart:style-name="ch14" chart:values-cell-range-address="calculations.AB1:calculations.AR1" chart:label-cell-address="calculations.AA7:calculations.AA7" chart:class="chart:scatter">
            <chart:domain table:cell-range-address="calculations.AB7:calculations.AR7"/>
            <chart:data-point chart:repeated="17"/>
          </chart:series>
          <chart:series chart:style-name="ch15" chart:values-cell-range-address="calculations.AB1:calculations.AR1" chart:label-cell-address="calculations.AA8:calculations.AA8" chart:class="chart:scatter">
            <chart:domain table:cell-range-address="calculations.AB8:calculations.AR8"/>
            <chart:data-point chart:repeated="17"/>
          </chart:series>
          <chart:series chart:style-name="ch16" chart:values-cell-range-address="calculations.AB1:calculations.AR1" chart:label-cell-address="calculations.AA9:calculations.AA9" chart:class="chart:scatter">
            <chart:domain table:cell-range-address="calculations.AB9:calculations.AR9"/>
            <chart:data-point chart:repeated="17"/>
          </chart:series>
          <chart:series chart:style-name="ch17" chart:values-cell-range-address="calculations.AB1:calculations.AR1" chart:label-cell-address="calculations.AA10:calculations.AA10" chart:class="chart:scatter">
            <chart:domain table:cell-range-address="calculations.AB10:calculations.AR10"/>
            <chart:data-point chart:repeated="17"/>
          </chart:series>
          <chart:series chart:style-name="ch18" chart:values-cell-range-address="calculations.AB1:calculations.AR1" chart:label-cell-address="calculations.AA11:calculations.AA11" chart:class="chart:scatter">
            <chart:domain table:cell-range-address="calculations.AB11:calculations.AR11"/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166.47">
                <text:p>1166.47</text:p>
                <draw:g>
                  <svg:desc>calculations.AB2:calculations.AR2</svg:desc>
                </draw:g>
              </table:table-cell>
              <table:table-cell office:value-type="float" office:value="1333.11">
                <text:p>1333.11</text:p>
              </table:table-cell>
              <table:table-cell office:value-type="float" office:value="1416.43">
                <text:p>1416.43</text:p>
              </table:table-cell>
              <table:table-cell office:value-type="float" office:value="1499.75">
                <text:p>1499.75</text:p>
              </table:table-cell>
              <table:table-cell office:value-type="float" office:value="1666.38">
                <text:p>1666.38</text:p>
              </table:table-cell>
              <table:table-cell office:value-type="float" office:value="1833.02">
                <text:p>1833.02</text:p>
              </table:table-cell>
              <table:table-cell office:value-type="float" office:value="1999.66">
                <text:p>1999.66</text:p>
              </table:table-cell>
              <table:table-cell office:value-type="float" office:value="2166.3">
                <text:p>2166.3</text:p>
              </table:table-cell>
              <table:table-cell office:value-type="float" office:value="2332.94">
                <text:p>2332.94</text:p>
              </table:table-cell>
              <table:table-cell office:value-type="float" office:value="2499.58">
                <text:p>2499.58</text:p>
              </table:table-cell>
              <table:table-cell office:value-type="float" office:value="2666.22">
                <text:p>2666.22</text:p>
              </table:table-cell>
              <table:table-cell office:value-type="float" office:value="2499.58">
                <text:p>2499.58</text:p>
              </table:table-cell>
              <table:table-cell office:value-type="float" office:value="2332.94">
                <text:p>2332.94</text:p>
              </table:table-cell>
              <table:table-cell office:value-type="float" office:value="2166.3">
                <text:p>2166.3</text:p>
              </table:table-cell>
              <table:table-cell office:value-type="float" office:value="1999.66">
                <text:p>1999.66</text:p>
              </table:table-cell>
              <table:table-cell office:value-type="float" office:value="1833.02">
                <text:p>1833.02</text:p>
              </table:table-cell>
              <table:table-cell office:value-type="float" office:value="1833.02">
                <text:p>1833.02</text:p>
              </table:table-cell>
            </table:table-row>
            <table:table-row>
              <table:table-cell office:value-type="string">
                <text:p>1st</text:p>
                <draw:g>
                  <svg:desc>calculations.AA2:calculations.AA2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70.56">
                <text:p>670.56</text:p>
                <draw:g>
                  <svg:desc>calculations.AB3:calculations.AR3</svg:desc>
                </draw:g>
              </table:table-cell>
              <table:table-cell office:value-type="float" office:value="766.35">
                <text:p>766.35</text:p>
              </table:table-cell>
              <table:table-cell office:value-type="float" office:value="814.25">
                <text:p>814.25</text:p>
              </table:table-cell>
              <table:table-cell office:value-type="float" office:value="862.15">
                <text:p>862.15</text:p>
              </table:table-cell>
              <table:table-cell office:value-type="float" office:value="957.94">
                <text:p>957.94</text:p>
              </table:table-cell>
              <table:table-cell office:value-type="float" office:value="1053.74">
                <text:p>1053.74</text:p>
              </table:table-cell>
              <table:table-cell office:value-type="float" office:value="1149.53">
                <text:p>1149.53</text:p>
              </table:table-cell>
              <table:table-cell office:value-type="float" office:value="1245.33">
                <text:p>1245.33</text:p>
              </table:table-cell>
              <table:table-cell office:value-type="float" office:value="1341.12">
                <text:p>1341.12</text:p>
              </table:table-cell>
              <table:table-cell office:value-type="float" office:value="1436.91">
                <text:p>1436.91</text:p>
              </table:table-cell>
              <table:table-cell office:value-type="float" office:value="1532.71">
                <text:p>1532.71</text:p>
              </table:table-cell>
              <table:table-cell office:value-type="float" office:value="1436.91">
                <text:p>1436.91</text:p>
              </table:table-cell>
              <table:table-cell office:value-type="float" office:value="1341.12">
                <text:p>1341.12</text:p>
              </table:table-cell>
              <table:table-cell office:value-type="float" office:value="1245.33">
                <text:p>1245.33</text:p>
              </table:table-cell>
              <table:table-cell office:value-type="float" office:value="1149.53">
                <text:p>1149.53</text:p>
              </table:table-cell>
              <table:table-cell office:value-type="float" office:value="1053.74">
                <text:p>1053.74</text:p>
              </table:table-cell>
              <table:table-cell office:value-type="float" office:value="1053.74">
                <text:p>1053.74</text:p>
              </table:table-cell>
            </table:table-row>
            <table:table-row>
              <table:table-cell office:value-type="string">
                <text:p>2nd</text:p>
                <draw:g>
                  <svg:desc>calculations.AA3:calculations.AA3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94.69">
                <text:p>394.69</text:p>
                <draw:g>
                  <svg:desc>calculations.AB4:calculations.AR4</svg:desc>
                </draw:g>
              </table:table-cell>
              <table:table-cell office:value-type="float" office:value="451.08">
                <text:p>451.08</text:p>
              </table:table-cell>
              <table:table-cell office:value-type="float" office:value="479.27">
                <text:p>479.27</text:p>
              </table:table-cell>
              <table:table-cell office:value-type="float" office:value="507.47">
                <text:p>507.47</text:p>
              </table:table-cell>
              <table:table-cell office:value-type="float" office:value="563.85">
                <text:p>563.85</text:p>
              </table:table-cell>
              <table:table-cell office:value-type="float" office:value="620.24">
                <text:p>620.24</text:p>
              </table:table-cell>
              <table:table-cell office:value-type="float" office:value="676.62">
                <text:p>676.62</text:p>
              </table:table-cell>
              <table:table-cell office:value-type="float" office:value="733.01">
                <text:p>733.01</text:p>
              </table:table-cell>
              <table:table-cell office:value-type="float" office:value="789.39">
                <text:p>789.39</text:p>
              </table:table-cell>
              <table:table-cell office:value-type="float" office:value="845.78">
                <text:p>845.78</text:p>
              </table:table-cell>
              <table:table-cell office:value-type="float" office:value="902.17">
                <text:p>902.17</text:p>
              </table:table-cell>
              <table:table-cell office:value-type="float" office:value="845.78">
                <text:p>845.78</text:p>
              </table:table-cell>
              <table:table-cell office:value-type="float" office:value="789.39">
                <text:p>789.39</text:p>
              </table:table-cell>
              <table:table-cell office:value-type="float" office:value="733.01">
                <text:p>733.01</text:p>
              </table:table-cell>
              <table:table-cell office:value-type="float" office:value="676.62">
                <text:p>676.62</text:p>
              </table:table-cell>
              <table:table-cell office:value-type="float" office:value="620.24">
                <text:p>620.24</text:p>
              </table:table-cell>
              <table:table-cell office:value-type="float" office:value="620.24">
                <text:p>620.24</text:p>
              </table:table-cell>
            </table:table-row>
            <table:table-row>
              <table:table-cell office:value-type="string">
                <text:p>3rd</text:p>
                <draw:g>
                  <svg:desc>calculations.AA4:calculations.AA4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41.36">
                <text:p>341.36</text:p>
                <draw:g>
                  <svg:desc>calculations.AB5:calculations.AR5</svg:desc>
                </draw:g>
              </table:table-cell>
              <table:table-cell office:value-type="float" office:value="390.12">
                <text:p>390.12</text:p>
              </table:table-cell>
              <table:table-cell office:value-type="float" office:value="414.51">
                <text:p>414.51</text:p>
              </table:table-cell>
              <table:table-cell office:value-type="float" office:value="438.89">
                <text:p>438.89</text:p>
              </table:table-cell>
              <table:table-cell office:value-type="float" office:value="487.66">
                <text:p>487.66</text:p>
              </table:table-cell>
              <table:table-cell office:value-type="float" office:value="536.42">
                <text:p>536.42</text:p>
              </table:table-cell>
              <table:table-cell office:value-type="float" office:value="585.19">
                <text:p>585.19</text:p>
              </table:table-cell>
              <table:table-cell office:value-type="float" office:value="633.96">
                <text:p>633.96</text:p>
              </table:table-cell>
              <table:table-cell office:value-type="float" office:value="682.72">
                <text:p>682.72</text:p>
              </table:table-cell>
              <table:table-cell office:value-type="float" office:value="731.49">
                <text:p>731.49</text:p>
              </table:table-cell>
              <table:table-cell office:value-type="float" office:value="780.25">
                <text:p>780.25</text:p>
              </table:table-cell>
              <table:table-cell office:value-type="float" office:value="731.49">
                <text:p>731.49</text:p>
              </table:table-cell>
              <table:table-cell office:value-type="float" office:value="682.72">
                <text:p>682.72</text:p>
              </table:table-cell>
              <table:table-cell office:value-type="float" office:value="633.96">
                <text:p>633.96</text:p>
              </table:table-cell>
              <table:table-cell office:value-type="float" office:value="585.19">
                <text:p>585.19</text:p>
              </table:table-cell>
              <table:table-cell office:value-type="float" office:value="536.42">
                <text:p>536.42</text:p>
              </table:table-cell>
              <table:table-cell office:value-type="float" office:value="536.42">
                <text:p>536.42</text:p>
              </table:table-cell>
            </table:table-row>
            <table:table-row>
              <table:table-cell office:value-type="string">
                <text:p>4th</text:p>
                <draw:g>
                  <svg:desc>calculations.AA5:calculations.AA5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12.91">
                <text:p>312.91</text:p>
                <draw:g>
                  <svg:desc>calculations.AB6:calculations.AR6</svg:desc>
                </draw:g>
              </table:table-cell>
              <table:table-cell office:value-type="float" office:value="357.62">
                <text:p>357.62</text:p>
              </table:table-cell>
              <table:table-cell office:value-type="float" office:value="379.97">
                <text:p>379.97</text:p>
              </table:table-cell>
              <table:table-cell office:value-type="float" office:value="402.32">
                <text:p>402.32</text:p>
              </table:table-cell>
              <table:table-cell office:value-type="float" office:value="447.02">
                <text:p>447.02</text:p>
              </table:table-cell>
              <table:table-cell office:value-type="float" office:value="491.72">
                <text:p>491.72</text:p>
              </table:table-cell>
              <table:table-cell office:value-type="float" office:value="536.43">
                <text:p>536.43</text:p>
              </table:table-cell>
              <table:table-cell office:value-type="float" office:value="581.13">
                <text:p>581.13</text:p>
              </table:table-cell>
              <table:table-cell office:value-type="float" office:value="625.83">
                <text:p>625.83</text:p>
              </table:table-cell>
              <table:table-cell office:value-type="float" office:value="670.54">
                <text:p>670.54</text:p>
              </table:table-cell>
              <table:table-cell office:value-type="float" office:value="715.24">
                <text:p>715.24</text:p>
              </table:table-cell>
              <table:table-cell office:value-type="float" office:value="670.54">
                <text:p>670.54</text:p>
              </table:table-cell>
              <table:table-cell office:value-type="float" office:value="625.83">
                <text:p>625.83</text:p>
              </table:table-cell>
              <table:table-cell office:value-type="float" office:value="581.13">
                <text:p>581.13</text:p>
              </table:table-cell>
              <table:table-cell office:value-type="float" office:value="536.43">
                <text:p>536.43</text:p>
              </table:table-cell>
              <table:table-cell office:value-type="float" office:value="491.72">
                <text:p>491.72</text:p>
              </table:table-cell>
              <table:table-cell office:value-type="float" office:value="491.72">
                <text:p>491.72</text:p>
              </table:table-cell>
            </table:table-row>
            <table:table-row>
              <table:table-cell office:value-type="string">
                <text:p>5th</text:p>
                <draw:g>
                  <svg:desc>calculations.AA6:calculations.AA6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86.97">
                <text:p>286.97</text:p>
                <draw:g>
                  <svg:desc>calculations.AB7:calculations.AR7</svg:desc>
                </draw:g>
              </table:table-cell>
              <table:table-cell office:value-type="float" office:value="327.97">
                <text:p>327.97</text:p>
              </table:table-cell>
              <table:table-cell office:value-type="float" office:value="348.47">
                <text:p>348.47</text:p>
              </table:table-cell>
              <table:table-cell office:value-type="float" office:value="368.97">
                <text:p>368.97</text:p>
              </table:table-cell>
              <table:table-cell office:value-type="float" office:value="409.97">
                <text:p>409.97</text:p>
              </table:table-cell>
              <table:table-cell office:value-type="float" office:value="450.96">
                <text:p>450.96</text:p>
              </table:table-cell>
              <table:table-cell office:value-type="float" office:value="491.96">
                <text:p>491.96</text:p>
              </table:table-cell>
              <table:table-cell office:value-type="float" office:value="532.96">
                <text:p>532.96</text:p>
              </table:table-cell>
              <table:table-cell office:value-type="float" office:value="573.95">
                <text:p>573.95</text:p>
              </table:table-cell>
              <table:table-cell office:value-type="float" office:value="614.95">
                <text:p>614.95</text:p>
              </table:table-cell>
              <table:table-cell office:value-type="float" office:value="655.95">
                <text:p>655.95</text:p>
              </table:table-cell>
              <table:table-cell office:value-type="float" office:value="614.95">
                <text:p>614.95</text:p>
              </table:table-cell>
              <table:table-cell office:value-type="float" office:value="573.95">
                <text:p>573.95</text:p>
              </table:table-cell>
              <table:table-cell office:value-type="float" office:value="532.96">
                <text:p>532.96</text:p>
              </table:table-cell>
              <table:table-cell office:value-type="float" office:value="491.96">
                <text:p>491.96</text:p>
              </table:table-cell>
              <table:table-cell office:value-type="float" office:value="450.96">
                <text:p>450.96</text:p>
              </table:table-cell>
              <table:table-cell office:value-type="float" office:value="450.96">
                <text:p>450.96</text:p>
              </table:table-cell>
            </table:table-row>
            <table:table-row>
              <table:table-cell office:value-type="string">
                <text:p>6th</text:p>
                <draw:g>
                  <svg:desc>calculations.AA7:calculations.AA7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60.67">
                <text:p>260.67</text:p>
                <draw:g>
                  <svg:desc>calculations.AB8:calculations.AR8</svg:desc>
                </draw:g>
              </table:table-cell>
              <table:table-cell office:value-type="float" office:value="297.91">
                <text:p>297.91</text:p>
              </table:table-cell>
              <table:table-cell office:value-type="float" office:value="316.53">
                <text:p>316.53</text:p>
              </table:table-cell>
              <table:table-cell office:value-type="float" office:value="335.15">
                <text:p>335.15</text:p>
              </table:table-cell>
              <table:table-cell office:value-type="float" office:value="372.39">
                <text:p>372.39</text:p>
              </table:table-cell>
              <table:table-cell office:value-type="float" office:value="409.63">
                <text:p>409.63</text:p>
              </table:table-cell>
              <table:table-cell office:value-type="float" office:value="446.87">
                <text:p>446.87</text:p>
              </table:table-cell>
              <table:table-cell office:value-type="float" office:value="484.11">
                <text:p>484.11</text:p>
              </table:table-cell>
              <table:table-cell office:value-type="float" office:value="521.35">
                <text:p>521.35</text:p>
              </table:table-cell>
              <table:table-cell office:value-type="float" office:value="558.59">
                <text:p>558.59</text:p>
              </table:table-cell>
              <table:table-cell office:value-type="float" office:value="595.83">
                <text:p>595.83</text:p>
              </table:table-cell>
              <table:table-cell office:value-type="float" office:value="558.59">
                <text:p>558.59</text:p>
              </table:table-cell>
              <table:table-cell office:value-type="float" office:value="521.35">
                <text:p>521.35</text:p>
              </table:table-cell>
              <table:table-cell office:value-type="float" office:value="484.11">
                <text:p>484.11</text:p>
              </table:table-cell>
              <table:table-cell office:value-type="float" office:value="446.87">
                <text:p>446.87</text:p>
              </table:table-cell>
              <table:table-cell office:value-type="float" office:value="409.63">
                <text:p>409.63</text:p>
              </table:table-cell>
              <table:table-cell office:value-type="float" office:value="409.63">
                <text:p>409.63</text:p>
              </table:table-cell>
            </table:table-row>
            <table:table-row>
              <table:table-cell office:value-type="string">
                <text:p>7th</text:p>
                <draw:g>
                  <svg:desc>calculations.AA8:calculations.AA8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218.08">
                <text:p>218.08</text:p>
                <draw:g>
                  <svg:desc>calculations.AB9:calculations.AR9</svg:desc>
                </draw:g>
              </table:table-cell>
              <table:table-cell office:value-type="float" office:value="249.23">
                <text:p>249.23</text:p>
              </table:table-cell>
              <table:table-cell office:value-type="float" office:value="264.81">
                <text:p>264.81</text:p>
              </table:table-cell>
              <table:table-cell office:value-type="float" office:value="280.39">
                <text:p>280.39</text:p>
              </table:table-cell>
              <table:table-cell office:value-type="float" office:value="311.54">
                <text:p>311.54</text:p>
              </table:table-cell>
              <table:table-cell office:value-type="float" office:value="342.7">
                <text:p>342.7</text:p>
              </table:table-cell>
              <table:table-cell office:value-type="float" office:value="373.85">
                <text:p>373.85</text:p>
              </table:table-cell>
              <table:table-cell office:value-type="float" office:value="405">
                <text:p>405</text:p>
              </table:table-cell>
              <table:table-cell office:value-type="float" office:value="436.16">
                <text:p>436.16</text:p>
              </table:table-cell>
              <table:table-cell office:value-type="float" office:value="467.31">
                <text:p>467.31</text:p>
              </table:table-cell>
              <table:table-cell office:value-type="float" office:value="498.47">
                <text:p>498.47</text:p>
              </table:table-cell>
              <table:table-cell office:value-type="float" office:value="467.31">
                <text:p>467.31</text:p>
              </table:table-cell>
              <table:table-cell office:value-type="float" office:value="436.16">
                <text:p>436.16</text:p>
              </table:table-cell>
              <table:table-cell office:value-type="float" office:value="405">
                <text:p>405</text:p>
              </table:table-cell>
              <table:table-cell office:value-type="float" office:value="373.85">
                <text:p>373.85</text:p>
              </table:table-cell>
              <table:table-cell office:value-type="float" office:value="342.7">
                <text:p>342.7</text:p>
              </table:table-cell>
              <table:table-cell office:value-type="float" office:value="342.7">
                <text:p>342.7</text:p>
              </table:table-cell>
            </table:table-row>
            <table:table-row>
              <table:table-cell office:value-type="string">
                <text:p>8th</text:p>
                <draw:g>
                  <svg:desc>calculations.AA9:calculations.AA9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87.74">
                <text:p>187.74</text:p>
                <draw:g>
                  <svg:desc>calculations.AB10:calculations.AR10</svg:desc>
                </draw:g>
              </table:table-cell>
              <table:table-cell office:value-type="float" office:value="214.56">
                <text:p>214.56</text:p>
              </table:table-cell>
              <table:table-cell office:value-type="float" office:value="227.97">
                <text:p>227.97</text:p>
              </table:table-cell>
              <table:table-cell office:value-type="float" office:value="241.39">
                <text:p>241.39</text:p>
              </table:table-cell>
              <table:table-cell office:value-type="float" office:value="268.21">
                <text:p>268.21</text:p>
              </table:table-cell>
              <table:table-cell office:value-type="float" office:value="295.03">
                <text:p>295.03</text:p>
              </table:table-cell>
              <table:table-cell office:value-type="float" office:value="321.85">
                <text:p>321.85</text:p>
              </table:table-cell>
              <table:table-cell office:value-type="float" office:value="348.67">
                <text:p>348.67</text:p>
              </table:table-cell>
              <table:table-cell office:value-type="float" office:value="375.49">
                <text:p>375.49</text:p>
              </table:table-cell>
              <table:table-cell office:value-type="float" office:value="402.31">
                <text:p>402.31</text:p>
              </table:table-cell>
              <table:table-cell office:value-type="float" office:value="429.13">
                <text:p>429.13</text:p>
              </table:table-cell>
              <table:table-cell office:value-type="float" office:value="402.31">
                <text:p>402.31</text:p>
              </table:table-cell>
              <table:table-cell office:value-type="float" office:value="375.49">
                <text:p>375.49</text:p>
              </table:table-cell>
              <table:table-cell office:value-type="float" office:value="348.67">
                <text:p>348.67</text:p>
              </table:table-cell>
              <table:table-cell office:value-type="float" office:value="321.85">
                <text:p>321.85</text:p>
              </table:table-cell>
              <table:table-cell office:value-type="float" office:value="295.03">
                <text:p>295.03</text:p>
              </table:table-cell>
              <table:table-cell office:value-type="float" office:value="295.03">
                <text:p>295.03</text:p>
              </table:table-cell>
            </table:table-row>
            <table:table-row>
              <table:table-cell office:value-type="string">
                <text:p>9th</text:p>
                <draw:g>
                  <svg:desc>calculations.AA10:calculations.AA10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86.34">
                <text:p>186.34</text:p>
                <draw:g>
                  <svg:desc>calculations.AB11:calculations.AR11</svg:desc>
                </draw:g>
              </table:table-cell>
              <table:table-cell office:value-type="float" office:value="212.96">
                <text:p>212.96</text:p>
              </table:table-cell>
              <table:table-cell office:value-type="float" office:value="226.27">
                <text:p>226.27</text:p>
              </table:table-cell>
              <table:table-cell office:value-type="float" office:value="239.58">
                <text:p>239.58</text:p>
              </table:table-cell>
              <table:table-cell office:value-type="float" office:value="266.2">
                <text:p>266.2</text:p>
              </table:table-cell>
              <table:table-cell office:value-type="float" office:value="292.82">
                <text:p>292.82</text:p>
              </table:table-cell>
              <table:table-cell office:value-type="float" office:value="319.44">
                <text:p>319.44</text:p>
              </table:table-cell>
              <table:table-cell office:value-type="float" office:value="346.06">
                <text:p>346.06</text:p>
              </table:table-cell>
              <table:table-cell office:value-type="float" office:value="372.68">
                <text:p>372.68</text:p>
              </table:table-cell>
              <table:table-cell office:value-type="float" office:value="399.3">
                <text:p>399.3</text:p>
              </table:table-cell>
              <table:table-cell office:value-type="float" office:value="425.92">
                <text:p>425.92</text:p>
              </table:table-cell>
              <table:table-cell office:value-type="float" office:value="399.3">
                <text:p>399.3</text:p>
              </table:table-cell>
              <table:table-cell office:value-type="float" office:value="372.68">
                <text:p>372.68</text:p>
              </table:table-cell>
              <table:table-cell office:value-type="float" office:value="346.06">
                <text:p>346.06</text:p>
              </table:table-cell>
              <table:table-cell office:value-type="float" office:value="319.44">
                <text:p>319.44</text:p>
              </table:table-cell>
              <table:table-cell office:value-type="float" office:value="292.82">
                <text:p>292.82</text:p>
              </table:table-cell>
              <table:table-cell office:value-type="float" office:value="292.82">
                <text:p>292.82</text:p>
              </table:table-cell>
            </table:table-row>
            <table:table-row>
              <table:table-cell office:value-type="string">
                <text:p>10th</text:p>
                <draw:g>
                  <svg:desc>calculations.AA11:calculations.AA11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